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l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2" table:default-cell-style-name="Default"/>
        <table:table-column table:style-name="co3" table:number-columns-repeated="961" table:default-cell-style-name="Default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2 emissions (kt)</text:p>
          </table:table-cell>
          <table:table-cell office:value-type="float" office:value="20605300.6323958" calcext:value-type="float">
            <text:p>20605300.6323958</text:p>
          </table:table-cell>
          <table:table-cell office:value-type="float" office:value="20796788.3265389" calcext:value-type="float">
            <text:p>20796788.3265389</text:p>
          </table:table-cell>
          <table:table-cell office:value-type="float" office:value="20739112.9935333" calcext:value-type="float">
            <text:p>20739112.9935333</text:p>
          </table:table-cell>
          <table:table-cell office:value-type="float" office:value="20871540.8908302" calcext:value-type="float">
            <text:p>20871540.8908302</text:p>
          </table:table-cell>
          <table:table-cell office:value-type="float" office:value="20981209.8024858" calcext:value-type="float">
            <text:p>20981209.8024858</text:p>
          </table:table-cell>
          <table:table-cell office:value-type="float" office:value="21580191.8366115" calcext:value-type="float">
            <text:p>21580191.8366115</text:p>
          </table:table-cell>
          <table:table-cell office:value-type="float" office:value="22036740.1298645" calcext:value-type="float">
            <text:p>22036740.1298645</text:p>
          </table:table-cell>
          <table:table-cell office:value-type="float" office:value="22391303.837126" calcext:value-type="float">
            <text:p>22391303.837126</text:p>
          </table:table-cell>
          <table:table-cell office:value-type="float" office:value="22507014.7779319" calcext:value-type="float">
            <text:p>22507014.7779319</text:p>
          </table:table-cell>
          <table:table-cell office:value-type="float" office:value="22613084.8299427" calcext:value-type="float">
            <text:p>22613084.8299427</text:p>
          </table:table-cell>
          <table:table-cell office:value-type="float" office:value="23308942.0831275" calcext:value-type="float">
            <text:p>23308942.0831275</text:p>
          </table:table-cell>
          <table:table-cell office:value-type="float" office:value="23704350.3129496" calcext:value-type="float">
            <text:p>23704350.3129496</text:p>
          </table:table-cell>
          <table:table-cell office:value-type="float" office:value="24051493.2729998" calcext:value-type="float">
            <text:p>24051493.2729998</text:p>
          </table:table-cell>
          <table:table-cell office:value-type="float" office:value="25140855.2129049" calcext:value-type="float">
            <text:p>25140855.2129049</text:p>
          </table:table-cell>
          <table:table-cell office:value-type="float" office:value="26316295.1761469" calcext:value-type="float">
            <text:p>26316295.1761469</text:p>
          </table:table-cell>
          <table:table-cell office:value-type="float" office:value="27321900.5939922" calcext:value-type="float">
            <text:p>27321900.5939922</text:p>
          </table:table-cell>
          <table:table-cell office:value-type="float" office:value="28220072.1271108" calcext:value-type="float">
            <text:p>28220072.1271108</text:p>
          </table:table-cell>
          <table:table-cell office:value-type="float" office:value="29308612.8424648" calcext:value-type="float">
            <text:p>29308612.8424648</text:p>
          </table:table-cell>
          <table:table-cell office:value-type="float" office:value="29571287.8488155" calcext:value-type="float">
            <text:p>29571287.8488155</text:p>
          </table:table-cell>
          <table:table-cell office:value-type="float" office:value="29250164.0296443" calcext:value-type="float">
            <text:p>29250164.0296443</text:p>
          </table:table-cell>
          <table:table-cell office:value-type="float" office:value="31027987.1546705" calcext:value-type="float">
            <text:p>31027987.1546705</text:p>
          </table:table-cell>
          <table:table-cell office:value-type="float" office:value="32000096.5373751" calcext:value-type="float">
            <text:p>32000096.5373751</text:p>
          </table:table-cell>
          <table:table-cell office:value-type="float" office:value="32440206.1638455" calcext:value-type="float">
            <text:p>32440206.1638455</text:p>
          </table:table-cell>
          <table:table-cell office:value-type="float" office:value="33049786.2446863" calcext:value-type="float">
            <text:p>33049786.2446863</text:p>
          </table:table-cell>
          <table:table-cell office:value-type="float" office:value="33081127.8524877" calcext:value-type="float">
            <text:p>33081127.85248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office:value-type="float" office:value="4227305.29635055" calcext:value-type="float">
            <text:p>4227305.29635055</text:p>
          </table:table-cell>
          <table:table-cell office:value-type="float" office:value="4384284.68218221" calcext:value-type="float">
            <text:p>4384284.68218221</text:p>
          </table:table-cell>
          <table:table-cell office:value-type="float" office:value="4035709.00565525" calcext:value-type="float">
            <text:p>4035709.00565525</text:p>
          </table:table-cell>
          <table:table-cell office:value-type="float" office:value="4142077.12968245" calcext:value-type="float">
            <text:p>4142077.12968245</text:p>
          </table:table-cell>
          <table:table-cell office:value-type="float" office:value="4149536.14229697" calcext:value-type="float">
            <text:p>4149536.14229697</text:p>
          </table:table-cell>
          <table:table-cell office:value-type="float" office:value="4270944.73180311" calcext:value-type="float">
            <text:p>4270944.73180311</text:p>
          </table:table-cell>
          <table:table-cell office:value-type="float" office:value="4439930.11689788" calcext:value-type="float">
            <text:p>4439930.11689788</text:p>
          </table:table-cell>
          <table:table-cell office:value-type="float" office:value="4454172.79881573" calcext:value-type="float">
            <text:p>4454172.79881573</text:p>
          </table:table-cell>
          <table:table-cell office:value-type="float" office:value="4483282.68112937" calcext:value-type="float">
            <text:p>4483282.68112937</text:p>
          </table:table-cell>
          <table:table-cell office:value-type="float" office:value="4695608.6290673" calcext:value-type="float">
            <text:p>4695608.6290673</text:p>
          </table:table-cell>
          <table:table-cell office:value-type="float" office:value="4827174.8222041" calcext:value-type="float">
            <text:p>4827174.8222041</text:p>
          </table:table-cell>
          <table:table-cell office:value-type="float" office:value="4855798.64811201" calcext:value-type="float">
            <text:p>4855798.64811201</text:p>
          </table:table-cell>
          <table:table-cell office:value-type="float" office:value="4990227.14728219" calcext:value-type="float">
            <text:p>4990227.14728219</text:p>
          </table:table-cell>
          <table:table-cell office:value-type="float" office:value="5188889.05188494" calcext:value-type="float">
            <text:p>5188889.05188494</text:p>
          </table:table-cell>
          <table:table-cell office:value-type="float" office:value="5336288.71566172" calcext:value-type="float">
            <text:p>5336288.71566172</text:p>
          </table:table-cell>
          <table:table-cell office:value-type="float" office:value="5496794.56369681" calcext:value-type="float">
            <text:p>5496794.56369681</text:p>
          </table:table-cell>
          <table:table-cell office:value-type="float" office:value="5621251.56638322" calcext:value-type="float">
            <text:p>5621251.56638322</text:p>
          </table:table-cell>
          <table:table-cell office:value-type="float" office:value="5841716.0402263" calcext:value-type="float">
            <text:p>5841716.0402263</text:p>
          </table:table-cell>
          <table:table-cell office:value-type="float" office:value="5997793.07511843" calcext:value-type="float">
            <text:p>5997793.07511843</text:p>
          </table:table-cell>
          <table:table-cell office:value-type="float" office:value="5889266.33915843" calcext:value-type="float">
            <text:p>5889266.33915843</text:p>
          </table:table-cell>
          <table:table-cell office:value-type="float" office:value="6348233.05349198" calcext:value-type="float">
            <text:p>6348233.05349198</text:p>
          </table:table-cell>
          <table:table-cell office:value-type="float" office:value="6480915.63613334" calcext:value-type="float">
            <text:p>6480915.63613334</text:p>
          </table:table-cell>
          <table:table-cell office:value-type="float" office:value="6587834.08303364" calcext:value-type="float">
            <text:p>6587834.08303364</text:p>
          </table:table-cell>
          <table:table-cell office:value-type="float" office:value="6695602.94583961" calcext:value-type="float">
            <text:p>6695602.94583961</text:p>
          </table:table-cell>
          <table:table-cell office:value-type="float" office:value="6757742.72465879" calcext:value-type="float">
            <text:p>6757742.724658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office:value-type="float" office:value="8534485.03753153" calcext:value-type="float">
            <text:p>8534485.03753153</text:p>
          </table:table-cell>
          <table:table-cell office:value-type="float" office:value="8668807.01939678" calcext:value-type="float">
            <text:p>8668807.01939678</text:p>
          </table:table-cell>
          <table:table-cell office:value-type="float" office:value="8389934.4547132" calcext:value-type="float">
            <text:p>8389934.4547132</text:p>
          </table:table-cell>
          <table:table-cell office:value-type="float" office:value="8476348.04046162" calcext:value-type="float">
            <text:p>8476348.04046162</text:p>
          </table:table-cell>
          <table:table-cell office:value-type="float" office:value="8417638.61865486" calcext:value-type="float">
            <text:p>8417638.61865486</text:p>
          </table:table-cell>
          <table:table-cell office:value-type="float" office:value="8494735.08990683" calcext:value-type="float">
            <text:p>8494735.08990683</text:p>
          </table:table-cell>
          <table:table-cell office:value-type="float" office:value="8708493.71329257" calcext:value-type="float">
            <text:p>8708493.71329257</text:p>
          </table:table-cell>
          <table:table-cell office:value-type="float" office:value="8820762.16069011" calcext:value-type="float">
            <text:p>8820762.16069011</text:p>
          </table:table-cell>
          <table:table-cell office:value-type="float" office:value="8898866.90997764" calcext:value-type="float">
            <text:p>8898866.90997764</text:p>
          </table:table-cell>
          <table:table-cell office:value-type="float" office:value="9044143.58357584" calcext:value-type="float">
            <text:p>9044143.58357584</text:p>
          </table:table-cell>
          <table:table-cell office:value-type="float" office:value="9274895.73969232" calcext:value-type="float">
            <text:p>9274895.73969232</text:p>
          </table:table-cell>
          <table:table-cell office:value-type="float" office:value="9337217.62586116" calcext:value-type="float">
            <text:p>9337217.62586116</text:p>
          </table:table-cell>
          <table:table-cell office:value-type="float" office:value="9251973.97369411" calcext:value-type="float">
            <text:p>9251973.97369411</text:p>
          </table:table-cell>
          <table:table-cell office:value-type="float" office:value="9504281.9369854" calcext:value-type="float">
            <text:p>9504281.9369854</text:p>
          </table:table-cell>
          <table:table-cell office:value-type="float" office:value="9762400.2767612" calcext:value-type="float">
            <text:p>9762400.2767612</text:p>
          </table:table-cell>
          <table:table-cell office:value-type="float" office:value="9789612.26796003" calcext:value-type="float">
            <text:p>9789612.26796003</text:p>
          </table:table-cell>
          <table:table-cell office:value-type="float" office:value="9826007.54601559" calcext:value-type="float">
            <text:p>9826007.54601559</text:p>
          </table:table-cell>
          <table:table-cell office:value-type="float" office:value="9765944.26868444" calcext:value-type="float">
            <text:p>9765944.26868444</text:p>
          </table:table-cell>
          <table:table-cell office:value-type="float" office:value="9889653.01660574" calcext:value-type="float">
            <text:p>9889653.01660574</text:p>
          </table:table-cell>
          <table:table-cell office:value-type="float" office:value="9779347.17093151" calcext:value-type="float">
            <text:p>9779347.17093151</text:p>
          </table:table-cell>
          <table:table-cell office:value-type="float" office:value="9986727.15666794" calcext:value-type="float">
            <text:p>9986727.15666794</text:p>
          </table:table-cell>
          <table:table-cell office:value-type="float" office:value="9955128.28613077" calcext:value-type="float">
            <text:p>9955128.28613077</text:p>
          </table:table-cell>
          <table:table-cell office:value-type="float" office:value="10133811.4133882" calcext:value-type="float">
            <text:p>10133811.4133882</text:p>
          </table:table-cell>
          <table:table-cell office:value-type="float" office:value="10206649.220991" calcext:value-type="float">
            <text:p>10206649.220991</text:p>
          </table:table-cell>
          <table:table-cell office:value-type="float" office:value="10367135.3861702" calcext:value-type="float">
            <text:p>10367135.386170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office:value-type="float" office:value="9227759.07340649" calcext:value-type="float">
            <text:p>9227759.07340649</text:p>
          </table:table-cell>
          <table:table-cell office:value-type="float" office:value="9215082.12706484" calcext:value-type="float">
            <text:p>9215082.12706484</text:p>
          </table:table-cell>
          <table:table-cell office:value-type="float" office:value="8651493.0665364" calcext:value-type="float">
            <text:p>8651493.0665364</text:p>
          </table:table-cell>
          <table:table-cell office:value-type="float" office:value="8659916.22494313" calcext:value-type="float">
            <text:p>8659916.22494313</text:p>
          </table:table-cell>
          <table:table-cell office:value-type="float" office:value="8743333.92004129" calcext:value-type="float">
            <text:p>8743333.92004129</text:p>
          </table:table-cell>
          <table:table-cell office:value-type="float" office:value="8930467.67919699" calcext:value-type="float">
            <text:p>8930467.67919699</text:p>
          </table:table-cell>
          <table:table-cell office:value-type="float" office:value="9156868.72525241" calcext:value-type="float">
            <text:p>9156868.72525241</text:p>
          </table:table-cell>
          <table:table-cell office:value-type="float" office:value="9092433.36742172" calcext:value-type="float">
            <text:p>9092433.36742172</text:p>
          </table:table-cell>
          <table:table-cell office:value-type="float" office:value="8852294.06062668" calcext:value-type="float">
            <text:p>8852294.06062668</text:p>
          </table:table-cell>
          <table:table-cell office:value-type="float" office:value="8843658.3748768" calcext:value-type="float">
            <text:p>8843658.3748768</text:p>
          </table:table-cell>
          <table:table-cell office:value-type="float" office:value="9116380.53972877" calcext:value-type="float">
            <text:p>9116380.53972877</text:p>
          </table:table-cell>
          <table:table-cell office:value-type="float" office:value="9164295.33798024" calcext:value-type="float">
            <text:p>9164295.33798024</text:p>
          </table:table-cell>
          <table:table-cell office:value-type="float" office:value="9597917.96012727" calcext:value-type="float">
            <text:p>9597917.96012727</text:p>
          </table:table-cell>
          <table:table-cell office:value-type="float" office:value="10342749.0951229" calcext:value-type="float">
            <text:p>10342749.0951229</text:p>
          </table:table-cell>
          <table:table-cell office:value-type="float" office:value="11072915.9521942" calcext:value-type="float">
            <text:p>11072915.9521942</text:p>
          </table:table-cell>
          <table:table-cell office:value-type="float" office:value="11737552.2122482" calcext:value-type="float">
            <text:p>11737552.2122482</text:p>
          </table:table-cell>
          <table:table-cell office:value-type="float" office:value="12444151.6976309" calcext:value-type="float">
            <text:p>12444151.6976309</text:p>
          </table:table-cell>
          <table:table-cell office:value-type="float" office:value="12674319.2458029" calcext:value-type="float">
            <text:p>12674319.2458029</text:p>
          </table:table-cell>
          <table:table-cell office:value-type="float" office:value="13544485.5221621" calcext:value-type="float">
            <text:p>13544485.5221621</text:p>
          </table:table-cell>
          <table:table-cell office:value-type="float" office:value="12890794.9520419" calcext:value-type="float">
            <text:p>12890794.9520419</text:p>
          </table:table-cell>
          <table:table-cell office:value-type="float" office:value="14171057.355231" calcext:value-type="float">
            <text:p>14171057.355231</text:p>
          </table:table-cell>
          <table:table-cell office:value-type="float" office:value="15074125.4452451" calcext:value-type="float">
            <text:p>15074125.4452451</text:p>
          </table:table-cell>
          <table:table-cell office:value-type="float" office:value="15291329.3955925" calcext:value-type="float">
            <text:p>15291329.3955925</text:p>
          </table:table-cell>
          <table:table-cell office:value-type="float" office:value="15147056.1946224" calcext:value-type="float">
            <text:p>15147056.1946224</text:p>
          </table:table-cell>
          <table:table-cell office:value-type="float" office:value="15119315.3768317" calcext:value-type="float">
            <text:p>15119315.376831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ergy use (kg of oil equivalent) per $1,000 GDP (constant 2017 PPP)</text:p>
          </table:table-cell>
          <table:table-cell office:value-type="float" office:value="164.48114181526" calcext:value-type="float">
            <text:p>164.48114181526</text:p>
          </table:table-cell>
          <table:table-cell office:value-type="float" office:value="163.880674461081" calcext:value-type="float">
            <text:p>163.880674461081</text:p>
          </table:table-cell>
          <table:table-cell office:value-type="float" office:value="161.458469973243" calcext:value-type="float">
            <text:p>161.458469973243</text:p>
          </table:table-cell>
          <table:table-cell office:value-type="float" office:value="160.745977695546" calcext:value-type="float">
            <text:p>160.745977695546</text:p>
          </table:table-cell>
          <table:table-cell office:value-type="float" office:value="157.175832221626" calcext:value-type="float">
            <text:p>157.175832221626</text:p>
          </table:table-cell>
          <table:table-cell office:value-type="float" office:value="156.49429117588" calcext:value-type="float">
            <text:p>156.49429117588</text:p>
          </table:table-cell>
          <table:table-cell office:value-type="float" office:value="154.546640659337" calcext:value-type="float">
            <text:p>154.546640659337</text:p>
          </table:table-cell>
          <table:table-cell office:value-type="float" office:value="151.648242397875" calcext:value-type="float">
            <text:p>151.648242397875</text:p>
          </table:table-cell>
          <table:table-cell office:value-type="float" office:value="148.59974814587" calcext:value-type="float">
            <text:p>148.59974814587</text:p>
          </table:table-cell>
          <table:table-cell office:value-type="float" office:value="146.708910011557" calcext:value-type="float">
            <text:p>146.708910011557</text:p>
          </table:table-cell>
          <table:table-cell office:value-type="float" office:value="143.340995087062" calcext:value-type="float">
            <text:p>143.340995087062</text:p>
          </table:table-cell>
          <table:table-cell office:value-type="float" office:value="141.807152665471" calcext:value-type="float">
            <text:p>141.807152665471</text:p>
          </table:table-cell>
          <table:table-cell office:value-type="float" office:value="140.840762877461" calcext:value-type="float">
            <text:p>140.840762877461</text:p>
          </table:table-cell>
          <table:table-cell office:value-type="float" office:value="140.805368558824" calcext:value-type="float">
            <text:p>140.805368558824</text:p>
          </table:table-cell>
          <table:table-cell office:value-type="float" office:value="139.914967958301" calcext:value-type="float">
            <text:p>139.914967958301</text:p>
          </table:table-cell>
          <table:table-cell office:value-type="float" office:value="137.531436399985" calcext:value-type="float">
            <text:p>137.531436399985</text:p>
          </table:table-cell>
          <table:table-cell office:value-type="float" office:value="134.533739268495" calcext:value-type="float">
            <text:p>134.533739268495</text:p>
          </table:table-cell>
          <table:table-cell office:value-type="float" office:value="131.545577881009" calcext:value-type="float">
            <text:p>131.545577881009</text:p>
          </table:table-cell>
          <table:table-cell office:value-type="float" office:value="129.837240910344" calcext:value-type="float">
            <text:p>129.837240910344</text:p>
          </table:table-cell>
          <table:table-cell office:value-type="float" office:value="129.891286929788" calcext:value-type="float">
            <text:p>129.891286929788</text:p>
          </table:table-cell>
          <table:table-cell office:value-type="float" office:value="130.528243572396" calcext:value-type="float">
            <text:p>130.528243572396</text:p>
          </table:table-cell>
          <table:table-cell office:value-type="float" office:value="127.71937758854" calcext:value-type="float">
            <text:p>127.71937758854</text:p>
          </table:table-cell>
          <table:table-cell office:value-type="float" office:value="126.184490685495" calcext:value-type="float">
            <text:p>126.184490685495</text:p>
          </table:table-cell>
          <table:table-cell office:value-type="float" office:value="123.860926122278" calcext:value-type="float">
            <text:p>123.860926122278</text:p>
          </table:table-cell>
          <table:table-cell office:value-type="float" office:value="120.794169252239" calcext:value-type="float">
            <text:p>120.7941692522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DP, PPP (constant 2017 international $)</text:p>
          </table:table-cell>
          <table:table-cell office:value-type="float" office:value="51098843868799.4" calcext:value-type="float">
            <text:p>51098843868799.4</text:p>
          </table:table-cell>
          <table:table-cell office:value-type="float" office:value="51788697871322.1" calcext:value-type="float">
            <text:p>51788697871322.1</text:p>
          </table:table-cell>
          <table:table-cell office:value-type="float" office:value="52605112555565.5" calcext:value-type="float">
            <text:p>52605112555565.5</text:p>
          </table:table-cell>
          <table:table-cell office:value-type="float" office:value="53473350575172.4" calcext:value-type="float">
            <text:p>53473350575172.4</text:p>
          </table:table-cell>
          <table:table-cell office:value-type="float" office:value="54974098169354.1" calcext:value-type="float">
            <text:p>54974098169354.1</text:p>
          </table:table-cell>
          <table:table-cell office:value-type="float" office:value="56695596088650.7" calcext:value-type="float">
            <text:p>56695596088650.7</text:p>
          </table:table-cell>
          <table:table-cell office:value-type="float" office:value="58843464332315.4" calcext:value-type="float">
            <text:p>58843464332315.4</text:p>
          </table:table-cell>
          <table:table-cell office:value-type="float" office:value="61116801674215.5" calcext:value-type="float">
            <text:p>61116801674215.5</text:p>
          </table:table-cell>
          <table:table-cell office:value-type="float" office:value="62612756043919.8" calcext:value-type="float">
            <text:p>62612756043919.8</text:p>
          </table:table-cell>
          <table:table-cell office:value-type="float" office:value="64788142558635.2" calcext:value-type="float">
            <text:p>64788142558635.2</text:p>
          </table:table-cell>
          <table:table-cell office:value-type="float" office:value="67852579603423.6" calcext:value-type="float">
            <text:p>67852579603423.6</text:p>
          </table:table-cell>
          <table:table-cell office:value-type="float" office:value="69407189038828.7" calcext:value-type="float">
            <text:p>69407189038828.7</text:p>
          </table:table-cell>
          <table:table-cell office:value-type="float" office:value="71282186715611.9" calcext:value-type="float">
            <text:p>71282186715611.9</text:p>
          </table:table-cell>
          <table:table-cell office:value-type="float" office:value="73933489864888.7" calcext:value-type="float">
            <text:p>73933489864888.7</text:p>
          </table:table-cell>
          <table:table-cell office:value-type="float" office:value="77686773394091" calcext:value-type="float">
            <text:p>77686773394091</text:p>
          </table:table-cell>
          <table:table-cell office:value-type="float" office:value="81221188608429.4" calcext:value-type="float">
            <text:p>81221188608429.4</text:p>
          </table:table-cell>
          <table:table-cell office:value-type="float" office:value="85389555623809.3" calcext:value-type="float">
            <text:p>85389555623809.3</text:p>
          </table:table-cell>
          <table:table-cell office:value-type="float" office:value="89793547913822.2" calcext:value-type="float">
            <text:p>89793547913822.2</text:p>
          </table:table-cell>
          <table:table-cell office:value-type="float" office:value="92183559816527.3" calcext:value-type="float">
            <text:p>92183559816527.3</text:p>
          </table:table-cell>
          <table:table-cell office:value-type="float" office:value="91536363198024.1" calcext:value-type="float">
            <text:p>91536363198024.1</text:p>
          </table:table-cell>
          <table:table-cell office:value-type="float" office:value="96160711437224.8" calcext:value-type="float">
            <text:p>96160711437224.8</text:p>
          </table:table-cell>
          <table:table-cell office:value-type="float" office:value="99878126563755.2" calcext:value-type="float">
            <text:p>99878126563755.2</text:p>
          </table:table-cell>
          <table:table-cell office:value-type="float" office:value="102997713777989" calcext:value-type="float">
            <text:p>102997713777989</text:p>
          </table:table-cell>
          <table:table-cell office:value-type="float" office:value="106373261453736" calcext:value-type="float">
            <text:p>106373261453736</text:p>
          </table:table-cell>
          <table:table-cell office:value-type="float" office:value="110012983596064" calcext:value-type="float">
            <text:p>11001298359606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float" office:value="5280062644" calcext:value-type="float">
            <text:p>5280062644</text:p>
          </table:table-cell>
          <table:table-cell office:value-type="float" office:value="5368139818" calcext:value-type="float">
            <text:p>5368139818</text:p>
          </table:table-cell>
          <table:table-cell office:value-type="float" office:value="5452576967" calcext:value-type="float">
            <text:p>5452576967</text:p>
          </table:table-cell>
          <table:table-cell office:value-type="float" office:value="5537885402" calcext:value-type="float">
            <text:p>5537885402</text:p>
          </table:table-cell>
          <table:table-cell office:value-type="float" office:value="5622085293" calcext:value-type="float">
            <text:p>5622085293</text:p>
          </table:table-cell>
          <table:table-cell office:value-type="float" office:value="5706753581" calcext:value-type="float">
            <text:p>5706753581</text:p>
          </table:table-cell>
          <table:table-cell office:value-type="float" office:value="5789655178" calcext:value-type="float">
            <text:p>5789655178</text:p>
          </table:table-cell>
          <table:table-cell office:value-type="float" office:value="5872284397" calcext:value-type="float">
            <text:p>5872284397</text:p>
          </table:table-cell>
          <table:table-cell office:value-type="float" office:value="5954004340" calcext:value-type="float">
            <text:p>5954004340</text:p>
          </table:table-cell>
          <table:table-cell office:value-type="float" office:value="6034484369" calcext:value-type="float">
            <text:p>6034484369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193663732" calcext:value-type="float">
            <text:p>6193663732</text:p>
          </table:table-cell>
          <table:table-cell office:value-type="float" office:value="6272724236" calcext:value-type="float">
            <text:p>6272724236</text:p>
          </table:table-cell>
          <table:table-cell office:value-type="float" office:value="6351855732" calcext:value-type="float">
            <text:p>6351855732</text:p>
          </table:table-cell>
          <table:table-cell office:value-type="float" office:value="6431527221" calcext:value-type="float">
            <text:p>6431527221</text:p>
          </table:table-cell>
          <table:table-cell office:value-type="float" office:value="6511724848" calcext:value-type="float">
            <text:p>6511724848</text:p>
          </table:table-cell>
          <table:table-cell office:value-type="float" office:value="6592711655" calcext:value-type="float">
            <text:p>6592711655</text:p>
          </table:table-cell>
          <table:table-cell office:value-type="float" office:value="6674181848" calcext:value-type="float">
            <text:p>6674181848</text:p>
          </table:table-cell>
          <table:table-cell office:value-type="float" office:value="6757000414" calcext:value-type="float">
            <text:p>6757000414</text:p>
          </table:table-cell>
          <table:table-cell office:value-type="float" office:value="6839553692" calcext:value-type="float">
            <text:p>6839553692</text:p>
          </table:table-cell>
          <table:table-cell office:value-type="float" office:value="6921854591" calcext:value-type="float">
            <text:p>6921854591</text:p>
          </table:table-cell>
          <table:table-cell office:value-type="float" office:value="7003760440" calcext:value-type="float">
            <text:p>7003760440</text:p>
          </table:table-cell>
          <table:table-cell office:value-type="float" office:value="7089254548" calcext:value-type="float">
            <text:p>7089254548</text:p>
          </table:table-cell>
          <table:table-cell office:value-type="float" office:value="7175500378" calcext:value-type="float">
            <text:p>7175500378</text:p>
          </table:table-cell>
          <table:table-cell office:value-type="float" office:value="7261846543" calcext:value-type="float">
            <text:p>7261846543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use (kg of oil equivalent)</text:p>
          </table:table-cell>
          <table:table-cell table:formula="of:= [.B8]*[.B9]/1000" office:value-type="float" office:value="8404796184979.81" calcext:value-type="float">
            <text:p>8404796184979.81</text:p>
          </table:table-cell>
          <table:table-cell table:formula="of:= [.C8]*[.C9]/1000" office:value-type="float" office:value="8487166736613.42" calcext:value-type="float">
            <text:p>8487166736613.42</text:p>
          </table:table-cell>
          <table:table-cell table:formula="of:= [.D8]*[.D9]/1000" office:value-type="float" office:value="8493540985991.84" calcext:value-type="float">
            <text:p>8493540985991.84</text:p>
          </table:table-cell>
          <table:table-cell table:formula="of:= [.E8]*[.E9]/1000" office:value-type="float" office:value="8595626018862.76" calcext:value-type="float">
            <text:p>8595626018862.76</text:p>
          </table:table-cell>
          <table:table-cell table:formula="of:= [.F8]*[.F9]/1000" office:value-type="float" office:value="8640599630401.61" calcext:value-type="float">
            <text:p>8640599630401.61</text:p>
          </table:table-cell>
          <table:table-cell table:formula="of:= [.G8]*[.G9]/1000" office:value-type="float" office:value="8872537122687.4" calcext:value-type="float">
            <text:p>8872537122687.4</text:p>
          </table:table-cell>
          <table:table-cell table:formula="of:= [.H8]*[.H9]/1000" office:value-type="float" office:value="9094059737316.83" calcext:value-type="float">
            <text:p>9094059737316.83</text:p>
          </table:table-cell>
          <table:table-cell table:formula="of:= [.I8]*[.I9]/1000" office:value-type="float" office:value="9268255554874.3" calcext:value-type="float">
            <text:p>9268255554874.3</text:p>
          </table:table-cell>
          <table:table-cell table:formula="of:= [.J8]*[.J9]/1000" office:value-type="float" office:value="9304239778845.28" calcext:value-type="float">
            <text:p>9304239778845.28</text:p>
          </table:table-cell>
          <table:table-cell table:formula="of:= [.K8]*[.K9]/1000" office:value-type="float" office:value="9504997776450.74" calcext:value-type="float">
            <text:p>9504997776450.74</text:p>
          </table:table-cell>
          <table:table-cell table:formula="of:= [.L8]*[.L9]/1000" office:value-type="float" office:value="9726056279578.86" calcext:value-type="float">
            <text:p>9726056279578.86</text:p>
          </table:table-cell>
          <table:table-cell table:formula="of:= [.M8]*[.M9]/1000" office:value-type="float" office:value="9842435852110.37" calcext:value-type="float">
            <text:p>9842435852110.37</text:p>
          </table:table-cell>
          <table:table-cell table:formula="of:= [.N8]*[.N9]/1000" office:value-type="float" office:value="10039437556600.4" calcext:value-type="float">
            <text:p>10039437556600.4</text:p>
          </table:table-cell>
          <table:table-cell table:formula="of:= [.O8]*[.O9]/1000" office:value-type="float" office:value="10410232289265.7" calcext:value-type="float">
            <text:p>10410232289265.7</text:p>
          </table:table-cell>
          <table:table-cell table:formula="of:= [.P8]*[.P9]/1000" office:value-type="float" office:value="10869542410218.1" calcext:value-type="float">
            <text:p>10869542410218.1</text:p>
          </table:table-cell>
          <table:table-cell table:formula="of:= [.Q8]*[.Q9]/1000" office:value-type="float" office:value="11170466735431.4" calcext:value-type="float">
            <text:p>11170466735431.4</text:p>
          </table:table-cell>
          <table:table-cell table:formula="of:= [.R8]*[.R9]/1000" office:value-type="float" office:value="11487776212546.2" calcext:value-type="float">
            <text:p>11487776212546.2</text:p>
          </table:table-cell>
          <table:table-cell table:formula="of:= [.S8]*[.S9]/1000" office:value-type="float" office:value="11811944150309.8" calcext:value-type="float">
            <text:p>11811944150309.8</text:p>
          </table:table-cell>
          <table:table-cell table:formula="of:= [.T8]*[.T9]/1000" office:value-type="float" office:value="11968859063871.5" calcext:value-type="float">
            <text:p>11968859063871.5</text:p>
          </table:table-cell>
          <table:table-cell table:formula="of:= [.U8]*[.U9]/1000" office:value-type="float" office:value="11889776016663.8" calcext:value-type="float">
            <text:p>11889776016663.8</text:p>
          </table:table-cell>
          <table:table-cell table:formula="of:= [.V8]*[.V9]/1000" office:value-type="float" office:value="12551688764573" calcext:value-type="float">
            <text:p>12551688764573</text:p>
          </table:table-cell>
          <table:table-cell table:formula="of:= [.W8]*[.W9]/1000" office:value-type="float" office:value="12756372159432.2" calcext:value-type="float">
            <text:p>12756372159432.2</text:p>
          </table:table-cell>
          <table:table-cell table:formula="of:= [.X8]*[.X9]/1000" office:value-type="float" office:value="12996714054846" calcext:value-type="float">
            <text:p>12996714054846</text:p>
          </table:table-cell>
          <table:table-cell table:formula="of:= [.Y8]*[.Y9]/1000" office:value-type="float" office:value="13175490678306.9" calcext:value-type="float">
            <text:p>13175490678306.9</text:p>
          </table:table-cell>
          <table:table-cell table:formula="of:= [.Z8]*[.Z9]/1000" office:value-type="float" office:value="13288926960446.8" calcext:value-type="float">
            <text:p>13288926960446.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ossil carbon emissions (kt)</text:p>
          </table:table-cell>
          <table:table-cell table:formula="of:=[.B5]+[.B6]+[.B7]" office:value-type="float" office:value="21989549.4072886" calcext:value-type="float">
            <text:p>21989549.4072886</text:p>
          </table:table-cell>
          <table:table-cell table:formula="of:=[.C5]+[.C6]+[.C7]" office:value-type="float" office:value="22268173.8286438" calcext:value-type="float">
            <text:p>22268173.8286438</text:p>
          </table:table-cell>
          <table:table-cell table:formula="of:=[.D5]+[.D6]+[.D7]" office:value-type="float" office:value="21077136.5269049" calcext:value-type="float">
            <text:p>21077136.5269049</text:p>
          </table:table-cell>
          <table:table-cell table:formula="of:=[.E5]+[.E6]+[.E7]" office:value-type="float" office:value="21278341.3950872" calcext:value-type="float">
            <text:p>21278341.3950872</text:p>
          </table:table-cell>
          <table:table-cell table:formula="of:=[.F5]+[.F6]+[.F7]" office:value-type="float" office:value="21310508.6809931" calcext:value-type="float">
            <text:p>21310508.6809931</text:p>
          </table:table-cell>
          <table:table-cell table:formula="of:=[.G5]+[.G6]+[.G7]" office:value-type="float" office:value="21696147.5009069" calcext:value-type="float">
            <text:p>21696147.5009069</text:p>
          </table:table-cell>
          <table:table-cell table:formula="of:=[.H5]+[.H6]+[.H7]" office:value-type="float" office:value="22305292.5554429" calcext:value-type="float">
            <text:p>22305292.5554429</text:p>
          </table:table-cell>
          <table:table-cell table:formula="of:=[.I5]+[.I6]+[.I7]" office:value-type="float" office:value="22367368.3269276" calcext:value-type="float">
            <text:p>22367368.3269276</text:p>
          </table:table-cell>
          <table:table-cell table:formula="of:=[.J5]+[.J6]+[.J7]" office:value-type="float" office:value="22234443.6517337" calcext:value-type="float">
            <text:p>22234443.6517337</text:p>
          </table:table-cell>
          <table:table-cell table:formula="of:=[.K5]+[.K6]+[.K7]" office:value-type="float" office:value="22583410.5875199" calcext:value-type="float">
            <text:p>22583410.5875199</text:p>
          </table:table-cell>
          <table:table-cell table:formula="of:=[.L5]+[.L6]+[.L7]" office:value-type="float" office:value="23218451.1016252" calcext:value-type="float">
            <text:p>23218451.1016252</text:p>
          </table:table-cell>
          <table:table-cell table:formula="of:=[.M5]+[.M6]+[.M7]" office:value-type="float" office:value="23357311.6119534" calcext:value-type="float">
            <text:p>23357311.6119534</text:p>
          </table:table-cell>
          <table:table-cell table:formula="of:=[.N5]+[.N6]+[.N7]" office:value-type="float" office:value="23840119.0811036" calcext:value-type="float">
            <text:p>23840119.0811036</text:p>
          </table:table-cell>
          <table:table-cell table:formula="of:=[.O5]+[.O6]+[.O7]" office:value-type="float" office:value="25035920.0839932" calcext:value-type="float">
            <text:p>25035920.0839932</text:p>
          </table:table-cell>
          <table:table-cell table:formula="of:=[.P5]+[.P6]+[.P7]" office:value-type="float" office:value="26171604.9446171" calcext:value-type="float">
            <text:p>26171604.9446171</text:p>
          </table:table-cell>
          <table:table-cell table:formula="of:=[.Q5]+[.Q6]+[.Q7]" office:value-type="float" office:value="27023959.043905" calcext:value-type="float">
            <text:p>27023959.043905</text:p>
          </table:table-cell>
          <table:table-cell table:formula="of:=[.R5]+[.R6]+[.R7]" office:value-type="float" office:value="27891410.8100297" calcext:value-type="float">
            <text:p>27891410.8100297</text:p>
          </table:table-cell>
          <table:table-cell table:formula="of:=[.S5]+[.S6]+[.S7]" office:value-type="float" office:value="28281979.5547136" calcext:value-type="float">
            <text:p>28281979.5547136</text:p>
          </table:table-cell>
          <table:table-cell table:formula="of:=[.T5]+[.T6]+[.T7]" office:value-type="float" office:value="29431931.6138863" calcext:value-type="float">
            <text:p>29431931.6138863</text:p>
          </table:table-cell>
          <table:table-cell table:formula="of:=[.U5]+[.U6]+[.U7]" office:value-type="float" office:value="28559408.4621319" calcext:value-type="float">
            <text:p>28559408.4621319</text:p>
          </table:table-cell>
          <table:table-cell table:formula="of:=[.V5]+[.V6]+[.V7]" office:value-type="float" office:value="30506017.5653909" calcext:value-type="float">
            <text:p>30506017.5653909</text:p>
          </table:table-cell>
          <table:table-cell table:formula="of:=[.W5]+[.W6]+[.W7]" office:value-type="float" office:value="31510169.3675092" calcext:value-type="float">
            <text:p>31510169.3675092</text:p>
          </table:table-cell>
          <table:table-cell table:formula="of:=[.X5]+[.X6]+[.X7]" office:value-type="float" office:value="32012974.8920144" calcext:value-type="float">
            <text:p>32012974.8920144</text:p>
          </table:table-cell>
          <table:table-cell table:formula="of:=[.Y5]+[.Y6]+[.Y7]" office:value-type="float" office:value="32049308.361453" calcext:value-type="float">
            <text:p>32049308.361453</text:p>
          </table:table-cell>
          <table:table-cell table:formula="of:=[.Z5]+[.Z6]+[.Z7]" office:value-type="float" office:value="32244193.4876607" calcext:value-type="float">
            <text:p>32244193.4876607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Kaya Coeffic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rbon footprint of the energy (kt per kg of oil equivalent)</text:p>
          </table:table-cell>
          <table:table-cell table:formula="of:=[.B4]/[.B12]" office:value-type="float" office:value="0.00000245161217225225" calcext:value-type="float">
            <text:p>2.45161217225225E-06</text:p>
          </table:table-cell>
          <table:table-cell table:formula="of:=[.C4]/[.C12]" office:value-type="float" office:value="0.00000245038055359771" calcext:value-type="float">
            <text:p>2.45038055359771E-06</text:p>
          </table:table-cell>
          <table:table-cell table:formula="of:=[.D4]/[.D12]" office:value-type="float" office:value="0.00000244175109388861" calcext:value-type="float">
            <text:p>2.44175109388861E-06</text:p>
          </table:table-cell>
          <table:table-cell table:formula="of:=[.E4]/[.E12]" office:value-type="float" office:value="0.00000242815832669178" calcext:value-type="float">
            <text:p>2.42815832669178E-06</text:p>
          </table:table-cell>
          <table:table-cell table:formula="of:=[.F4]/[.F12]" office:value-type="float" office:value="0.00000242821224219951" calcext:value-type="float">
            <text:p>2.42821224219951E-06</text:p>
          </table:table-cell>
          <table:table-cell table:formula="of:=[.G4]/[.G12]" office:value-type="float" office:value="0.00000243224587716068" calcext:value-type="float">
            <text:p>2.43224587716068E-06</text:p>
          </table:table-cell>
          <table:table-cell table:formula="of:=[.H4]/[.H12]" office:value-type="float" office:value="0.0000024232016026284" calcext:value-type="float">
            <text:p>2.4232016026284E-06</text:p>
          </table:table-cell>
          <table:table-cell table:formula="of:=[.I4]/[.I12]" office:value-type="float" office:value="0.00000241591351301812" calcext:value-type="float">
            <text:p>2.41591351301812E-06</text:p>
          </table:table-cell>
          <table:table-cell table:formula="of:=[.J4]/[.J12]" office:value-type="float" office:value="0.0000024190063146379" calcext:value-type="float">
            <text:p>2.4190063146379E-06</text:p>
          </table:table-cell>
          <table:table-cell table:formula="of:=[.K4]/[.K12]" office:value-type="float" office:value="0.0000023790731320283" calcext:value-type="float">
            <text:p>2.3790731320283E-06</text:p>
          </table:table-cell>
          <table:table-cell table:formula="of:=[.L4]/[.L12]" office:value-type="float" office:value="0.00000239654608333572" calcext:value-type="float">
            <text:p>2.39654608333572E-06</text:p>
          </table:table-cell>
          <table:table-cell table:formula="of:=[.M4]/[.M12]" office:value-type="float" office:value="0.00000240838250501445" calcext:value-type="float">
            <text:p>2.40838250501445E-06</text:p>
          </table:table-cell>
          <table:table-cell table:formula="of:=[.N4]/[.N12]" office:value-type="float" office:value="0.000002395701266869" calcext:value-type="float">
            <text:p>2.395701266869E-06</text:p>
          </table:table-cell>
          <table:table-cell table:formula="of:=[.O4]/[.O12]" office:value-type="float" office:value="0.00000241501385505378" calcext:value-type="float">
            <text:p>2.41501385505378E-06</text:p>
          </table:table-cell>
          <table:table-cell table:formula="of:=[.P4]/[.P12]" office:value-type="float" office:value="0.00000242110423631154" calcext:value-type="float">
            <text:p>2.42110423631154E-06</text:p>
          </table:table-cell>
          <table:table-cell table:formula="of:=[.Q4]/[.Q12]" office:value-type="float" office:value="0.00000244590501373863" calcext:value-type="float">
            <text:p>2.44590501373863E-06</text:p>
          </table:table-cell>
          <table:table-cell table:formula="of:=[.R4]/[.R12]" office:value-type="float" office:value="0.00000245653045506673" calcext:value-type="float">
            <text:p>2.45653045506673E-06</text:p>
          </table:table-cell>
          <table:table-cell table:formula="of:=[.S4]/[.S12]" office:value-type="float" office:value="0.00000248126916869109" calcext:value-type="float">
            <text:p>2.48126916869109E-06</text:p>
          </table:table-cell>
          <table:table-cell table:formula="of:=[.T4]/[.T12]" office:value-type="float" office:value="0.00000247068560929735" calcext:value-type="float">
            <text:p>2.47068560929735E-06</text:p>
          </table:table-cell>
          <table:table-cell table:formula="of:=[.U4]/[.U12]" office:value-type="float" office:value="0.00000246011060163366" calcext:value-type="float">
            <text:p>2.46011060163366E-06</text:p>
          </table:table-cell>
          <table:table-cell table:formula="of:=[.V4]/[.V12]" office:value-type="float" office:value="0.00000247201693227501" calcext:value-type="float">
            <text:p>2.47201693227501E-06</text:p>
          </table:table-cell>
          <table:table-cell table:formula="of:=[.W4]/[.W12]" office:value-type="float" office:value="0.00000250855777312155" calcext:value-type="float">
            <text:p>2.50855777312155E-06</text:p>
          </table:table-cell>
          <table:table-cell table:formula="of:=[.X4]/[.X12]" office:value-type="float" office:value="0.00000249603138354419" calcext:value-type="float">
            <text:p>2.49603138354419E-06</text:p>
          </table:table-cell>
          <table:table-cell table:formula="of:=[.Y4]/[.Y12]" office:value-type="float" office:value="0.00000250842925334856" calcext:value-type="float">
            <text:p>2.50842925334856E-06</text:p>
          </table:table-cell>
          <table:table-cell table:formula="of:=[.Z4]/[.Z12]" office:value-type="float" office:value="0.00000248937539885278" calcext:value-type="float">
            <text:p>2.48937539885278E-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Fossil carbon foo</text:span><text:span text:style-name="T2">tprint of the energy (kt per kg of oil equivalent)</text:span></text:p>
          </table:table-cell>
          <table:table-cell table:formula="of:=[.B13]/[.B12]" office:value-type="float" office:value="0.00000261630965502603" calcext:value-type="float">
            <text:p>2.61630965502603E-06</text:p>
          </table:table-cell>
          <table:table-cell table:formula="of:=[.C13]/[.C12]" office:value-type="float" office:value="0.00000262374647744099" calcext:value-type="float">
            <text:p>2.62374647744099E-06</text:p>
          </table:table-cell>
          <table:table-cell table:formula="of:=[.D13]/[.D12]" office:value-type="float" office:value="0.00000248154881005069" calcext:value-type="float">
            <text:p>2.48154881005069E-06</text:p>
          </table:table-cell>
          <table:table-cell table:formula="of:=[.E13]/[.E12]" office:value-type="float" office:value="0.00000247548478125883" calcext:value-type="float">
            <text:p>2.47548478125883E-06</text:p>
          </table:table-cell>
          <table:table-cell table:formula="of:=[.F13]/[.F12]" office:value-type="float" office:value="0.00000246632289338033" calcext:value-type="float">
            <text:p>2.46632289338033E-06</text:p>
          </table:table-cell>
          <table:table-cell table:formula="of:=[.G13]/[.G12]" office:value-type="float" office:value="0.00000244531493088139" calcext:value-type="float">
            <text:p>2.44531493088139E-06</text:p>
          </table:table-cell>
          <table:table-cell table:formula="of:=[.H13]/[.H12]" office:value-type="float" office:value="0.00000245273213501278" calcext:value-type="float">
            <text:p>2.45273213501278E-06</text:p>
          </table:table-cell>
          <table:table-cell table:formula="of:=[.I13]/[.I12]" office:value-type="float" office:value="0.00000241333098709867" calcext:value-type="float">
            <text:p>2.41333098709867E-06</text:p>
          </table:table-cell>
          <table:table-cell table:formula="of:=[.J13]/[.J12]" office:value-type="float" office:value="0.00000238971094686181" calcext:value-type="float">
            <text:p>2.38971094686181E-06</text:p>
          </table:table-cell>
          <table:table-cell table:formula="of:=[.K13]/[.K12]" office:value-type="float" office:value="0.00000237595116996995" calcext:value-type="float">
            <text:p>2.37595116996995E-06</text:p>
          </table:table-cell>
          <table:table-cell table:formula="of:=[.L13]/[.L12]" office:value-type="float" office:value="0.00000238724210864124" calcext:value-type="float">
            <text:p>2.38724210864124E-06</text:p>
          </table:table-cell>
          <table:table-cell table:formula="of:=[.M13]/[.M12]" office:value-type="float" office:value="0.00000237312307267365" calcext:value-type="float">
            <text:p>2.37312307267365E-06</text:p>
          </table:table-cell>
          <table:table-cell table:formula="of:=[.N13]/[.N12]" office:value-type="float" office:value="0.00000237464688103269" calcext:value-type="float">
            <text:p>2.37464688103269E-06</text:p>
          </table:table-cell>
          <table:table-cell table:formula="of:=[.O13]/[.O12]" office:value-type="float" office:value="0.00000240493385626068" calcext:value-type="float">
            <text:p>2.40493385626068E-06</text:p>
          </table:table-cell>
          <table:table-cell table:formula="of:=[.P13]/[.P12]" office:value-type="float" office:value="0.00000240779270707975" calcext:value-type="float">
            <text:p>2.40779270707975E-06</text:p>
          </table:table-cell>
          <table:table-cell table:formula="of:=[.Q13]/[.Q12]" office:value-type="float" office:value="0.00000241923275758821" calcext:value-type="float">
            <text:p>2.41923275758821E-06</text:p>
          </table:table-cell>
          <table:table-cell table:formula="of:=[.R13]/[.R12]" office:value-type="float" office:value="0.00000242792079981229" calcext:value-type="float">
            <text:p>2.42792079981229E-06</text:p>
          </table:table-cell>
          <table:table-cell table:formula="of:=[.S13]/[.S12]" office:value-type="float" office:value="0.00000239435432430247" calcext:value-type="float">
            <text:p>2.39435432430247E-06</text:p>
          </table:table-cell>
          <table:table-cell table:formula="of:=[.T13]/[.T12]" office:value-type="float" office:value="0.00000245904237461762" calcext:value-type="float">
            <text:p>2.45904237461762E-06</text:p>
          </table:table-cell>
          <table:table-cell table:formula="of:=[.U13]/[.U12]" office:value-type="float" office:value="0.00000240201400111365" calcext:value-type="float">
            <text:p>2.40201400111365E-06</text:p>
          </table:table-cell>
          <table:table-cell table:formula="of:=[.V13]/[.V12]" office:value-type="float" office:value="0.00000243043132582237" calcext:value-type="float">
            <text:p>2.43043132582237E-06</text:p>
          </table:table-cell>
          <table:table-cell table:formula="of:=[.W13]/[.W12]" office:value-type="float" office:value="0.00000247015130741621" calcext:value-type="float">
            <text:p>2.47015130741621E-06</text:p>
          </table:table-cell>
          <table:table-cell table:formula="of:=[.X13]/[.X12]" office:value-type="float" office:value="0.00000246315913060178" calcext:value-type="float">
            <text:p>2.46315913060178E-06</text:p>
          </table:table-cell>
          <table:table-cell table:formula="of:=[.Y13]/[.Y12]" office:value-type="float" office:value="0.00000243249448115214" calcext:value-type="float">
            <text:p>2.43249448115214E-06</text:p>
          </table:table-cell>
          <table:table-cell table:formula="of:=[.Z13]/[.Z12]" office:value-type="float" office:value="0.00000242639556855362" calcext:value-type="float">
            <text:p>2.42639556855362E-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ergy intensity of the GDP (kg of oil equivalent per $ (constant 2017 PPP)</text:p>
          </table:table-cell>
          <table:table-cell table:formula="of:=[.B12]/[.B9]" office:value-type="float" office:value="0.16448114181526" calcext:value-type="float">
            <text:p>0.16448114181526</text:p>
          </table:table-cell>
          <table:table-cell table:formula="of:=[.C12]/[.C9]" office:value-type="float" office:value="0.163880674461081" calcext:value-type="float">
            <text:p>0.163880674461081</text:p>
          </table:table-cell>
          <table:table-cell table:formula="of:=[.D12]/[.D9]" office:value-type="float" office:value="0.161458469973243" calcext:value-type="float">
            <text:p>0.161458469973243</text:p>
          </table:table-cell>
          <table:table-cell table:formula="of:=[.E12]/[.E9]" office:value-type="float" office:value="0.160745977695546" calcext:value-type="float">
            <text:p>0.160745977695546</text:p>
          </table:table-cell>
          <table:table-cell table:formula="of:=[.F12]/[.F9]" office:value-type="float" office:value="0.157175832221626" calcext:value-type="float">
            <text:p>0.157175832221626</text:p>
          </table:table-cell>
          <table:table-cell table:formula="of:=[.G12]/[.G9]" office:value-type="float" office:value="0.15649429117588" calcext:value-type="float">
            <text:p>0.15649429117588</text:p>
          </table:table-cell>
          <table:table-cell table:formula="of:=[.H12]/[.H9]" office:value-type="float" office:value="0.154546640659337" calcext:value-type="float">
            <text:p>0.154546640659337</text:p>
          </table:table-cell>
          <table:table-cell table:formula="of:=[.I12]/[.I9]" office:value-type="float" office:value="0.151648242397875" calcext:value-type="float">
            <text:p>0.151648242397875</text:p>
          </table:table-cell>
          <table:table-cell table:formula="of:=[.J12]/[.J9]" office:value-type="float" office:value="0.14859974814587" calcext:value-type="float">
            <text:p>0.14859974814587</text:p>
          </table:table-cell>
          <table:table-cell table:formula="of:=[.K12]/[.K9]" office:value-type="float" office:value="0.146708910011557" calcext:value-type="float">
            <text:p>0.146708910011557</text:p>
          </table:table-cell>
          <table:table-cell table:formula="of:=[.L12]/[.L9]" office:value-type="float" office:value="0.143340995087062" calcext:value-type="float">
            <text:p>0.143340995087062</text:p>
          </table:table-cell>
          <table:table-cell table:formula="of:=[.M12]/[.M9]" office:value-type="float" office:value="0.141807152665471" calcext:value-type="float">
            <text:p>0.141807152665471</text:p>
          </table:table-cell>
          <table:table-cell table:formula="of:=[.N12]/[.N9]" office:value-type="float" office:value="0.140840762877461" calcext:value-type="float">
            <text:p>0.140840762877461</text:p>
          </table:table-cell>
          <table:table-cell table:formula="of:=[.O12]/[.O9]" office:value-type="float" office:value="0.140805368558824" calcext:value-type="float">
            <text:p>0.140805368558824</text:p>
          </table:table-cell>
          <table:table-cell table:formula="of:=[.P12]/[.P9]" office:value-type="float" office:value="0.139914967958301" calcext:value-type="float">
            <text:p>0.139914967958301</text:p>
          </table:table-cell>
          <table:table-cell table:formula="of:=[.Q12]/[.Q9]" office:value-type="float" office:value="0.137531436399985" calcext:value-type="float">
            <text:p>0.137531436399985</text:p>
          </table:table-cell>
          <table:table-cell table:formula="of:=[.R12]/[.R9]" office:value-type="float" office:value="0.134533739268495" calcext:value-type="float">
            <text:p>0.134533739268495</text:p>
          </table:table-cell>
          <table:table-cell table:formula="of:=[.S12]/[.S9]" office:value-type="float" office:value="0.131545577881009" calcext:value-type="float">
            <text:p>0.131545577881009</text:p>
          </table:table-cell>
          <table:table-cell table:formula="of:=[.T12]/[.T9]" office:value-type="float" office:value="0.129837240910344" calcext:value-type="float">
            <text:p>0.129837240910344</text:p>
          </table:table-cell>
          <table:table-cell table:formula="of:=[.U12]/[.U9]" office:value-type="float" office:value="0.129891286929788" calcext:value-type="float">
            <text:p>0.129891286929788</text:p>
          </table:table-cell>
          <table:table-cell table:formula="of:=[.V12]/[.V9]" office:value-type="float" office:value="0.130528243572396" calcext:value-type="float">
            <text:p>0.130528243572396</text:p>
          </table:table-cell>
          <table:table-cell table:formula="of:=[.W12]/[.W9]" office:value-type="float" office:value="0.12771937758854" calcext:value-type="float">
            <text:p>0.12771937758854</text:p>
          </table:table-cell>
          <table:table-cell table:formula="of:=[.X12]/[.X9]" office:value-type="float" office:value="0.126184490685495" calcext:value-type="float">
            <text:p>0.126184490685495</text:p>
          </table:table-cell>
          <table:table-cell table:formula="of:=[.Y12]/[.Y9]" office:value-type="float" office:value="0.123860926122278" calcext:value-type="float">
            <text:p>0.123860926122278</text:p>
          </table:table-cell>
          <table:table-cell table:formula="of:=[.Z12]/[.Z9]" office:value-type="float" office:value="0.120794169252239" calcext:value-type="float">
            <text:p>0.1207941692522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DP per capita ($ (constant 2017 PPP) per capita)</text:p>
          </table:table-cell>
          <table:table-cell table:formula="of:=[.B9]/[.B10]" office:value-type="float" office:value="9677.69651878385" calcext:value-type="float">
            <text:p>9677.69651878385</text:p>
          </table:table-cell>
          <table:table-cell table:formula="of:=[.C9]/[.C10]" office:value-type="float" office:value="9647.4197072268" calcext:value-type="float">
            <text:p>9647.4197072268</text:p>
          </table:table-cell>
          <table:table-cell table:formula="of:=[.D9]/[.D10]" office:value-type="float" office:value="9647.75240660357" calcext:value-type="float">
            <text:p>9647.75240660357</text:p>
          </table:table-cell>
          <table:table-cell table:formula="of:=[.E9]/[.E10]" office:value-type="float" office:value="9655.9149735855" calcext:value-type="float">
            <text:p>9655.9149735855</text:p>
          </table:table-cell>
          <table:table-cell table:formula="of:=[.F9]/[.F10]" office:value-type="float" office:value="9778.23979970595" calcext:value-type="float">
            <text:p>9778.23979970595</text:p>
          </table:table-cell>
          <table:table-cell table:formula="of:=[.G9]/[.G10]" office:value-type="float" office:value="9934.82463960111" calcext:value-type="float">
            <text:p>9934.82463960111</text:p>
          </table:table-cell>
          <table:table-cell table:formula="of:=[.H9]/[.H10]" office:value-type="float" office:value="10163.5524954774" calcext:value-type="float">
            <text:p>10163.5524954774</text:p>
          </table:table-cell>
          <table:table-cell table:formula="of:=[.I9]/[.I10]" office:value-type="float" office:value="10407.6706001226" calcext:value-type="float">
            <text:p>10407.6706001226</text:p>
          </table:table-cell>
          <table:table-cell table:formula="of:=[.J9]/[.J10]" office:value-type="float" office:value="10516.0749755046" calcext:value-type="float">
            <text:p>10516.0749755046</text:p>
          </table:table-cell>
          <table:table-cell table:formula="of:=[.K9]/[.K10]" office:value-type="float" office:value="10736.3179017351" calcext:value-type="float">
            <text:p>10736.3179017351</text:p>
          </table:table-cell>
          <table:table-cell table:formula="of:=[.L9]/[.L10]" office:value-type="float" office:value="11097.3149468595" calcext:value-type="float">
            <text:p>11097.3149468595</text:p>
          </table:table-cell>
          <table:table-cell table:formula="of:=[.M9]/[.M10]" office:value-type="float" office:value="11206.1603668006" calcext:value-type="float">
            <text:p>11206.1603668006</text:p>
          </table:table-cell>
          <table:table-cell table:formula="of:=[.N9]/[.N10]" office:value-type="float" office:value="11363.8323691187" calcext:value-type="float">
            <text:p>11363.8323691187</text:p>
          </table:table-cell>
          <table:table-cell table:formula="of:=[.O9]/[.O10]" office:value-type="float" office:value="11639.6676789146" calcext:value-type="float">
            <text:p>11639.6676789146</text:p>
          </table:table-cell>
          <table:table-cell table:formula="of:=[.P9]/[.P10]" office:value-type="float" office:value="12079.0553665747" calcext:value-type="float">
            <text:p>12079.0553665747</text:p>
          </table:table-cell>
          <table:table-cell table:formula="of:=[.Q9]/[.Q10]" office:value-type="float" office:value="12473.0682736657" calcext:value-type="float">
            <text:p>12473.0682736657</text:p>
          </table:table-cell>
          <table:table-cell table:formula="of:=[.R9]/[.R10]" office:value-type="float" office:value="12952.1144094098" calcext:value-type="float">
            <text:p>12952.1144094098</text:p>
          </table:table-cell>
          <table:table-cell table:formula="of:=[.S9]/[.S10]" office:value-type="float" office:value="13453.8659507352" calcext:value-type="float">
            <text:p>13453.8659507352</text:p>
          </table:table-cell>
          <table:table-cell table:formula="of:=[.T9]/[.T10]" office:value-type="float" office:value="13642.6748806364" calcext:value-type="float">
            <text:p>13642.6748806364</text:p>
          </table:table-cell>
          <table:table-cell table:formula="of:=[.U9]/[.U10]" office:value-type="float" office:value="13383.3825012721" calcext:value-type="float">
            <text:p>13383.3825012721</text:p>
          </table:table-cell>
          <table:table-cell table:formula="of:=[.V9]/[.V10]" office:value-type="float" office:value="13892.3333584984" calcext:value-type="float">
            <text:p>13892.3333584984</text:p>
          </table:table-cell>
          <table:table-cell table:formula="of:=[.W9]/[.W10]" office:value-type="float" office:value="14260.6428959691" calcext:value-type="float">
            <text:p>14260.6428959691</text:p>
          </table:table-cell>
          <table:table-cell table:formula="of:=[.X9]/[.X10]" office:value-type="float" office:value="14528.7086365162" calcext:value-type="float">
            <text:p>14528.7086365162</text:p>
          </table:table-cell>
          <table:table-cell table:formula="of:=[.Y9]/[.Y10]" office:value-type="float" office:value="14824.5078182805" calcext:value-type="float">
            <text:p>14824.5078182805</text:p>
          </table:table-cell>
          <table:table-cell table:formula="of:=[.Z9]/[.Z10]" office:value-type="float" office:value="15149.4503422288" calcext:value-type="float">
            <text:p>15149.45034222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pulation, total</text:p>
          </table:table-cell>
          <table:table-cell table:formula="of:=[.B10]" office:value-type="float" office:value="5280062644" calcext:value-type="float">
            <text:p>5280062644</text:p>
          </table:table-cell>
          <table:table-cell table:formula="of:=[.C10]" office:value-type="float" office:value="5368139818" calcext:value-type="float">
            <text:p>5368139818</text:p>
          </table:table-cell>
          <table:table-cell table:formula="of:=[.D10]" office:value-type="float" office:value="5452576967" calcext:value-type="float">
            <text:p>5452576967</text:p>
          </table:table-cell>
          <table:table-cell table:formula="of:=[.E10]" office:value-type="float" office:value="5537885402" calcext:value-type="float">
            <text:p>5537885402</text:p>
          </table:table-cell>
          <table:table-cell table:formula="of:=[.F10]" office:value-type="float" office:value="5622085293" calcext:value-type="float">
            <text:p>5622085293</text:p>
          </table:table-cell>
          <table:table-cell table:formula="of:=[.G10]" office:value-type="float" office:value="5706753581" calcext:value-type="float">
            <text:p>5706753581</text:p>
          </table:table-cell>
          <table:table-cell table:formula="of:=[.H10]" office:value-type="float" office:value="5789655178" calcext:value-type="float">
            <text:p>5789655178</text:p>
          </table:table-cell>
          <table:table-cell table:formula="of:=[.I10]" office:value-type="float" office:value="5872284397" calcext:value-type="float">
            <text:p>5872284397</text:p>
          </table:table-cell>
          <table:table-cell table:formula="of:=[.J10]" office:value-type="float" office:value="5954004340" calcext:value-type="float">
            <text:p>5954004340</text:p>
          </table:table-cell>
          <table:table-cell table:formula="of:=[.K10]" office:value-type="float" office:value="6034484369" calcext:value-type="float">
            <text:p>6034484369</text:p>
          </table:table-cell>
          <table:table-cell table:formula="of:=[.L10]" office:value-type="float" office:value="6114324044" calcext:value-type="float">
            <text:p>6114324044</text:p>
          </table:table-cell>
          <table:table-cell table:formula="of:=[.M10]" office:value-type="float" office:value="6193663732" calcext:value-type="float">
            <text:p>6193663732</text:p>
          </table:table-cell>
          <table:table-cell table:formula="of:=[.N10]" office:value-type="float" office:value="6272724236" calcext:value-type="float">
            <text:p>6272724236</text:p>
          </table:table-cell>
          <table:table-cell table:formula="of:=[.O10]" office:value-type="float" office:value="6351855732" calcext:value-type="float">
            <text:p>6351855732</text:p>
          </table:table-cell>
          <table:table-cell table:formula="of:=[.P10]" office:value-type="float" office:value="6431527221" calcext:value-type="float">
            <text:p>6431527221</text:p>
          </table:table-cell>
          <table:table-cell table:formula="of:=[.Q10]" office:value-type="float" office:value="6511724848" calcext:value-type="float">
            <text:p>6511724848</text:p>
          </table:table-cell>
          <table:table-cell table:formula="of:=[.R10]" office:value-type="float" office:value="6592711655" calcext:value-type="float">
            <text:p>6592711655</text:p>
          </table:table-cell>
          <table:table-cell table:formula="of:=[.S10]" office:value-type="float" office:value="6674181848" calcext:value-type="float">
            <text:p>6674181848</text:p>
          </table:table-cell>
          <table:table-cell table:formula="of:=[.T10]" office:value-type="float" office:value="6757000414" calcext:value-type="float">
            <text:p>6757000414</text:p>
          </table:table-cell>
          <table:table-cell table:formula="of:=[.U10]" office:value-type="float" office:value="6839553692" calcext:value-type="float">
            <text:p>6839553692</text:p>
          </table:table-cell>
          <table:table-cell table:formula="of:=[.V10]" office:value-type="float" office:value="6921854591" calcext:value-type="float">
            <text:p>6921854591</text:p>
          </table:table-cell>
          <table:table-cell table:formula="of:=[.W10]" office:value-type="float" office:value="7003760440" calcext:value-type="float">
            <text:p>7003760440</text:p>
          </table:table-cell>
          <table:table-cell table:formula="of:=[.X10]" office:value-type="float" office:value="7089254548" calcext:value-type="float">
            <text:p>7089254548</text:p>
          </table:table-cell>
          <table:table-cell table:formula="of:=[.Y10]" office:value-type="float" office:value="7175500378" calcext:value-type="float">
            <text:p>7175500378</text:p>
          </table:table-cell>
          <table:table-cell table:formula="of:=[.Z10]" office:value-type="float" office:value="7261846543" calcext:value-type="float">
            <text:p>7261846543</text:p>
          </table:table-cell>
          <table:table-cell table:number-columns-repeated="998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office:value-type="string" calcext:value-type="string">
            <text:p>Last Updated: 05/25/2022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opean Union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16 [YR2016]</text:p>
          </table:table-cell>
          <table:table-cell office:value-type="string" calcext:value-type="string">
            <text:p>2017 [YR2017]</text:p>
          </table:table-cell>
          <table:table-cell office:value-type="string" calcext:value-type="string">
            <text:p>2018 [YR2018]</text:p>
          </table:table-cell>
          <table:table-cell office:value-type="string" calcext:value-type="string">
            <text:p>2019 [YR2019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1 [YR2021]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CO2 emissions (kt)</text:p>
          </table:table-cell>
          <table:table-cell office:value-type="string" calcext:value-type="string">
            <text:p>EN.ATM.CO2E.KT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3562660" calcext:value-type="float">
            <text:p>3562660</text:p>
          </table:table-cell>
          <table:table-cell office:value-type="float" office:value="3523680" calcext:value-type="float">
            <text:p>3523680</text:p>
          </table:table-cell>
          <table:table-cell office:value-type="float" office:value="3409310" calcext:value-type="float">
            <text:p>3409310</text:p>
          </table:table-cell>
          <table:table-cell office:value-type="float" office:value="3348670" calcext:value-type="float">
            <text:p>3348670</text:p>
          </table:table-cell>
          <table:table-cell office:value-type="float" office:value="3336380" calcext:value-type="float">
            <text:p>3336380</text:p>
          </table:table-cell>
          <table:table-cell office:value-type="float" office:value="3389850" calcext:value-type="float">
            <text:p>3389850</text:p>
          </table:table-cell>
          <table:table-cell office:value-type="float" office:value="3487250" calcext:value-type="float">
            <text:p>3487250</text:p>
          </table:table-cell>
          <table:table-cell office:value-type="float" office:value="3418590" calcext:value-type="float">
            <text:p>3418590</text:p>
          </table:table-cell>
          <table:table-cell office:value-type="float" office:value="3410320" calcext:value-type="float">
            <text:p>3410320</text:p>
          </table:table-cell>
          <table:table-cell office:value-type="float" office:value="3355390" calcext:value-type="float">
            <text:p>3355390</text:p>
          </table:table-cell>
          <table:table-cell office:value-type="float" office:value="3362290" calcext:value-type="float">
            <text:p>3362290</text:p>
          </table:table-cell>
          <table:table-cell office:value-type="float" office:value="3418140" calcext:value-type="float">
            <text:p>3418140</text:p>
          </table:table-cell>
          <table:table-cell office:value-type="float" office:value="3411220" calcext:value-type="float">
            <text:p>3411220</text:p>
          </table:table-cell>
          <table:table-cell office:value-type="float" office:value="3503750" calcext:value-type="float">
            <text:p>3503750</text:p>
          </table:table-cell>
          <table:table-cell office:value-type="float" office:value="3508990" calcext:value-type="float">
            <text:p>3508990</text:p>
          </table:table-cell>
          <table:table-cell office:value-type="float" office:value="3489300" calcext:value-type="float">
            <text:p>3489300</text:p>
          </table:table-cell>
          <table:table-cell office:value-type="float" office:value="3497050" calcext:value-type="float">
            <text:p>3497050</text:p>
          </table:table-cell>
          <table:table-cell office:value-type="float" office:value="3456800" calcext:value-type="float">
            <text:p>3456800</text:p>
          </table:table-cell>
          <table:table-cell office:value-type="float" office:value="3379180" calcext:value-type="float">
            <text:p>3379180</text:p>
          </table:table-cell>
          <table:table-cell office:value-type="float" office:value="3129340" calcext:value-type="float">
            <text:p>3129340</text:p>
          </table:table-cell>
          <table:table-cell office:value-type="float" office:value="3215040" calcext:value-type="float">
            <text:p>3215040</text:p>
          </table:table-cell>
          <table:table-cell office:value-type="float" office:value="3117130" calcext:value-type="float">
            <text:p>3117130</text:p>
          </table:table-cell>
          <table:table-cell office:value-type="float" office:value="3057640" calcext:value-type="float">
            <text:p>3057640</text:p>
          </table:table-cell>
          <table:table-cell office:value-type="float" office:value="2983560" calcext:value-type="float">
            <text:p>2983560</text:p>
          </table:table-cell>
          <table:table-cell office:value-type="float" office:value="2838990" calcext:value-type="float">
            <text:p>2838990</text:p>
          </table:table-cell>
          <table:table-cell office:value-type="float" office:value="2896820" calcext:value-type="float">
            <text:p>2896820</text:p>
          </table:table-cell>
          <table:table-cell office:value-type="float" office:value="2904100" calcext:value-type="float">
            <text:p>2904100</text:p>
          </table:table-cell>
          <table:table-cell office:value-type="float" office:value="2926600" calcext:value-type="float">
            <text:p>2926600</text:p>
          </table:table-cell>
          <table:table-cell office:value-type="float" office:value="2871000" calcext:value-type="float">
            <text:p>2871000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CO2 emissions from gaseous fuel consumption (kt)</text:p>
          </table:table-cell>
          <table:table-cell office:value-type="string" calcext:value-type="string">
            <text:p>EN.ATM.CO2E.GF.KT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01510.43249241" calcext:value-type="float">
            <text:p>101510.43249241</text:p>
          </table:table-cell>
          <table:table-cell office:value-type="float" office:value="114486.565206925" calcext:value-type="float">
            <text:p>114486.565206925</text:p>
          </table:table-cell>
          <table:table-cell office:value-type="float" office:value="134668.271113933" calcext:value-type="float">
            <text:p>134668.271113933</text:p>
          </table:table-cell>
          <table:table-cell office:value-type="float" office:value="162025.576995748" calcext:value-type="float">
            <text:p>162025.576995748</text:p>
          </table:table-cell>
          <table:table-cell office:value-type="float" office:value="186713.87742568" calcext:value-type="float">
            <text:p>186713.87742568</text:p>
          </table:table-cell>
          <table:table-cell office:value-type="float" office:value="227283.819423471" calcext:value-type="float">
            <text:p>227283.819423471</text:p>
          </table:table-cell>
          <table:table-cell office:value-type="float" office:value="264268.609256727" calcext:value-type="float">
            <text:p>264268.609256727</text:p>
          </table:table-cell>
          <table:table-cell office:value-type="float" office:value="305564.054720606" calcext:value-type="float">
            <text:p>305564.054720606</text:p>
          </table:table-cell>
          <table:table-cell office:value-type="float" office:value="339668.013272464" calcext:value-type="float">
            <text:p>339668.013272464</text:p>
          </table:table-cell>
          <table:table-cell office:value-type="float" office:value="371076.488143747" calcext:value-type="float">
            <text:p>371076.488143747</text:p>
          </table:table-cell>
          <table:table-cell office:value-type="float" office:value="402416.034810568" calcext:value-type="float">
            <text:p>402416.034810568</text:p>
          </table:table-cell>
          <table:table-cell office:value-type="float" office:value="445952.565705586" calcext:value-type="float">
            <text:p>445952.565705586</text:p>
          </table:table-cell>
          <table:table-cell office:value-type="float" office:value="445361.4526664" calcext:value-type="float">
            <text:p>445361.4526664</text:p>
          </table:table-cell>
          <table:table-cell office:value-type="float" office:value="465227.07301903" calcext:value-type="float">
            <text:p>465227.07301903</text:p>
          </table:table-cell>
          <table:table-cell office:value-type="float" office:value="484827.691820349" calcext:value-type="float">
            <text:p>484827.691820349</text:p>
          </table:table-cell>
          <table:table-cell office:value-type="float" office:value="487387.277205013" calcext:value-type="float">
            <text:p>487387.277205013</text:p>
          </table:table-cell>
          <table:table-cell office:value-type="float" office:value="494337.738960892" calcext:value-type="float">
            <text:p>494337.738960892</text:p>
          </table:table-cell>
          <table:table-cell office:value-type="float" office:value="468145.52810711" calcext:value-type="float">
            <text:p>468145.52810711</text:p>
          </table:table-cell>
          <table:table-cell office:value-type="float" office:value="481056.250270195" calcext:value-type="float">
            <text:p>481056.250270195</text:p>
          </table:table-cell>
          <table:table-cell office:value-type="float" office:value="488122.774155726" calcext:value-type="float">
            <text:p>488122.774155726</text:p>
          </table:table-cell>
          <table:table-cell office:value-type="float" office:value="499355.383018548" calcext:value-type="float">
            <text:p>499355.383018548</text:p>
          </table:table-cell>
          <table:table-cell office:value-type="float" office:value="485360.52856382" calcext:value-type="float">
            <text:p>485360.52856382</text:p>
          </table:table-cell>
          <table:table-cell office:value-type="float" office:value="498780.829671819" calcext:value-type="float">
            <text:p>498780.829671819</text:p>
          </table:table-cell>
          <table:table-cell office:value-type="float" office:value="499840.327127714" calcext:value-type="float">
            <text:p>499840.327127714</text:p>
          </table:table-cell>
          <table:table-cell office:value-type="float" office:value="550353.581455271" calcext:value-type="float">
            <text:p>550353.581455271</text:p>
          </table:table-cell>
          <table:table-cell office:value-type="float" office:value="568575.883470335" calcext:value-type="float">
            <text:p>568575.883470335</text:p>
          </table:table-cell>
          <table:table-cell office:value-type="float" office:value="582196.487579947" calcext:value-type="float">
            <text:p>582196.487579947</text:p>
          </table:table-cell>
          <table:table-cell office:value-type="float" office:value="566342.458932754" calcext:value-type="float">
            <text:p>566342.458932754</text:p>
          </table:table-cell>
          <table:table-cell office:value-type="float" office:value="577304.922014604" calcext:value-type="float">
            <text:p>577304.922014604</text:p>
          </table:table-cell>
          <table:table-cell office:value-type="float" office:value="570761.265312493" calcext:value-type="float">
            <text:p>570761.265312493</text:p>
          </table:table-cell>
          <table:table-cell office:value-type="float" office:value="620162.197201795" calcext:value-type="float">
            <text:p>620162.197201795</text:p>
          </table:table-cell>
          <table:table-cell office:value-type="float" office:value="674000.316528989" calcext:value-type="float">
            <text:p>674000.316528989</text:p>
          </table:table-cell>
          <table:table-cell office:value-type="float" office:value="655883.945614383" calcext:value-type="float">
            <text:p>655883.945614383</text:p>
          </table:table-cell>
          <table:table-cell office:value-type="float" office:value="674909.93465687" calcext:value-type="float">
            <text:p>674909.93465687</text:p>
          </table:table-cell>
          <table:table-cell office:value-type="float" office:value="690132.195930578" calcext:value-type="float">
            <text:p>690132.195930578</text:p>
          </table:table-cell>
          <table:table-cell office:value-type="float" office:value="708419.490015071" calcext:value-type="float">
            <text:p>708419.490015071</text:p>
          </table:table-cell>
          <table:table-cell office:value-type="float" office:value="733737.249048043" calcext:value-type="float">
            <text:p>733737.249048043</text:p>
          </table:table-cell>
          <table:table-cell office:value-type="float" office:value="739014.69163352" calcext:value-type="float">
            <text:p>739014.69163352</text:p>
          </table:table-cell>
          <table:table-cell office:value-type="float" office:value="777268.800179638" calcext:value-type="float">
            <text:p>777268.800179638</text:p>
          </table:table-cell>
          <table:table-cell office:value-type="float" office:value="797636.200464256" calcext:value-type="float">
            <text:p>797636.200464256</text:p>
          </table:table-cell>
          <table:table-cell office:value-type="float" office:value="825486.102910455" calcext:value-type="float">
            <text:p>825486.102910455</text:p>
          </table:table-cell>
          <table:table-cell office:value-type="float" office:value="824284.345441478" calcext:value-type="float">
            <text:p>824284.345441478</text:p>
          </table:table-cell>
          <table:table-cell office:value-type="float" office:value="810216.065345932" calcext:value-type="float">
            <text:p>810216.065345932</text:p>
          </table:table-cell>
          <table:table-cell office:value-type="float" office:value="824552.627689904" calcext:value-type="float">
            <text:p>824552.627689904</text:p>
          </table:table-cell>
          <table:table-cell office:value-type="float" office:value="774982.888419077" calcext:value-type="float">
            <text:p>774982.888419077</text:p>
          </table:table-cell>
          <table:table-cell office:value-type="float" office:value="832531.268256109" calcext:value-type="float">
            <text:p>832531.268256109</text:p>
          </table:table-cell>
          <table:table-cell office:value-type="float" office:value="765563.608929817" calcext:value-type="float">
            <text:p>765563.608929817</text:p>
          </table:table-cell>
          <table:table-cell office:value-type="float" office:value="751421.826848401" calcext:value-type="float">
            <text:p>751421.826848401</text:p>
          </table:table-cell>
          <table:table-cell office:value-type="float" office:value="738007.714427099" calcext:value-type="float">
            <text:p>738007.714427099</text:p>
          </table:table-cell>
          <table:table-cell office:value-type="float" office:value="650705.730709831" calcext:value-type="float">
            <text:p>650705.730709831</text:p>
          </table:table-cell>
          <table:table-cell office:value-type="float" office:value="668614.060065766" calcext:value-type="float">
            <text:p>668614.060065766</text:p>
          </table:table-cell>
          <table:table-cell office:value-type="float" office:value="705024.020011746" calcext:value-type="float">
            <text:p>705024.020011746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CO2 emissions from liquid fuel consumption (kt)</text:p>
          </table:table-cell>
          <table:table-cell office:value-type="string" calcext:value-type="string">
            <text:p>EN.ATM.CO2E.LF.KT</text:p>
          </table:table-cell>
          <table:table-cell office:value-type="float" office:value="443369.345771701" calcext:value-type="float">
            <text:p>443369.345771701</text:p>
          </table:table-cell>
          <table:table-cell office:value-type="float" office:value="489813.123323568" calcext:value-type="float">
            <text:p>489813.123323568</text:p>
          </table:table-cell>
          <table:table-cell office:value-type="float" office:value="573286.262248884" calcext:value-type="float">
            <text:p>573286.262248884</text:p>
          </table:table-cell>
          <table:table-cell office:value-type="float" office:value="666194.085202301" calcext:value-type="float">
            <text:p>666194.085202301</text:p>
          </table:table-cell>
          <table:table-cell office:value-type="float" office:value="766737.820524326" calcext:value-type="float">
            <text:p>766737.820524326</text:p>
          </table:table-cell>
          <table:table-cell office:value-type="float" office:value="853256.203864727" calcext:value-type="float">
            <text:p>853256.203864727</text:p>
          </table:table-cell>
          <table:table-cell office:value-type="float" office:value="954428.24252697" calcext:value-type="float">
            <text:p>954428.24252697</text:p>
          </table:table-cell>
          <table:table-cell office:value-type="float" office:value="1036269.81955269" calcext:value-type="float">
            <text:p>1036269.81955269</text:p>
          </table:table-cell>
          <table:table-cell office:value-type="float" office:value="1150119.39819254" calcext:value-type="float">
            <text:p>1150119.39819254</text:p>
          </table:table-cell>
          <table:table-cell office:value-type="float" office:value="1267870.53789665" calcext:value-type="float">
            <text:p>1267870.53789665</text:p>
          </table:table-cell>
          <table:table-cell office:value-type="float" office:value="1442250.04961904" calcext:value-type="float">
            <text:p>1442250.04961904</text:p>
          </table:table-cell>
          <table:table-cell office:value-type="float" office:value="1528991.37930597" calcext:value-type="float">
            <text:p>1528991.37930597</text:p>
          </table:table-cell>
          <table:table-cell office:value-type="float" office:value="1653957.87349773" calcext:value-type="float">
            <text:p>1653957.87349773</text:p>
          </table:table-cell>
          <table:table-cell office:value-type="float" office:value="1780961.28658278" calcext:value-type="float">
            <text:p>1780961.28658278</text:p>
          </table:table-cell>
          <table:table-cell office:value-type="float" office:value="1722828.02672542" calcext:value-type="float">
            <text:p>1722828.02672542</text:p>
          </table:table-cell>
          <table:table-cell office:value-type="float" office:value="1638022.27668335" calcext:value-type="float">
            <text:p>1638022.27668335</text:p>
          </table:table-cell>
          <table:table-cell office:value-type="float" office:value="1799025.00761403" calcext:value-type="float">
            <text:p>1799025.00761403</text:p>
          </table:table-cell>
          <table:table-cell office:value-type="float" office:value="1752814.31033353" calcext:value-type="float">
            <text:p>1752814.31033353</text:p>
          </table:table-cell>
          <table:table-cell office:value-type="float" office:value="1839915.39435236" calcext:value-type="float">
            <text:p>1839915.39435236</text:p>
          </table:table-cell>
          <table:table-cell office:value-type="float" office:value="1887387.76527571" calcext:value-type="float">
            <text:p>1887387.76527571</text:p>
          </table:table-cell>
          <table:table-cell office:value-type="float" office:value="1790471.9750472" calcext:value-type="float">
            <text:p>1790471.9750472</text:p>
          </table:table-cell>
          <table:table-cell office:value-type="float" office:value="1635179.71076511" calcext:value-type="float">
            <text:p>1635179.71076511</text:p>
          </table:table-cell>
          <table:table-cell office:value-type="float" office:value="1551260.67914674" calcext:value-type="float">
            <text:p>1551260.67914674</text:p>
          </table:table-cell>
          <table:table-cell office:value-type="float" office:value="1490335.52299535" calcext:value-type="float">
            <text:p>1490335.52299535</text:p>
          </table:table-cell>
          <table:table-cell office:value-type="float" office:value="1425787.48871287" calcext:value-type="float">
            <text:p>1425787.48871287</text:p>
          </table:table-cell>
          <table:table-cell office:value-type="float" office:value="1419529.7901228" calcext:value-type="float">
            <text:p>1419529.7901228</text:p>
          </table:table-cell>
          <table:table-cell office:value-type="float" office:value="1449799.82362649" calcext:value-type="float">
            <text:p>1449799.82362649</text:p>
          </table:table-cell>
          <table:table-cell office:value-type="float" office:value="1479097.00034533" calcext:value-type="float">
            <text:p>1479097.00034533</text:p>
          </table:table-cell>
          <table:table-cell office:value-type="float" office:value="1458408.59277995" calcext:value-type="float">
            <text:p>1458408.59277995</text:p>
          </table:table-cell>
          <table:table-cell office:value-type="float" office:value="1503160.00488317" calcext:value-type="float">
            <text:p>1503160.00488317</text:p>
          </table:table-cell>
          <table:table-cell office:value-type="float" office:value="1443886.67848106" calcext:value-type="float">
            <text:p>1443886.67848106</text:p>
          </table:table-cell>
          <table:table-cell office:value-type="float" office:value="1451147.63563051" calcext:value-type="float">
            <text:p>1451147.63563051</text:p>
          </table:table-cell>
          <table:table-cell office:value-type="float" office:value="1443514.55" calcext:value-type="float">
            <text:p>1443514.55</text:p>
          </table:table-cell>
          <table:table-cell office:value-type="float" office:value="1464218.432" calcext:value-type="float">
            <text:p>1464218.432</text:p>
          </table:table-cell>
          <table:table-cell office:value-type="float" office:value="1441237.343" calcext:value-type="float">
            <text:p>1441237.343</text:p>
          </table:table-cell>
          <table:table-cell office:value-type="float" office:value="1470756.693" calcext:value-type="float">
            <text:p>1470756.693</text:p>
          </table:table-cell>
          <table:table-cell office:value-type="float" office:value="1508710.143" calcext:value-type="float">
            <text:p>1508710.143</text:p>
          </table:table-cell>
          <table:table-cell office:value-type="float" office:value="1493459.09" calcext:value-type="float">
            <text:p>1493459.09</text:p>
          </table:table-cell>
          <table:table-cell office:value-type="float" office:value="1524991.623" calcext:value-type="float">
            <text:p>1524991.623</text:p>
          </table:table-cell>
          <table:table-cell office:value-type="float" office:value="1491973.955" calcext:value-type="float">
            <text:p>1491973.955</text:p>
          </table:table-cell>
          <table:table-cell office:value-type="float" office:value="1454141.516" calcext:value-type="float">
            <text:p>1454141.516</text:p>
          </table:table-cell>
          <table:table-cell office:value-type="float" office:value="1511196.369" calcext:value-type="float">
            <text:p>1511196.369</text:p>
          </table:table-cell>
          <table:table-cell office:value-type="float" office:value="1501306.47" calcext:value-type="float">
            <text:p>1501306.47</text:p>
          </table:table-cell>
          <table:table-cell office:value-type="float" office:value="1498427.875" calcext:value-type="float">
            <text:p>1498427.875</text:p>
          </table:table-cell>
          <table:table-cell office:value-type="float" office:value="1492395.66" calcext:value-type="float">
            <text:p>1492395.66</text:p>
          </table:table-cell>
          <table:table-cell office:value-type="float" office:value="1479788.514" calcext:value-type="float">
            <text:p>1479788.514</text:p>
          </table:table-cell>
          <table:table-cell office:value-type="float" office:value="1469509.913" calcext:value-type="float">
            <text:p>1469509.913</text:p>
          </table:table-cell>
          <table:table-cell office:value-type="float" office:value="1417493.518" calcext:value-type="float">
            <text:p>1417493.518</text:p>
          </table:table-cell>
          <table:table-cell office:value-type="float" office:value="1413833.852" calcext:value-type="float">
            <text:p>1413833.852</text:p>
          </table:table-cell>
          <table:table-cell office:value-type="float" office:value="1338322.988" calcext:value-type="float">
            <text:p>1338322.988</text:p>
          </table:table-cell>
          <table:table-cell office:value-type="float" office:value="1319547.948" calcext:value-type="float">
            <text:p>1319547.948</text:p>
          </table:table-cell>
          <table:table-cell office:value-type="float" office:value="1273226.404" calcext:value-type="float">
            <text:p>1273226.404</text:p>
          </table:table-cell>
          <table:table-cell office:value-type="float" office:value="1213208.615" calcext:value-type="float">
            <text:p>1213208.615</text:p>
          </table:table-cell>
          <table:table-cell office:value-type="float" office:value="1188324.353" calcext:value-type="float">
            <text:p>1188324.353</text:p>
          </table:table-cell>
          <table:table-cell office:value-type="float" office:value="1175907.891" calcext:value-type="float">
            <text:p>1175907.891</text:p>
          </table:table-cell>
          <table:table-cell office:value-type="float" office:value="1195590.16985132" calcext:value-type="float">
            <text:p>1195590.16985132</text:p>
          </table:table-cell>
          <table:table-cell office:value-type="float" office:value="1221340.68429983" calcext:value-type="float">
            <text:p>1221340.68429983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EN.ATM.CO2E.SF.KT</text:p>
          </table:table-cell>
          <table:table-cell table:number-columns-repeated="31" office:value-type="string" calcext:value-type="string">
            <text:p>..</text:p>
          </table:table-cell>
          <table:table-cell office:value-type="float" office:value="1416374.41815658" calcext:value-type="float">
            <text:p>1416374.41815658</text:p>
          </table:table-cell>
          <table:table-cell office:value-type="float" office:value="1331898.93885749" calcext:value-type="float">
            <text:p>1331898.93885749</text:p>
          </table:table-cell>
          <table:table-cell office:value-type="float" office:value="1262782.18421056" calcext:value-type="float">
            <text:p>1262782.18421056</text:p>
          </table:table-cell>
          <table:table-cell office:value-type="float" office:value="1233961.52473571" calcext:value-type="float">
            <text:p>1233961.52473571</text:p>
          </table:table-cell>
          <table:table-cell office:value-type="float" office:value="1219206.34494856" calcext:value-type="float">
            <text:p>1219206.34494856</text:p>
          </table:table-cell>
          <table:table-cell office:value-type="float" office:value="1222882.67584726" calcext:value-type="float">
            <text:p>1222882.67584726</text:p>
          </table:table-cell>
          <table:table-cell office:value-type="float" office:value="1182710.87244419" calcext:value-type="float">
            <text:p>1182710.87244419</text:p>
          </table:table-cell>
          <table:table-cell office:value-type="float" office:value="1128868.40144774" calcext:value-type="float">
            <text:p>1128868.40144774</text:p>
          </table:table-cell>
          <table:table-cell office:value-type="float" office:value="1072949.2804626" calcext:value-type="float">
            <text:p>1072949.2804626</text:p>
          </table:table-cell>
          <table:table-cell office:value-type="float" office:value="1095333.80622405" calcext:value-type="float">
            <text:p>1095333.80622405</text:p>
          </table:table-cell>
          <table:table-cell office:value-type="float" office:value="1096548.24287822" calcext:value-type="float">
            <text:p>1096548.24287822</text:p>
          </table:table-cell>
          <table:table-cell office:value-type="float" office:value="1094592.66965565" calcext:value-type="float">
            <text:p>1094592.66965565</text:p>
          </table:table-cell>
          <table:table-cell office:value-type="float" office:value="1120840.64495437" calcext:value-type="float">
            <text:p>1120840.64495437</text:p>
          </table:table-cell>
          <table:table-cell office:value-type="float" office:value="1111415.00216119" calcext:value-type="float">
            <text:p>1111415.00216119</text:p>
          </table:table-cell>
          <table:table-cell office:value-type="float" office:value="1076915.46180142" calcext:value-type="float">
            <text:p>1076915.46180142</text:p>
          </table:table-cell>
          <table:table-cell office:value-type="float" office:value="1109576.83671184" calcext:value-type="float">
            <text:p>1109576.83671184</text:p>
          </table:table-cell>
          <table:table-cell office:value-type="float" office:value="1114460.26627887" calcext:value-type="float">
            <text:p>1114460.26627887</text:p>
          </table:table-cell>
          <table:table-cell office:value-type="float" office:value="1038222.26254223" calcext:value-type="float">
            <text:p>1038222.26254223</text:p>
          </table:table-cell>
          <table:table-cell office:value-type="float" office:value="922417.839233141" calcext:value-type="float">
            <text:p>922417.839233141</text:p>
          </table:table-cell>
          <table:table-cell office:value-type="float" office:value="976781.307223218" calcext:value-type="float">
            <text:p>976781.307223218</text:p>
          </table:table-cell>
          <table:table-cell office:value-type="float" office:value="992099.352634474" calcext:value-type="float">
            <text:p>992099.352634474</text:p>
          </table:table-cell>
          <table:table-cell office:value-type="float" office:value="984236.439113749" calcext:value-type="float">
            <text:p>984236.439113749</text:p>
          </table:table-cell>
          <table:table-cell office:value-type="float" office:value="963509.608279139" calcext:value-type="float">
            <text:p>963509.608279139</text:p>
          </table:table-cell>
          <table:table-cell office:value-type="float" office:value="918562.949096277" calcext:value-type="float">
            <text:p>918562.949096277</text:p>
          </table:table-cell>
          <table:table-cell office:value-type="float" office:value="926641.707850345" calcext:value-type="float">
            <text:p>926641.707850345</text:p>
          </table:table-cell>
          <table:table-cell office:value-type="float" office:value="890424.000840754" calcext:value-type="float">
            <text:p>890424.000840754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Energy use (kg of oil equivalent) per $1,000 GDP (constant 2017 PPP)</text:p>
          </table:table-cell>
          <table:table-cell office:value-type="string" calcext:value-type="string">
            <text:p>EG.USE.COMM.GD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15.67192754185" calcext:value-type="float">
            <text:p>115.67192754185</text:p>
          </table:table-cell>
          <table:table-cell office:value-type="float" office:value="114.787042330514" calcext:value-type="float">
            <text:p>114.787042330514</text:p>
          </table:table-cell>
          <table:table-cell office:value-type="float" office:value="112.417664183685" calcext:value-type="float">
            <text:p>112.417664183685</text:p>
          </table:table-cell>
          <table:table-cell office:value-type="float" office:value="112.900941480304" calcext:value-type="float">
            <text:p>112.900941480304</text:p>
          </table:table-cell>
          <table:table-cell office:value-type="float" office:value="109.398306384416" calcext:value-type="float">
            <text:p>109.398306384416</text:p>
          </table:table-cell>
          <table:table-cell office:value-type="float" office:value="111.027883429276" calcext:value-type="float">
            <text:p>111.027883429276</text:p>
          </table:table-cell>
          <table:table-cell office:value-type="float" office:value="112.478255598748" calcext:value-type="float">
            <text:p>112.478255598748</text:p>
          </table:table-cell>
          <table:table-cell office:value-type="float" office:value="108.88004544184" calcext:value-type="float">
            <text:p>108.88004544184</text:p>
          </table:table-cell>
          <table:table-cell office:value-type="float" office:value="106.273456728511" calcext:value-type="float">
            <text:p>106.273456728511</text:p>
          </table:table-cell>
          <table:table-cell office:value-type="float" office:value="102.296320202895" calcext:value-type="float">
            <text:p>102.296320202895</text:p>
          </table:table-cell>
          <table:table-cell office:value-type="float" office:value="99.1167933141364" calcext:value-type="float">
            <text:p>99.1167933141364</text:p>
          </table:table-cell>
          <table:table-cell office:value-type="float" office:value="99.506255111925" calcext:value-type="float">
            <text:p>99.506255111925</text:p>
          </table:table-cell>
          <table:table-cell office:value-type="float" office:value="98.4198247371403" calcext:value-type="float">
            <text:p>98.4198247371403</text:p>
          </table:table-cell>
          <table:table-cell office:value-type="float" office:value="99.4750003485315" calcext:value-type="float">
            <text:p>99.4750003485315</text:p>
          </table:table-cell>
          <table:table-cell office:value-type="float" office:value="98.0053760088165" calcext:value-type="float">
            <text:p>98.0053760088165</text:p>
          </table:table-cell>
          <table:table-cell office:value-type="float" office:value="96.3005568488411" calcext:value-type="float">
            <text:p>96.3005568488411</text:p>
          </table:table-cell>
          <table:table-cell office:value-type="float" office:value="93.5290062400986" calcext:value-type="float">
            <text:p>93.5290062400986</text:p>
          </table:table-cell>
          <table:table-cell office:value-type="float" office:value="89.2197082477067" calcext:value-type="float">
            <text:p>89.2197082477067</text:p>
          </table:table-cell>
          <table:table-cell office:value-type="float" office:value="88.2034627991736" calcext:value-type="float">
            <text:p>88.2034627991736</text:p>
          </table:table-cell>
          <table:table-cell office:value-type="float" office:value="86.8062599676995" calcext:value-type="float">
            <text:p>86.8062599676995</text:p>
          </table:table-cell>
          <table:table-cell office:value-type="float" office:value="88.3965443541532" calcext:value-type="float">
            <text:p>88.3965443541532</text:p>
          </table:table-cell>
          <table:table-cell office:value-type="float" office:value="83.8492890279834" calcext:value-type="float">
            <text:p>83.8492890279834</text:p>
          </table:table-cell>
          <table:table-cell office:value-type="float" office:value="83.3736030222371" calcext:value-type="float">
            <text:p>83.3736030222371</text:p>
          </table:table-cell>
          <table:table-cell office:value-type="float" office:value="82.4201621587482" calcext:value-type="float">
            <text:p>82.4201621587482</text:p>
          </table:table-cell>
          <table:table-cell office:value-type="float" office:value="78.3066721518347" calcext:value-type="float">
            <text:p>78.3066721518347</text:p>
          </table:table-cell>
          <table:table-cell office:value-type="float" office:value="77.5210150899618" calcext:value-type="float">
            <text:p>77.5210150899618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GDP, PPP (constant 2017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1993493724085.9" calcext:value-type="float">
            <text:p>11993493724085.9</text:p>
          </table:table-cell>
          <table:table-cell office:value-type="float" office:value="12162298185810.3" calcext:value-type="float">
            <text:p>12162298185810.3</text:p>
          </table:table-cell>
          <table:table-cell office:value-type="float" office:value="12282758946086.8" calcext:value-type="float">
            <text:p>12282758946086.8</text:p>
          </table:table-cell>
          <table:table-cell office:value-type="float" office:value="12220666164857" calcext:value-type="float">
            <text:p>12220666164857</text:p>
          </table:table-cell>
          <table:table-cell office:value-type="float" office:value="12546973303670.2" calcext:value-type="float">
            <text:p>12546973303670.2</text:p>
          </table:table-cell>
          <table:table-cell office:value-type="float" office:value="12897680472421" calcext:value-type="float">
            <text:p>12897680472421</text:p>
          </table:table-cell>
          <table:table-cell office:value-type="float" office:value="13158223535042.7" calcext:value-type="float">
            <text:p>13158223535042.7</text:p>
          </table:table-cell>
          <table:table-cell office:value-type="float" office:value="13495931940852.5" calcext:value-type="float">
            <text:p>13495931940852.5</text:p>
          </table:table-cell>
          <table:table-cell office:value-type="float" office:value="13896851400748.5" calcext:value-type="float">
            <text:p>13896851400748.5</text:p>
          </table:table-cell>
          <table:table-cell office:value-type="float" office:value="14293444682075.8" calcext:value-type="float">
            <text:p>14293444682075.8</text:p>
          </table:table-cell>
          <table:table-cell office:value-type="float" office:value="14851392067685.6" calcext:value-type="float">
            <text:p>14851392067685.6</text:p>
          </table:table-cell>
          <table:table-cell office:value-type="float" office:value="15187502637900.9" calcext:value-type="float">
            <text:p>15187502637900.9</text:p>
          </table:table-cell>
          <table:table-cell office:value-type="float" office:value="15378976248357.6" calcext:value-type="float">
            <text:p>15378976248357.6</text:p>
          </table:table-cell>
          <table:table-cell office:value-type="float" office:value="15546939055857.3" calcext:value-type="float">
            <text:p>15546939055857.3</text:p>
          </table:table-cell>
          <table:table-cell office:value-type="float" office:value="15977503508166.1" calcext:value-type="float">
            <text:p>15977503508166.1</text:p>
          </table:table-cell>
          <table:table-cell office:value-type="float" office:value="16309889282004.7" calcext:value-type="float">
            <text:p>16309889282004.7</text:p>
          </table:table-cell>
          <table:table-cell office:value-type="float" office:value="16907083562297.6" calcext:value-type="float">
            <text:p>16907083562297.6</text:p>
          </table:table-cell>
          <table:table-cell office:value-type="float" office:value="17470550404316.8" calcext:value-type="float">
            <text:p>17470550404316.8</text:p>
          </table:table-cell>
          <table:table-cell office:value-type="float" office:value="17623482839208.5" calcext:value-type="float">
            <text:p>17623482839208.5</text:p>
          </table:table-cell>
          <table:table-cell office:value-type="float" office:value="16870191787377" calcext:value-type="float">
            <text:p>16870191787377</text:p>
          </table:table-cell>
          <table:table-cell office:value-type="float" office:value="17222553190547.6" calcext:value-type="float">
            <text:p>17222553190547.6</text:p>
          </table:table-cell>
          <table:table-cell office:value-type="float" office:value="17533268976310.1" calcext:value-type="float">
            <text:p>17533268976310.1</text:p>
          </table:table-cell>
          <table:table-cell office:value-type="float" office:value="17408615393686.2" calcext:value-type="float">
            <text:p>17408615393686.2</text:p>
          </table:table-cell>
          <table:table-cell office:value-type="float" office:value="17407983743547.1" calcext:value-type="float">
            <text:p>17407983743547.1</text:p>
          </table:table-cell>
          <table:table-cell office:value-type="float" office:value="17693947870922.7" calcext:value-type="float">
            <text:p>17693947870922.7</text:p>
          </table:table-cell>
          <table:table-cell office:value-type="float" office:value="18116125136536.5" calcext:value-type="float">
            <text:p>18116125136536.5</text:p>
          </table:table-cell>
          <table:table-cell office:value-type="float" office:value="18494839912681.9" calcext:value-type="float">
            <text:p>18494839912681.9</text:p>
          </table:table-cell>
          <table:table-cell office:value-type="float" office:value="19041728932800.8" calcext:value-type="float">
            <text:p>19041728932800.8</text:p>
          </table:table-cell>
          <table:table-cell office:value-type="float" office:value="19465789377165.3" calcext:value-type="float">
            <text:p>19465789377165.3</text:p>
          </table:table-cell>
          <table:table-cell office:value-type="float" office:value="19850329715142.4" calcext:value-type="float">
            <text:p>19850329715142.4</text:p>
          </table:table-cell>
          <table:table-cell office:value-type="float" office:value="18666106828944.9" calcext:value-type="float">
            <text:p>18666106828944.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356906098" calcext:value-type="float">
            <text:p>356906098</text:p>
          </table:table-cell>
          <table:table-cell office:value-type="float" office:value="359998408" calcext:value-type="float">
            <text:p>359998408</text:p>
          </table:table-cell>
          <table:table-cell office:value-type="float" office:value="363200480" calcext:value-type="float">
            <text:p>363200480</text:p>
          </table:table-cell>
          <table:table-cell office:value-type="float" office:value="366516509" calcext:value-type="float">
            <text:p>366516509</text:p>
          </table:table-cell>
          <table:table-cell office:value-type="float" office:value="369850237" calcext:value-type="float">
            <text:p>369850237</text:p>
          </table:table-cell>
          <table:table-cell office:value-type="float" office:value="373032729" calcext:value-type="float">
            <text:p>373032729</text:p>
          </table:table-cell>
          <table:table-cell office:value-type="float" office:value="376039129" calcext:value-type="float">
            <text:p>376039129</text:p>
          </table:table-cell>
          <table:table-cell office:value-type="float" office:value="378917964" calcext:value-type="float">
            <text:p>378917964</text:p>
          </table:table-cell>
          <table:table-cell office:value-type="float" office:value="381605442" calcext:value-type="float">
            <text:p>381605442</text:p>
          </table:table-cell>
          <table:table-cell office:value-type="float" office:value="384216977" calcext:value-type="float">
            <text:p>384216977</text:p>
          </table:table-cell>
          <table:table-cell office:value-type="float" office:value="386322917" calcext:value-type="float">
            <text:p>386322917</text:p>
          </table:table-cell>
          <table:table-cell office:value-type="float" office:value="388391948" calcext:value-type="float">
            <text:p>388391948</text:p>
          </table:table-cell>
          <table:table-cell office:value-type="float" office:value="390995000" calcext:value-type="float">
            <text:p>390995000</text:p>
          </table:table-cell>
          <table:table-cell office:value-type="float" office:value="393524745" calcext:value-type="float">
            <text:p>393524745</text:p>
          </table:table-cell>
          <table:table-cell office:value-type="float" office:value="395949381" calcext:value-type="float">
            <text:p>395949381</text:p>
          </table:table-cell>
          <table:table-cell office:value-type="float" office:value="398316579" calcext:value-type="float">
            <text:p>398316579</text:p>
          </table:table-cell>
          <table:table-cell office:value-type="float" office:value="400473497" calcext:value-type="float">
            <text:p>400473497</text:p>
          </table:table-cell>
          <table:table-cell office:value-type="float" office:value="402425493" calcext:value-type="float">
            <text:p>402425493</text:p>
          </table:table-cell>
          <table:table-cell office:value-type="float" office:value="404271789" calcext:value-type="float">
            <text:p>404271789</text:p>
          </table:table-cell>
          <table:table-cell office:value-type="float" office:value="406051882" calcext:value-type="float">
            <text:p>406051882</text:p>
          </table:table-cell>
          <table:table-cell office:value-type="float" office:value="407875838" calcext:value-type="float">
            <text:p>407875838</text:p>
          </table:table-cell>
          <table:table-cell office:value-type="float" office:value="409551911" calcext:value-type="float">
            <text:p>409551911</text:p>
          </table:table-cell>
          <table:table-cell office:value-type="float" office:value="410895608" calcext:value-type="float">
            <text:p>410895608</text:p>
          </table:table-cell>
          <table:table-cell office:value-type="float" office:value="411974424" calcext:value-type="float">
            <text:p>411974424</text:p>
          </table:table-cell>
          <table:table-cell office:value-type="float" office:value="412931321" calcext:value-type="float">
            <text:p>412931321</text:p>
          </table:table-cell>
          <table:table-cell office:value-type="float" office:value="413924499" calcext:value-type="float">
            <text:p>413924499</text:p>
          </table:table-cell>
          <table:table-cell office:value-type="float" office:value="415076367" calcext:value-type="float">
            <text:p>415076367</text:p>
          </table:table-cell>
          <table:table-cell office:value-type="float" office:value="416301843" calcext:value-type="float">
            <text:p>416301843</text:p>
          </table:table-cell>
          <table:table-cell office:value-type="float" office:value="417653046" calcext:value-type="float">
            <text:p>417653046</text:p>
          </table:table-cell>
          <table:table-cell office:value-type="float" office:value="419073139" calcext:value-type="float">
            <text:p>419073139</text:p>
          </table:table-cell>
          <table:table-cell office:value-type="float" office:value="420477999" calcext:value-type="float">
            <text:p>420477999</text:p>
          </table:table-cell>
          <table:table-cell office:value-type="float" office:value="421730520" calcext:value-type="float">
            <text:p>421730520</text:p>
          </table:table-cell>
          <table:table-cell office:value-type="float" office:value="422963890" calcext:value-type="float">
            <text:p>422963890</text:p>
          </table:table-cell>
          <table:table-cell office:value-type="float" office:value="424341124" calcext:value-type="float">
            <text:p>424341124</text:p>
          </table:table-cell>
          <table:table-cell office:value-type="float" office:value="425399126" calcext:value-type="float">
            <text:p>425399126</text:p>
          </table:table-cell>
          <table:table-cell office:value-type="float" office:value="426203356" calcext:value-type="float">
            <text:p>426203356</text:p>
          </table:table-cell>
          <table:table-cell office:value-type="float" office:value="426896861" calcext:value-type="float">
            <text:p>426896861</text:p>
          </table:table-cell>
          <table:table-cell office:value-type="float" office:value="427538048" calcext:value-type="float">
            <text:p>427538048</text:p>
          </table:table-cell>
          <table:table-cell office:value-type="float" office:value="428109867" calcext:value-type="float">
            <text:p>428109867</text:p>
          </table:table-cell>
          <table:table-cell office:value-type="float" office:value="428815486" calcext:value-type="float">
            <text:p>428815486</text:p>
          </table:table-cell>
          <table:table-cell office:value-type="float" office:value="429328622" calcext:value-type="float">
            <text:p>429328622</text:p>
          </table:table-cell>
          <table:table-cell office:value-type="float" office:value="429895628" calcext:value-type="float">
            <text:p>429895628</text:p>
          </table:table-cell>
          <table:table-cell office:value-type="float" office:value="430881947" calcext:value-type="float">
            <text:p>430881947</text:p>
          </table:table-cell>
          <table:table-cell office:value-type="float" office:value="432415932" calcext:value-type="float">
            <text:p>432415932</text:p>
          </table:table-cell>
          <table:table-cell office:value-type="float" office:value="434040244" calcext:value-type="float">
            <text:p>434040244</text:p>
          </table:table-cell>
          <table:table-cell office:value-type="float" office:value="435581949" calcext:value-type="float">
            <text:p>435581949</text:p>
          </table:table-cell>
          <table:table-cell office:value-type="float" office:value="436998045" calcext:value-type="float">
            <text:p>436998045</text:p>
          </table:table-cell>
          <table:table-cell office:value-type="float" office:value="438468397" calcext:value-type="float">
            <text:p>438468397</text:p>
          </table:table-cell>
          <table:table-cell office:value-type="float" office:value="439876674" calcext:value-type="float">
            <text:p>439876674</text:p>
          </table:table-cell>
          <table:table-cell office:value-type="float" office:value="440917801" calcext:value-type="float">
            <text:p>440917801</text:p>
          </table:table-cell>
          <table:table-cell office:value-type="float" office:value="441532415" calcext:value-type="float">
            <text:p>441532415</text:p>
          </table:table-cell>
          <table:table-cell office:value-type="float" office:value="440746989" calcext:value-type="float">
            <text:p>440746989</text:p>
          </table:table-cell>
          <table:table-cell office:value-type="float" office:value="441395937" calcext:value-type="float">
            <text:p>441395937</text:p>
          </table:table-cell>
          <table:table-cell office:value-type="float" office:value="442469469" calcext:value-type="float">
            <text:p>442469469</text:p>
          </table:table-cell>
          <table:table-cell office:value-type="float" office:value="443576675" calcext:value-type="float">
            <text:p>443576675</text:p>
          </table:table-cell>
          <table:table-cell office:value-type="float" office:value="444543761" calcext:value-type="float">
            <text:p>444543761</text:p>
          </table:table-cell>
          <table:table-cell office:value-type="float" office:value="445487730" calcext:value-type="float">
            <text:p>445487730</text:p>
          </table:table-cell>
          <table:table-cell office:value-type="float" office:value="446186344" calcext:value-type="float">
            <text:p>446186344</text:p>
          </table:table-cell>
          <table:table-cell office:value-type="float" office:value="446915113" calcext:value-type="float">
            <text:p>446915113</text:p>
          </table:table-cell>
          <table:table-cell office:value-type="float" office:value="447197811" calcext:value-type="float">
            <text:p>447197811</text:p>
          </table:table-cell>
          <table:table-cell office:value-type="float" office:value="447479493" calcext:value-type="float">
            <text:p>447479493</text:p>
          </table:table-cell>
          <table:table-cell office:value-type="string" calcext:value-type="string">
            <text:p>..</text:p>
          </table:table-cell>
        </table:table-row>
      </table:table>
      <table:table table:name="China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16 [YR2016]</text:p>
          </table:table-cell>
          <table:table-cell office:value-type="string" calcext:value-type="string">
            <text:p>2017 [YR2017]</text:p>
          </table:table-cell>
          <table:table-cell office:value-type="string" calcext:value-type="string">
            <text:p>2018 [YR2018]</text:p>
          </table:table-cell>
          <table:table-cell office:value-type="string" calcext:value-type="string">
            <text:p>2019 [YR2019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1 [YR2021]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O2 emissions (kt)</text:p>
          </table:table-cell>
          <table:table-cell office:value-type="string" calcext:value-type="string">
            <text:p>EN.ATM.CO2E.KT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2173360" calcext:value-type="float">
            <text:p>2173360</text:p>
          </table:table-cell>
          <table:table-cell office:value-type="float" office:value="2302190" calcext:value-type="float">
            <text:p>2302190</text:p>
          </table:table-cell>
          <table:table-cell office:value-type="float" office:value="2418180" calcext:value-type="float">
            <text:p>2418180</text:p>
          </table:table-cell>
          <table:table-cell office:value-type="float" office:value="2643530" calcext:value-type="float">
            <text:p>2643530</text:p>
          </table:table-cell>
          <table:table-cell office:value-type="float" office:value="2763900" calcext:value-type="float">
            <text:p>2763900</text:p>
          </table:table-cell>
          <table:table-cell office:value-type="float" office:value="3084870" calcext:value-type="float">
            <text:p>3084870</text:p>
          </table:table-cell>
          <table:table-cell office:value-type="float" office:value="3064880" calcext:value-type="float">
            <text:p>3064880</text:p>
          </table:table-cell>
          <table:table-cell office:value-type="float" office:value="3128650" calcext:value-type="float">
            <text:p>3128650</text:p>
          </table:table-cell>
          <table:table-cell office:value-type="float" office:value="3232120" calcext:value-type="float">
            <text:p>3232120</text:p>
          </table:table-cell>
          <table:table-cell office:value-type="float" office:value="3149200" calcext:value-type="float">
            <text:p>3149200</text:p>
          </table:table-cell>
          <table:table-cell office:value-type="float" office:value="3344090" calcext:value-type="float">
            <text:p>3344090</text:p>
          </table:table-cell>
          <table:table-cell office:value-type="float" office:value="3526750" calcext:value-type="float">
            <text:p>3526750</text:p>
          </table:table-cell>
          <table:table-cell office:value-type="float" office:value="3808330" calcext:value-type="float">
            <text:p>3808330</text:p>
          </table:table-cell>
          <table:table-cell office:value-type="float" office:value="4413300" calcext:value-type="float">
            <text:p>4413300</text:p>
          </table:table-cell>
          <table:table-cell office:value-type="float" office:value="5121830" calcext:value-type="float">
            <text:p>5121830</text:p>
          </table:table-cell>
          <table:table-cell office:value-type="float" office:value="5819120" calcext:value-type="float">
            <text:p>5819120</text:p>
          </table:table-cell>
          <table:table-cell office:value-type="float" office:value="6431910" calcext:value-type="float">
            <text:p>6431910</text:p>
          </table:table-cell>
          <table:table-cell office:value-type="float" office:value="6988210" calcext:value-type="float">
            <text:p>6988210</text:p>
          </table:table-cell>
          <table:table-cell office:value-type="float" office:value="7195010" calcext:value-type="float">
            <text:p>7195010</text:p>
          </table:table-cell>
          <table:table-cell office:value-type="float" office:value="7715110" calcext:value-type="float">
            <text:p>7715110</text:p>
          </table:table-cell>
          <table:table-cell office:value-type="float" office:value="8470570" calcext:value-type="float">
            <text:p>8470570</text:p>
          </table:table-cell>
          <table:table-cell office:value-type="float" office:value="9278250" calcext:value-type="float">
            <text:p>9278250</text:p>
          </table:table-cell>
          <table:table-cell office:value-type="float" office:value="9533210" calcext:value-type="float">
            <text:p>9533210</text:p>
          </table:table-cell>
          <table:table-cell office:value-type="float" office:value="9936680" calcext:value-type="float">
            <text:p>9936680</text:p>
          </table:table-cell>
          <table:table-cell office:value-type="float" office:value="9894940" calcext:value-type="float">
            <text:p>9894940</text:p>
          </table:table-cell>
          <table:table-cell office:value-type="float" office:value="9830430" calcext:value-type="float">
            <text:p>9830430</text:p>
          </table:table-cell>
          <table:table-cell office:value-type="float" office:value="9814310" calcext:value-type="float">
            <text:p>9814310</text:p>
          </table:table-cell>
          <table:table-cell office:value-type="float" office:value="10017770" calcext:value-type="float">
            <text:p>10017770</text:p>
          </table:table-cell>
          <table:table-cell office:value-type="float" office:value="10313460" calcext:value-type="float">
            <text:p>10313460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O2 emissions from gaseous fuel consumption (kt)</text:p>
          </table:table-cell>
          <table:table-cell office:value-type="string" calcext:value-type="string">
            <text:p>EN.ATM.CO2E.GF.KT</text:p>
          </table:table-cell>
          <table:table-cell office:value-type="float" office:value="1994.848" calcext:value-type="float">
            <text:p>1994.848</text:p>
          </table:table-cell>
          <table:table-cell office:value-type="float" office:value="2819.923" calcext:value-type="float">
            <text:p>2819.923</text:p>
          </table:table-cell>
          <table:table-cell office:value-type="float" office:value="2324.878" calcext:value-type="float">
            <text:p>2324.878</text:p>
          </table:table-cell>
          <table:table-cell office:value-type="float" office:value="1958.178" calcext:value-type="float">
            <text:p>1958.178</text:p>
          </table:table-cell>
          <table:table-cell office:value-type="float" office:value="2031.518" calcext:value-type="float">
            <text:p>2031.518</text:p>
          </table:table-cell>
          <table:table-cell office:value-type="float" office:value="2112.192" calcext:value-type="float">
            <text:p>2112.192</text:p>
          </table:table-cell>
          <table:table-cell office:value-type="float" office:value="2570.567" calcext:value-type="float">
            <text:p>2570.567</text:p>
          </table:table-cell>
          <table:table-cell office:value-type="float" office:value="2801.588" calcext:value-type="float">
            <text:p>2801.588</text:p>
          </table:table-cell>
          <table:table-cell office:value-type="float" office:value="2687.911" calcext:value-type="float">
            <text:p>2687.911</text:p>
          </table:table-cell>
          <table:table-cell office:value-type="float" office:value="3762.342" calcext:value-type="float">
            <text:p>3762.342</text:p>
          </table:table-cell>
          <table:table-cell office:value-type="float" office:value="5507.834" calcext:value-type="float">
            <text:p>5507.834</text:p>
          </table:table-cell>
          <table:table-cell office:value-type="float" office:value="7179.986" calcext:value-type="float">
            <text:p>7179.986</text:p>
          </table:table-cell>
          <table:table-cell office:value-type="float" office:value="9288.511" calcext:value-type="float">
            <text:p>9288.511</text:p>
          </table:table-cell>
          <table:table-cell office:value-type="float" office:value="11477.71" calcext:value-type="float">
            <text:p>11477.71</text:p>
          </table:table-cell>
          <table:table-cell office:value-type="float" office:value="14451.647" calcext:value-type="float">
            <text:p>14451.647</text:p>
          </table:table-cell>
          <table:table-cell office:value-type="float" office:value="16985.544" calcext:value-type="float">
            <text:p>16985.544</text:p>
          </table:table-cell>
          <table:table-cell office:value-type="float" office:value="19383.762" calcext:value-type="float">
            <text:p>19383.762</text:p>
          </table:table-cell>
          <table:table-cell office:value-type="float" office:value="23256.114" calcext:value-type="float">
            <text:p>23256.114</text:p>
          </table:table-cell>
          <table:table-cell office:value-type="float" office:value="26307.058" calcext:value-type="float">
            <text:p>26307.058</text:p>
          </table:table-cell>
          <table:table-cell office:value-type="float" office:value="27799.527" calcext:value-type="float">
            <text:p>27799.527</text:p>
          </table:table-cell>
          <table:table-cell office:value-type="float" office:value="27341.152" calcext:value-type="float">
            <text:p>27341.152</text:p>
          </table:table-cell>
          <table:table-cell office:value-type="float" office:value="24407.552" calcext:value-type="float">
            <text:p>24407.552</text:p>
          </table:table-cell>
          <table:table-cell office:value-type="float" office:value="22918.75" calcext:value-type="float">
            <text:p>22918.75</text:p>
          </table:table-cell>
          <table:table-cell office:value-type="float" office:value="23457.799" calcext:value-type="float">
            <text:p>23457.799</text:p>
          </table:table-cell>
          <table:table-cell office:value-type="float" office:value="24246.204" calcext:value-type="float">
            <text:p>24246.204</text:p>
          </table:table-cell>
          <table:table-cell office:value-type="float" office:value="24840.258" calcext:value-type="float">
            <text:p>24840.258</text:p>
          </table:table-cell>
          <table:table-cell office:value-type="float" office:value="26373.064" calcext:value-type="float">
            <text:p>26373.064</text:p>
          </table:table-cell>
          <table:table-cell office:value-type="float" office:value="26622.42" calcext:value-type="float">
            <text:p>26622.42</text:p>
          </table:table-cell>
          <table:table-cell office:value-type="float" office:value="27333.818" calcext:value-type="float">
            <text:p>27333.818</text:p>
          </table:table-cell>
          <table:table-cell office:value-type="float" office:value="28844.622" calcext:value-type="float">
            <text:p>28844.622</text:p>
          </table:table-cell>
          <table:table-cell office:value-type="float" office:value="29324.999" calcext:value-type="float">
            <text:p>29324.999</text:p>
          </table:table-cell>
          <table:table-cell office:value-type="float" office:value="30802.8" calcext:value-type="float">
            <text:p>30802.8</text:p>
          </table:table-cell>
          <table:table-cell office:value-type="float" office:value="30263.751" calcext:value-type="float">
            <text:p>30263.751</text:p>
          </table:table-cell>
          <table:table-cell office:value-type="float" office:value="35756.917" calcext:value-type="float">
            <text:p>35756.917</text:p>
          </table:table-cell>
          <table:table-cell office:value-type="float" office:value="41602.115" calcext:value-type="float">
            <text:p>41602.115</text:p>
          </table:table-cell>
          <table:table-cell office:value-type="float" office:value="42471.194" calcext:value-type="float">
            <text:p>42471.194</text:p>
          </table:table-cell>
          <table:table-cell office:value-type="float" office:value="44506.379" calcext:value-type="float">
            <text:p>44506.379</text:p>
          </table:table-cell>
          <table:table-cell office:value-type="float" office:value="44194.684" calcext:value-type="float">
            <text:p>44194.684</text:p>
          </table:table-cell>
          <table:table-cell office:value-type="float" office:value="50542.261" calcext:value-type="float">
            <text:p>50542.261</text:p>
          </table:table-cell>
          <table:table-cell office:value-type="float" office:value="54616.298" calcext:value-type="float">
            <text:p>54616.298</text:p>
          </table:table-cell>
          <table:table-cell office:value-type="float" office:value="59845.44" calcext:value-type="float">
            <text:p>59845.44</text:p>
          </table:table-cell>
          <table:table-cell office:value-type="float" office:value="67212.443" calcext:value-type="float">
            <text:p>67212.443</text:p>
          </table:table-cell>
          <table:table-cell office:value-type="float" office:value="54036.912" calcext:value-type="float">
            <text:p>54036.912</text:p>
          </table:table-cell>
          <table:table-cell office:value-type="float" office:value="60795.193" calcext:value-type="float">
            <text:p>60795.193</text:p>
          </table:table-cell>
          <table:table-cell office:value-type="float" office:value="71579.84" calcext:value-type="float">
            <text:p>71579.84</text:p>
          </table:table-cell>
          <table:table-cell office:value-type="float" office:value="85026.729" calcext:value-type="float">
            <text:p>85026.729</text:p>
          </table:table-cell>
          <table:table-cell office:value-type="float" office:value="103838.439" calcext:value-type="float">
            <text:p>103838.439</text:p>
          </table:table-cell>
          <table:table-cell office:value-type="float" office:value="135433.311" calcext:value-type="float">
            <text:p>135433.311</text:p>
          </table:table-cell>
          <table:table-cell office:value-type="float" office:value="149796.95" calcext:value-type="float">
            <text:p>149796.95</text:p>
          </table:table-cell>
          <table:table-cell office:value-type="float" office:value="171916.294" calcext:value-type="float">
            <text:p>171916.294</text:p>
          </table:table-cell>
          <table:table-cell office:value-type="float" office:value="199748.824" calcext:value-type="float">
            <text:p>199748.824</text:p>
          </table:table-cell>
          <table:table-cell office:value-type="float" office:value="246191.379" calcext:value-type="float">
            <text:p>246191.379</text:p>
          </table:table-cell>
          <table:table-cell office:value-type="float" office:value="277826.588" calcext:value-type="float">
            <text:p>277826.588</text:p>
          </table:table-cell>
          <table:table-cell office:value-type="float" office:value="320389.457" calcext:value-type="float">
            <text:p>320389.457</text:p>
          </table:table-cell>
          <table:table-cell office:value-type="float" office:value="353880.168" calcext:value-type="float">
            <text:p>353880.168</text:p>
          </table:table-cell>
          <table:table-cell office:value-type="float" office:value="366949.356" calcext:value-type="float">
            <text:p>366949.356</text:p>
          </table:table-cell>
          <table:table-cell office:value-type="float" office:value="403091.308" calcext:value-type="float">
            <text:p>403091.308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O2 emissions from liquid fuel consumption (kt)</text:p>
          </table:table-cell>
          <table:table-cell office:value-type="string" calcext:value-type="string">
            <text:p>EN.ATM.CO2E.LF.KT</text:p>
          </table:table-cell>
          <table:table-cell office:value-type="float" office:value="23010.425" calcext:value-type="float">
            <text:p>23010.425</text:p>
          </table:table-cell>
          <table:table-cell office:value-type="float" office:value="22354.032" calcext:value-type="float">
            <text:p>22354.032</text:p>
          </table:table-cell>
          <table:table-cell office:value-type="float" office:value="21781.98" calcext:value-type="float">
            <text:p>21781.98</text:p>
          </table:table-cell>
          <table:table-cell office:value-type="float" office:value="23289.117" calcext:value-type="float">
            <text:p>23289.117</text:p>
          </table:table-cell>
          <table:table-cell office:value-type="float" office:value="27751.856" calcext:value-type="float">
            <text:p>27751.856</text:p>
          </table:table-cell>
          <table:table-cell office:value-type="float" office:value="35027.184" calcext:value-type="float">
            <text:p>35027.184</text:p>
          </table:table-cell>
          <table:table-cell office:value-type="float" office:value="44583.386" calcext:value-type="float">
            <text:p>44583.386</text:p>
          </table:table-cell>
          <table:table-cell office:value-type="float" office:value="42533.533" calcext:value-type="float">
            <text:p>42533.533</text:p>
          </table:table-cell>
          <table:table-cell office:value-type="float" office:value="48690.426" calcext:value-type="float">
            <text:p>48690.426</text:p>
          </table:table-cell>
          <table:table-cell office:value-type="float" office:value="66904.415" calcext:value-type="float">
            <text:p>66904.415</text:p>
          </table:table-cell>
          <table:table-cell office:value-type="float" office:value="94722.277" calcext:value-type="float">
            <text:p>94722.277</text:p>
          </table:table-cell>
          <table:table-cell office:value-type="float" office:value="120189.592" calcext:value-type="float">
            <text:p>120189.592</text:p>
          </table:table-cell>
          <table:table-cell office:value-type="float" office:value="138440.251" calcext:value-type="float">
            <text:p>138440.251</text:p>
          </table:table-cell>
          <table:table-cell office:value-type="float" office:value="158949.782" calcext:value-type="float">
            <text:p>158949.782</text:p>
          </table:table-cell>
          <table:table-cell office:value-type="float" office:value="182722.943" calcext:value-type="float">
            <text:p>182722.943</text:p>
          </table:table-cell>
          <table:table-cell office:value-type="float" office:value="204358.243" calcext:value-type="float">
            <text:p>204358.243</text:p>
          </table:table-cell>
          <table:table-cell office:value-type="float" office:value="239180.075" calcext:value-type="float">
            <text:p>239180.075</text:p>
          </table:table-cell>
          <table:table-cell office:value-type="float" office:value="257694.758" calcext:value-type="float">
            <text:p>257694.758</text:p>
          </table:table-cell>
          <table:table-cell office:value-type="float" office:value="282223.321" calcext:value-type="float">
            <text:p>282223.321</text:p>
          </table:table-cell>
          <table:table-cell office:value-type="float" office:value="278655.33" calcext:value-type="float">
            <text:p>278655.33</text:p>
          </table:table-cell>
          <table:table-cell office:value-type="float" office:value="273426.188" calcext:value-type="float">
            <text:p>273426.188</text:p>
          </table:table-cell>
          <table:table-cell office:value-type="float" office:value="256583.657" calcext:value-type="float">
            <text:p>256583.657</text:p>
          </table:table-cell>
          <table:table-cell office:value-type="float" office:value="258021.121" calcext:value-type="float">
            <text:p>258021.121</text:p>
          </table:table-cell>
          <table:table-cell office:value-type="float" office:value="263987.33" calcext:value-type="float">
            <text:p>263987.33</text:p>
          </table:table-cell>
          <table:table-cell office:value-type="float" office:value="271673.362" calcext:value-type="float">
            <text:p>271673.362</text:p>
          </table:table-cell>
          <table:table-cell office:value-type="float" office:value="284826.891" calcext:value-type="float">
            <text:p>284826.891</text:p>
          </table:table-cell>
          <table:table-cell office:value-type="float" office:value="303315.905" calcext:value-type="float">
            <text:p>303315.905</text:p>
          </table:table-cell>
          <table:table-cell office:value-type="float" office:value="321786.584" calcext:value-type="float">
            <text:p>321786.584</text:p>
          </table:table-cell>
          <table:table-cell office:value-type="float" office:value="343410.883" calcext:value-type="float">
            <text:p>343410.883</text:p>
          </table:table-cell>
          <table:table-cell office:value-type="float" office:value="354730.912" calcext:value-type="float">
            <text:p>354730.912</text:p>
          </table:table-cell>
          <table:table-cell office:value-type="float" office:value="330561.715" calcext:value-type="float">
            <text:p>330561.715</text:p>
          </table:table-cell>
          <table:table-cell office:value-type="float" office:value="356318.723" calcext:value-type="float">
            <text:p>356318.723</text:p>
          </table:table-cell>
          <table:table-cell office:value-type="float" office:value="386109.431" calcext:value-type="float">
            <text:p>386109.431</text:p>
          </table:table-cell>
          <table:table-cell office:value-type="float" office:value="428899.654" calcext:value-type="float">
            <text:p>428899.654</text:p>
          </table:table-cell>
          <table:table-cell office:value-type="float" office:value="424059.214" calcext:value-type="float">
            <text:p>424059.214</text:p>
          </table:table-cell>
          <table:table-cell office:value-type="float" office:value="468613.264" calcext:value-type="float">
            <text:p>468613.264</text:p>
          </table:table-cell>
          <table:table-cell office:value-type="float" office:value="511040.454" calcext:value-type="float">
            <text:p>511040.454</text:p>
          </table:table-cell>
          <table:table-cell office:value-type="float" office:value="558418.094" calcext:value-type="float">
            <text:p>558418.094</text:p>
          </table:table-cell>
          <table:table-cell office:value-type="float" office:value="559719.879" calcext:value-type="float">
            <text:p>559719.879</text:p>
          </table:table-cell>
          <table:table-cell office:value-type="float" office:value="597240.623" calcext:value-type="float">
            <text:p>597240.623</text:p>
          </table:table-cell>
          <table:table-cell office:value-type="float" office:value="649216.681" calcext:value-type="float">
            <text:p>649216.681</text:p>
          </table:table-cell>
          <table:table-cell office:value-type="float" office:value="659839.98" calcext:value-type="float">
            <text:p>659839.98</text:p>
          </table:table-cell>
          <table:table-cell office:value-type="float" office:value="653620.748" calcext:value-type="float">
            <text:p>653620.748</text:p>
          </table:table-cell>
          <table:table-cell office:value-type="float" office:value="727694.148" calcext:value-type="float">
            <text:p>727694.148</text:p>
          </table:table-cell>
          <table:table-cell office:value-type="float" office:value="839779.67" calcext:value-type="float">
            <text:p>839779.67</text:p>
          </table:table-cell>
          <table:table-cell office:value-type="float" office:value="850868.678" calcext:value-type="float">
            <text:p>850868.678</text:p>
          </table:table-cell>
          <table:table-cell office:value-type="float" office:value="899269.411" calcext:value-type="float">
            <text:p>899269.411</text:p>
          </table:table-cell>
          <table:table-cell office:value-type="float" office:value="904450.882" calcext:value-type="float">
            <text:p>904450.882</text:p>
          </table:table-cell>
          <table:table-cell office:value-type="float" office:value="970911.59" calcext:value-type="float">
            <text:p>970911.59</text:p>
          </table:table-cell>
          <table:table-cell office:value-type="float" office:value="952294.231" calcext:value-type="float">
            <text:p>952294.231</text:p>
          </table:table-cell>
          <table:table-cell office:value-type="float" office:value="1093466.397" calcext:value-type="float">
            <text:p>1093466.397</text:p>
          </table:table-cell>
          <table:table-cell office:value-type="float" office:value="1124778.91" calcext:value-type="float">
            <text:p>1124778.91</text:p>
          </table:table-cell>
          <table:table-cell office:value-type="float" office:value="1177675.385" calcext:value-type="float">
            <text:p>1177675.385</text:p>
          </table:table-cell>
          <table:table-cell office:value-type="float" office:value="1235632.32" calcext:value-type="float">
            <text:p>1235632.32</text:p>
          </table:table-cell>
          <table:table-cell office:value-type="float" office:value="1264106.575" calcext:value-type="float">
            <text:p>1264106.575</text:p>
          </table:table-cell>
          <table:table-cell office:value-type="float" office:value="1328664.11" calcext:value-type="float">
            <text:p>1328664.11</text:p>
          </table:table-cell>
          <table:table-cell office:value-type="float" office:value="1336397.813" calcext:value-type="float">
            <text:p>1336397.813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EN.ATM.CO2E.SF.KT</text:p>
          </table:table-cell>
          <table:table-cell office:value-type="float" office:value="748988.417" calcext:value-type="float">
            <text:p>748988.417</text:p>
          </table:table-cell>
          <table:table-cell office:value-type="float" office:value="522903.199" calcext:value-type="float">
            <text:p>522903.199</text:p>
          </table:table-cell>
          <table:table-cell office:value-type="float" office:value="412262.475" calcext:value-type="float">
            <text:p>412262.475</text:p>
          </table:table-cell>
          <table:table-cell office:value-type="float" office:value="406457.614" calcext:value-type="float">
            <text:p>406457.614</text:p>
          </table:table-cell>
          <table:table-cell office:value-type="float" office:value="401899.533" calcext:value-type="float">
            <text:p>401899.533</text:p>
          </table:table-cell>
          <table:table-cell office:value-type="float" office:value="433347.725" calcext:value-type="float">
            <text:p>433347.725</text:p>
          </table:table-cell>
          <table:table-cell office:value-type="float" office:value="470153.404" calcext:value-type="float">
            <text:p>470153.404</text:p>
          </table:table-cell>
          <table:table-cell office:value-type="float" office:value="383912.898" calcext:value-type="float">
            <text:p>383912.898</text:p>
          </table:table-cell>
          <table:table-cell office:value-type="float" office:value="413058.214" calcext:value-type="float">
            <text:p>413058.214</text:p>
          </table:table-cell>
          <table:table-cell office:value-type="float" office:value="501586.928" calcext:value-type="float">
            <text:p>501586.928</text:p>
          </table:table-cell>
          <table:table-cell office:value-type="float" office:value="666411.244" calcext:value-type="float">
            <text:p>666411.244</text:p>
          </table:table-cell>
          <table:table-cell office:value-type="float" office:value="737030.33" calcext:value-type="float">
            <text:p>737030.33</text:p>
          </table:table-cell>
          <table:table-cell office:value-type="float" office:value="771349.783" calcext:value-type="float">
            <text:p>771349.783</text:p>
          </table:table-cell>
          <table:table-cell office:value-type="float" office:value="784385.968" calcext:value-type="float">
            <text:p>784385.968</text:p>
          </table:table-cell>
          <table:table-cell office:value-type="float" office:value="776736.606" calcext:value-type="float">
            <text:p>776736.606</text:p>
          </table:table-cell>
          <table:table-cell office:value-type="float" office:value="907380.815" calcext:value-type="float">
            <text:p>907380.815</text:p>
          </table:table-cell>
          <table:table-cell office:value-type="float" office:value="911132.156" calcext:value-type="float">
            <text:p>911132.156</text:p>
          </table:table-cell>
          <table:table-cell office:value-type="float" office:value="999426.182" calcext:value-type="float">
            <text:p>999426.182</text:p>
          </table:table-cell>
          <table:table-cell office:value-type="float" office:value="1118361.66" calcext:value-type="float">
            <text:p>1118361.66</text:p>
          </table:table-cell>
          <table:table-cell office:value-type="float" office:value="1148489.732" calcext:value-type="float">
            <text:p>1148489.732</text:p>
          </table:table-cell>
          <table:table-cell office:value-type="float" office:value="1123583.468" calcext:value-type="float">
            <text:p>1123583.468</text:p>
          </table:table-cell>
          <table:table-cell office:value-type="float" office:value="1125923.014" calcext:value-type="float">
            <text:p>1125923.014</text:p>
          </table:table-cell>
          <table:table-cell office:value-type="float" office:value="1249878.615" calcext:value-type="float">
            <text:p>1249878.615</text:p>
          </table:table-cell>
          <table:table-cell office:value-type="float" office:value="1322925.255" calcext:value-type="float">
            <text:p>1322925.255</text:p>
          </table:table-cell>
          <table:table-cell office:value-type="float" office:value="1455388.296" calcext:value-type="float">
            <text:p>1455388.296</text:p>
          </table:table-cell>
          <table:table-cell office:value-type="float" office:value="1585808.818" calcext:value-type="float">
            <text:p>1585808.818</text:p>
          </table:table-cell>
          <table:table-cell office:value-type="float" office:value="1658745.448" calcext:value-type="float">
            <text:p>1658745.448</text:p>
          </table:table-cell>
          <table:table-cell office:value-type="float" office:value="1771718.384" calcext:value-type="float">
            <text:p>1771718.384</text:p>
          </table:table-cell>
          <table:table-cell office:value-type="float" office:value="1894247.522" calcext:value-type="float">
            <text:p>1894247.522</text:p>
          </table:table-cell>
          <table:table-cell office:value-type="float" office:value="1921808.694" calcext:value-type="float">
            <text:p>1921808.694</text:p>
          </table:table-cell>
          <table:table-cell office:value-type="float" office:value="1978302.496" calcext:value-type="float">
            <text:p>1978302.496</text:p>
          </table:table-cell>
          <table:table-cell office:value-type="float" office:value="2051598.492" calcext:value-type="float">
            <text:p>2051598.492</text:p>
          </table:table-cell>
          <table:table-cell office:value-type="float" office:value="2116449.387" calcext:value-type="float">
            <text:p>2116449.387</text:p>
          </table:table-cell>
          <table:table-cell office:value-type="float" office:value="2230570.094" calcext:value-type="float">
            <text:p>2230570.094</text:p>
          </table:table-cell>
          <table:table-cell office:value-type="float" office:value="2382537.908" calcext:value-type="float">
            <text:p>2382537.908</text:p>
          </table:table-cell>
          <table:table-cell office:value-type="float" office:value="2571857.784" calcext:value-type="float">
            <text:p>2571857.784</text:p>
          </table:table-cell>
          <table:table-cell office:value-type="float" office:value="2662579.364" calcext:value-type="float">
            <text:p>2662579.364</text:p>
          </table:table-cell>
          <table:table-cell office:value-type="float" office:value="2611692.405" calcext:value-type="float">
            <text:p>2611692.405</text:p>
          </table:table-cell>
          <table:table-cell office:value-type="float" office:value="2446772.747" calcext:value-type="float">
            <text:p>2446772.747</text:p>
          </table:table-cell>
          <table:table-cell office:value-type="float" office:value="2380440.384" calcext:value-type="float">
            <text:p>2380440.384</text:p>
          </table:table-cell>
          <table:table-cell office:value-type="float" office:value="2398390.349" calcext:value-type="float">
            <text:p>2398390.349</text:p>
          </table:table-cell>
          <table:table-cell office:value-type="float" office:value="2430843.299" calcext:value-type="float">
            <text:p>2430843.299</text:p>
          </table:table-cell>
          <table:table-cell office:value-type="float" office:value="2781045.466" calcext:value-type="float">
            <text:p>2781045.466</text:p>
          </table:table-cell>
          <table:table-cell office:value-type="float" office:value="3321997.639" calcext:value-type="float">
            <text:p>3321997.639</text:p>
          </table:table-cell>
          <table:table-cell office:value-type="float" office:value="3838428.583" calcext:value-type="float">
            <text:p>3838428.583</text:p>
          </table:table-cell>
          <table:table-cell office:value-type="float" office:value="4428012.51" calcext:value-type="float">
            <text:p>4428012.51</text:p>
          </table:table-cell>
          <table:table-cell office:value-type="float" office:value="4909390.601" calcext:value-type="float">
            <text:p>4909390.601</text:p>
          </table:table-cell>
          <table:table-cell office:value-type="float" office:value="4978938.923" calcext:value-type="float">
            <text:p>4978938.923</text:p>
          </table:table-cell>
          <table:table-cell office:value-type="float" office:value="5734164.907" calcext:value-type="float">
            <text:p>5734164.907</text:p>
          </table:table-cell>
          <table:table-cell office:value-type="float" office:value="5613696.623" calcext:value-type="float">
            <text:p>5613696.623</text:p>
          </table:table-cell>
          <table:table-cell office:value-type="float" office:value="6574171.931" calcext:value-type="float">
            <text:p>6574171.931</text:p>
          </table:table-cell>
          <table:table-cell office:value-type="float" office:value="7315771.343" calcext:value-type="float">
            <text:p>7315771.343</text:p>
          </table:table-cell>
          <table:table-cell office:value-type="float" office:value="7470918.446" calcext:value-type="float">
            <text:p>7470918.446</text:p>
          </table:table-cell>
          <table:table-cell office:value-type="float" office:value="7499587.052" calcext:value-type="float">
            <text:p>7499587.052</text:p>
          </table:table-cell>
          <table:table-cell office:value-type="float" office:value="7431146.164" calcext:value-type="float">
            <text:p>7431146.164</text:p>
          </table:table-cell>
          <table:table-cell office:value-type="float" office:value="7272926.115" calcext:value-type="float">
            <text:p>7272926.115</text:p>
          </table:table-cell>
          <table:table-cell office:value-type="float" office:value="6951652.911" calcext:value-type="float">
            <text:p>6951652.911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nergy use (kg of oil equivalent) per $1,000 GDP (constant 2017 PPP)</text:p>
          </table:table-cell>
          <table:table-cell office:value-type="string" calcext:value-type="string">
            <text:p>EG.USE.COMM.GD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538.6595242856" calcext:value-type="float">
            <text:p>538.6595242856</text:p>
          </table:table-cell>
          <table:table-cell office:value-type="float" office:value="480.125933653922" calcext:value-type="float">
            <text:p>480.125933653922</text:p>
          </table:table-cell>
          <table:table-cell office:value-type="float" office:value="434.629126253198" calcext:value-type="float">
            <text:p>434.629126253198</text:p>
          </table:table-cell>
          <table:table-cell office:value-type="float" office:value="404.265129579428" calcext:value-type="float">
            <text:p>404.265129579428</text:p>
          </table:table-cell>
          <table:table-cell office:value-type="float" office:value="374.571517288557" calcext:value-type="float">
            <text:p>374.571517288557</text:p>
          </table:table-cell>
          <table:table-cell office:value-type="float" office:value="362.468186967024" calcext:value-type="float">
            <text:p>362.468186967024</text:p>
          </table:table-cell>
          <table:table-cell office:value-type="float" office:value="338.919863555613" calcext:value-type="float">
            <text:p>338.919863555613</text:p>
          </table:table-cell>
          <table:table-cell office:value-type="float" office:value="309.934537208359" calcext:value-type="float">
            <text:p>309.934537208359</text:p>
          </table:table-cell>
          <table:table-cell office:value-type="float" office:value="289.359171817041" calcext:value-type="float">
            <text:p>289.359171817041</text:p>
          </table:table-cell>
          <table:table-cell office:value-type="float" office:value="273.962737266064" calcext:value-type="float">
            <text:p>273.962737266064</text:p>
          </table:table-cell>
          <table:table-cell office:value-type="float" office:value="260.449263386049" calcext:value-type="float">
            <text:p>260.449263386049</text:p>
          </table:table-cell>
          <table:table-cell office:value-type="float" office:value="250.195806693024" calcext:value-type="float">
            <text:p>250.195806693024</text:p>
          </table:table-cell>
          <table:table-cell office:value-type="float" office:value="244.712641937632" calcext:value-type="float">
            <text:p>244.712641937632</text:p>
          </table:table-cell>
          <table:table-cell office:value-type="float" office:value="254.141377157414" calcext:value-type="float">
            <text:p>254.141377157414</text:p>
          </table:table-cell>
          <table:table-cell office:value-type="float" office:value="263.250391569644" calcext:value-type="float">
            <text:p>263.250391569644</text:p>
          </table:table-cell>
          <table:table-cell office:value-type="float" office:value="261.252791097485" calcext:value-type="float">
            <text:p>261.252791097485</text:p>
          </table:table-cell>
          <table:table-cell office:value-type="float" office:value="253.382773948216" calcext:value-type="float">
            <text:p>253.382773948216</text:p>
          </table:table-cell>
          <table:table-cell office:value-type="float" office:value="239.901292536428" calcext:value-type="float">
            <text:p>239.901292536428</text:p>
          </table:table-cell>
          <table:table-cell office:value-type="float" office:value="225.67549885637" calcext:value-type="float">
            <text:p>225.67549885637</text:p>
          </table:table-cell>
          <table:table-cell office:value-type="float" office:value="220.393525668495" calcext:value-type="float">
            <text:p>220.393525668495</text:p>
          </table:table-cell>
          <table:table-cell office:value-type="float" office:value="220.012739960348" calcext:value-type="float">
            <text:p>220.012739960348</text:p>
          </table:table-cell>
          <table:table-cell office:value-type="float" office:value="215.398964590408" calcext:value-type="float">
            <text:p>215.398964590408</text:p>
          </table:table-cell>
          <table:table-cell office:value-type="float" office:value="207.275985361881" calcext:value-type="float">
            <text:p>207.275985361881</text:p>
          </table:table-cell>
          <table:table-cell office:value-type="float" office:value="198.54579573458" calcext:value-type="float">
            <text:p>198.54579573458</text:p>
          </table:table-cell>
          <table:table-cell office:value-type="float" office:value="187.687033335641" calcext:value-type="float">
            <text:p>187.68703333564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DP, PPP (constant 2017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616385775698.94" calcext:value-type="float">
            <text:p>1616385775698.94</text:p>
          </table:table-cell>
          <table:table-cell office:value-type="float" office:value="1766108132395.14" calcext:value-type="float">
            <text:p>1766108132395.14</text:p>
          </table:table-cell>
          <table:table-cell office:value-type="float" office:value="2017328706335.29" calcext:value-type="float">
            <text:p>2017328706335.29</text:p>
          </table:table-cell>
          <table:table-cell office:value-type="float" office:value="2297409163056.5" calcext:value-type="float">
            <text:p>2297409163056.5</text:p>
          </table:table-cell>
          <table:table-cell office:value-type="float" office:value="2596917953189.27" calcext:value-type="float">
            <text:p>2596917953189.27</text:p>
          </table:table-cell>
          <table:table-cell office:value-type="float" office:value="2881383160103.41" calcext:value-type="float">
            <text:p>2881383160103.41</text:p>
          </table:table-cell>
          <table:table-cell office:value-type="float" office:value="3167290039416.23" calcext:value-type="float">
            <text:p>3167290039416.23</text:p>
          </table:table-cell>
          <table:table-cell office:value-type="float" office:value="3459845648886.52" calcext:value-type="float">
            <text:p>3459845648886.52</text:p>
          </table:table-cell>
          <table:table-cell office:value-type="float" office:value="3731303470424.21" calcext:value-type="float">
            <text:p>3731303470424.21</text:p>
          </table:table-cell>
          <table:table-cell office:value-type="float" office:value="4017182938755.54" calcext:value-type="float">
            <text:p>4017182938755.54</text:p>
          </table:table-cell>
          <table:table-cell office:value-type="float" office:value="4358245522535.81" calcext:value-type="float">
            <text:p>4358245522535.81</text:p>
          </table:table-cell>
          <table:table-cell office:value-type="float" office:value="4721537253617.51" calcext:value-type="float">
            <text:p>4721537253617.51</text:p>
          </table:table-cell>
          <table:table-cell office:value-type="float" office:value="5152785033972.09" calcext:value-type="float">
            <text:p>5152785033972.09</text:p>
          </table:table-cell>
          <table:table-cell office:value-type="float" office:value="5670023166308.18" calcext:value-type="float">
            <text:p>5670023166308.18</text:p>
          </table:table-cell>
          <table:table-cell office:value-type="float" office:value="6243467841396.09" calcext:value-type="float">
            <text:p>6243467841396.09</text:p>
          </table:table-cell>
          <table:table-cell office:value-type="float" office:value="6954885516694.85" calcext:value-type="float">
            <text:p>6954885516694.85</text:p>
          </table:table-cell>
          <table:table-cell office:value-type="float" office:value="7839613419837.17" calcext:value-type="float">
            <text:p>7839613419837.17</text:p>
          </table:table-cell>
          <table:table-cell office:value-type="float" office:value="8955257903305.3" calcext:value-type="float">
            <text:p>8955257903305.3</text:p>
          </table:table-cell>
          <table:table-cell office:value-type="float" office:value="9819501089971.55" calcext:value-type="float">
            <text:p>9819501089971.55</text:p>
          </table:table-cell>
          <table:table-cell office:value-type="float" office:value="10742409055886.5" calcext:value-type="float">
            <text:p>10742409055886.5</text:p>
          </table:table-cell>
          <table:table-cell office:value-type="float" office:value="11884957832311.2" calcext:value-type="float">
            <text:p>11884957832311.2</text:p>
          </table:table-cell>
          <table:table-cell office:value-type="float" office:value="13020070209403.8" calcext:value-type="float">
            <text:p>13020070209403.8</text:p>
          </table:table-cell>
          <table:table-cell office:value-type="float" office:value="14043934216102.1" calcext:value-type="float">
            <text:p>14043934216102.1</text:p>
          </table:table-cell>
          <table:table-cell office:value-type="float" office:value="15134607226924.2" calcext:value-type="float">
            <text:p>15134607226924.2</text:p>
          </table:table-cell>
          <table:table-cell office:value-type="float" office:value="16258467389928.8" calcext:value-type="float">
            <text:p>16258467389928.8</text:p>
          </table:table-cell>
          <table:table-cell office:value-type="float" office:value="17403279549482.5" calcext:value-type="float">
            <text:p>17403279549482.5</text:p>
          </table:table-cell>
          <table:table-cell office:value-type="float" office:value="18595188781703.6" calcext:value-type="float">
            <text:p>18595188781703.6</text:p>
          </table:table-cell>
          <table:table-cell office:value-type="float" office:value="19887033884256.7" calcext:value-type="float">
            <text:p>19887033884256.7</text:p>
          </table:table-cell>
          <table:table-cell office:value-type="float" office:value="21229363693432.1" calcext:value-type="float">
            <text:p>21229363693432.1</text:p>
          </table:table-cell>
          <table:table-cell office:value-type="float" office:value="22492450166618.6" calcext:value-type="float">
            <text:p>22492450166618.6</text:p>
          </table:table-cell>
          <table:table-cell office:value-type="float" office:value="23020463487123.1" calcext:value-type="float">
            <text:p>23020463487123.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667070000" calcext:value-type="float">
            <text:p>667070000</text:p>
          </table:table-cell>
          <table:table-cell office:value-type="float" office:value="660330000" calcext:value-type="float">
            <text:p>660330000</text:p>
          </table:table-cell>
          <table:table-cell office:value-type="float" office:value="665770000" calcext:value-type="float">
            <text:p>665770000</text:p>
          </table:table-cell>
          <table:table-cell office:value-type="float" office:value="682335000" calcext:value-type="float">
            <text:p>682335000</text:p>
          </table:table-cell>
          <table:table-cell office:value-type="float" office:value="698355000" calcext:value-type="float">
            <text:p>698355000</text:p>
          </table:table-cell>
          <table:table-cell office:value-type="float" office:value="715185000" calcext:value-type="float">
            <text:p>715185000</text:p>
          </table:table-cell>
          <table:table-cell office:value-type="float" office:value="735400000" calcext:value-type="float">
            <text:p>735400000</text:p>
          </table:table-cell>
          <table:table-cell office:value-type="float" office:value="754550000" calcext:value-type="float">
            <text:p>754550000</text:p>
          </table:table-cell>
          <table:table-cell office:value-type="float" office:value="774510000" calcext:value-type="float">
            <text:p>774510000</text:p>
          </table:table-cell>
          <table:table-cell office:value-type="float" office:value="796025000" calcext:value-type="float">
            <text:p>796025000</text:p>
          </table:table-cell>
          <table:table-cell office:value-type="float" office:value="818315000" calcext:value-type="float">
            <text:p>818315000</text:p>
          </table:table-cell>
          <table:table-cell office:value-type="float" office:value="841105000" calcext:value-type="float">
            <text:p>841105000</text:p>
          </table:table-cell>
          <table:table-cell office:value-type="float" office:value="862030000" calcext:value-type="float">
            <text:p>862030000</text:p>
          </table:table-cell>
          <table:table-cell office:value-type="float" office:value="881940000" calcext:value-type="float">
            <text:p>881940000</text:p>
          </table:table-cell>
          <table:table-cell office:value-type="float" office:value="900350000" calcext:value-type="float">
            <text:p>900350000</text:p>
          </table:table-cell>
          <table:table-cell office:value-type="float" office:value="916395000" calcext:value-type="float">
            <text:p>916395000</text:p>
          </table:table-cell>
          <table:table-cell office:value-type="float" office:value="930685000" calcext:value-type="float">
            <text:p>930685000</text:p>
          </table:table-cell>
          <table:table-cell office:value-type="float" office:value="943455000" calcext:value-type="float">
            <text:p>943455000</text:p>
          </table:table-cell>
          <table:table-cell office:value-type="float" office:value="956165000" calcext:value-type="float">
            <text:p>956165000</text:p>
          </table:table-cell>
          <table:table-cell office:value-type="float" office:value="969005000" calcext:value-type="float">
            <text:p>969005000</text:p>
          </table:table-cell>
          <table:table-cell office:value-type="float" office:value="981235000" calcext:value-type="float">
            <text:p>981235000</text:p>
          </table:table-cell>
          <table:table-cell office:value-type="float" office:value="993885000" calcext:value-type="float">
            <text:p>993885000</text:p>
          </table:table-cell>
          <table:table-cell office:value-type="float" office:value="1008630000" calcext:value-type="float">
            <text:p>1008630000</text:p>
          </table:table-cell>
          <table:table-cell office:value-type="float" office:value="1023310000" calcext:value-type="float">
            <text:p>1023310000</text:p>
          </table:table-cell>
          <table:table-cell office:value-type="float" office:value="1036825000" calcext:value-type="float">
            <text:p>1036825000</text:p>
          </table:table-cell>
          <table:table-cell office:value-type="float" office:value="1051040000" calcext:value-type="float">
            <text:p>1051040000</text:p>
          </table:table-cell>
          <table:table-cell office:value-type="float" office:value="1066790000" calcext:value-type="float">
            <text:p>1066790000</text:p>
          </table:table-cell>
          <table:table-cell office:value-type="float" office:value="1084035000" calcext:value-type="float">
            <text:p>1084035000</text:p>
          </table:table-cell>
          <table:table-cell office:value-type="float" office:value="1101630000" calcext:value-type="float">
            <text:p>1101630000</text:p>
          </table:table-cell>
          <table:table-cell office:value-type="float" office:value="1118650000" calcext:value-type="float">
            <text:p>1118650000</text:p>
          </table:table-cell>
          <table:table-cell office:value-type="float" office:value="1135185000" calcext:value-type="float">
            <text:p>1135185000</text:p>
          </table:table-cell>
          <table:table-cell office:value-type="float" office:value="1150780000" calcext:value-type="float">
            <text:p>1150780000</text:p>
          </table:table-cell>
          <table:table-cell office:value-type="float" office:value="1164970000" calcext:value-type="float">
            <text:p>1164970000</text:p>
          </table:table-cell>
          <table:table-cell office:value-type="float" office:value="1178440000" calcext:value-type="float">
            <text:p>1178440000</text:p>
          </table:table-cell>
          <table:table-cell office:value-type="float" office:value="1191835000" calcext:value-type="float">
            <text:p>1191835000</text:p>
          </table:table-cell>
          <table:table-cell office:value-type="float" office:value="1204855000" calcext:value-type="float">
            <text:p>1204855000</text:p>
          </table:table-cell>
          <table:table-cell office:value-type="float" office:value="1217550000" calcext:value-type="float">
            <text:p>1217550000</text:p>
          </table:table-cell>
          <table:table-cell office:value-type="float" office:value="1230075000" calcext:value-type="float">
            <text:p>1230075000</text:p>
          </table:table-cell>
          <table:table-cell office:value-type="float" office:value="1241935000" calcext:value-type="float">
            <text:p>1241935000</text:p>
          </table:table-cell>
          <table:table-cell office:value-type="float" office:value="1252735000" calcext:value-type="float">
            <text:p>1252735000</text:p>
          </table:table-cell>
          <table:table-cell office:value-type="float" office:value="1262645000" calcext:value-type="float">
            <text:p>1262645000</text:p>
          </table:table-cell>
          <table:table-cell office:value-type="float" office:value="1271850000" calcext:value-type="float">
            <text:p>1271850000</text:p>
          </table:table-cell>
          <table:table-cell office:value-type="float" office:value="1280400000" calcext:value-type="float">
            <text:p>1280400000</text:p>
          </table:table-cell>
          <table:table-cell office:value-type="float" office:value="1288400000" calcext:value-type="float">
            <text:p>1288400000</text:p>
          </table:table-cell>
          <table:table-cell office:value-type="float" office:value="1296075000" calcext:value-type="float">
            <text:p>1296075000</text:p>
          </table:table-cell>
          <table:table-cell office:value-type="float" office:value="1303720000" calcext:value-type="float">
            <text:p>1303720000</text:p>
          </table:table-cell>
          <table:table-cell office:value-type="float" office:value="1311020000" calcext:value-type="float">
            <text:p>1311020000</text:p>
          </table:table-cell>
          <table:table-cell office:value-type="float" office:value="1317885000" calcext:value-type="float">
            <text:p>1317885000</text:p>
          </table:table-cell>
          <table:table-cell office:value-type="float" office:value="1324655000" calcext:value-type="float">
            <text:p>1324655000</text:p>
          </table:table-cell>
          <table:table-cell office:value-type="float" office:value="1331260000" calcext:value-type="float">
            <text:p>1331260000</text:p>
          </table:table-cell>
          <table:table-cell office:value-type="float" office:value="1337705000" calcext:value-type="float">
            <text:p>1337705000</text:p>
          </table:table-cell>
          <table:table-cell office:value-type="float" office:value="1345035000" calcext:value-type="float">
            <text:p>1345035000</text:p>
          </table:table-cell>
          <table:table-cell office:value-type="float" office:value="1354190000" calcext:value-type="float">
            <text:p>1354190000</text:p>
          </table:table-cell>
          <table:table-cell office:value-type="float" office:value="1363240000" calcext:value-type="float">
            <text:p>1363240000</text:p>
          </table:table-cell>
          <table:table-cell office:value-type="float" office:value="1371860000" calcext:value-type="float">
            <text:p>1371860000</text:p>
          </table:table-cell>
          <table:table-cell office:value-type="float" office:value="1379860000" calcext:value-type="float">
            <text:p>1379860000</text:p>
          </table:table-cell>
          <table:table-cell office:value-type="float" office:value="1387790000" calcext:value-type="float">
            <text:p>1387790000</text:p>
          </table:table-cell>
          <table:table-cell office:value-type="float" office:value="1396215000" calcext:value-type="float">
            <text:p>1396215000</text:p>
          </table:table-cell>
          <table:table-cell office:value-type="float" office:value="1402760000" calcext:value-type="float">
            <text:p>1402760000</text:p>
          </table:table-cell>
          <table:table-cell office:value-type="float" office:value="1407745000" calcext:value-type="float">
            <text:p>1407745000</text:p>
          </table:table-cell>
          <table:table-cell office:value-type="float" office:value="1410929362" calcext:value-type="float">
            <text:p>1410929362</text:p>
          </table:table-cell>
          <table:table-cell office:value-type="string" calcext:value-type="string">
            <text:p>..</text:p>
          </table:table-cell>
        </table:table-row>
      </table:table>
      <table:table table:name="United States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16 [YR2016]</text:p>
          </table:table-cell>
          <table:table-cell office:value-type="string" calcext:value-type="string">
            <text:p>2017 [YR2017]</text:p>
          </table:table-cell>
          <table:table-cell office:value-type="string" calcext:value-type="string">
            <text:p>2018 [YR2018]</text:p>
          </table:table-cell>
          <table:table-cell office:value-type="string" calcext:value-type="string">
            <text:p>2019 [YR2019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1 [YR2021]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2 emissions (kt)</text:p>
          </table:table-cell>
          <table:table-cell office:value-type="string" calcext:value-type="string">
            <text:p>EN.ATM.CO2E.KT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4844990" calcext:value-type="float">
            <text:p>4844990</text:p>
          </table:table-cell>
          <table:table-cell office:value-type="float" office:value="4808090" calcext:value-type="float">
            <text:p>4808090</text:p>
          </table:table-cell>
          <table:table-cell office:value-type="float" office:value="4880200" calcext:value-type="float">
            <text:p>4880200</text:p>
          </table:table-cell>
          <table:table-cell office:value-type="float" office:value="5000350" calcext:value-type="float">
            <text:p>5000350</text:p>
          </table:table-cell>
          <table:table-cell office:value-type="float" office:value="5073230" calcext:value-type="float">
            <text:p>5073230</text:p>
          </table:table-cell>
          <table:table-cell office:value-type="float" office:value="5126900" calcext:value-type="float">
            <text:p>5126900</text:p>
          </table:table-cell>
          <table:table-cell office:value-type="float" office:value="5283110" calcext:value-type="float">
            <text:p>5283110</text:p>
          </table:table-cell>
          <table:table-cell office:value-type="float" office:value="5547990" calcext:value-type="float">
            <text:p>5547990</text:p>
          </table:table-cell>
          <table:table-cell office:value-type="float" office:value="5590700" calcext:value-type="float">
            <text:p>5590700</text:p>
          </table:table-cell>
          <table:table-cell office:value-type="float" office:value="5610300" calcext:value-type="float">
            <text:p>5610300</text:p>
          </table:table-cell>
          <table:table-cell office:value-type="float" office:value="5776410" calcext:value-type="float">
            <text:p>5776410</text:p>
          </table:table-cell>
          <table:table-cell office:value-type="float" office:value="5749250" calcext:value-type="float">
            <text:p>5749250</text:p>
          </table:table-cell>
          <table:table-cell office:value-type="float" office:value="5594160" calcext:value-type="float">
            <text:p>5594160</text:p>
          </table:table-cell>
          <table:table-cell office:value-type="float" office:value="5659630" calcext:value-type="float">
            <text:p>5659630</text:p>
          </table:table-cell>
          <table:table-cell office:value-type="float" office:value="5740030" calcext:value-type="float">
            <text:p>5740030</text:p>
          </table:table-cell>
          <table:table-cell office:value-type="float" office:value="5756080" calcext:value-type="float">
            <text:p>5756080</text:p>
          </table:table-cell>
          <table:table-cell office:value-type="float" office:value="5656580" calcext:value-type="float">
            <text:p>5656580</text:p>
          </table:table-cell>
          <table:table-cell office:value-type="float" office:value="5740270" calcext:value-type="float">
            <text:p>5740270</text:p>
          </table:table-cell>
          <table:table-cell office:value-type="float" office:value="5563340" calcext:value-type="float">
            <text:p>5563340</text:p>
          </table:table-cell>
          <table:table-cell office:value-type="float" office:value="5159550" calcext:value-type="float">
            <text:p>5159550</text:p>
          </table:table-cell>
          <table:table-cell office:value-type="float" office:value="5392870" calcext:value-type="float">
            <text:p>5392870</text:p>
          </table:table-cell>
          <table:table-cell office:value-type="float" office:value="5172100" calcext:value-type="float">
            <text:p>5172100</text:p>
          </table:table-cell>
          <table:table-cell office:value-type="float" office:value="4950210" calcext:value-type="float">
            <text:p>4950210</text:p>
          </table:table-cell>
          <table:table-cell office:value-type="float" office:value="5089500" calcext:value-type="float">
            <text:p>5089500</text:p>
          </table:table-cell>
          <table:table-cell office:value-type="float" office:value="5102580" calcext:value-type="float">
            <text:p>5102580</text:p>
          </table:table-cell>
          <table:table-cell office:value-type="float" office:value="4982790" calcext:value-type="float">
            <text:p>4982790</text:p>
          </table:table-cell>
          <table:table-cell office:value-type="float" office:value="4888640" calcext:value-type="float">
            <text:p>4888640</text:p>
          </table:table-cell>
          <table:table-cell office:value-type="float" office:value="4813720" calcext:value-type="float">
            <text:p>4813720</text:p>
          </table:table-cell>
          <table:table-cell office:value-type="float" office:value="4981300" calcext:value-type="float">
            <text:p>4981300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2 emissions from gaseous fuel consumption (kt)</text:p>
          </table:table-cell>
          <table:table-cell office:value-type="string" calcext:value-type="string">
            <text:p>EN.ATM.CO2E.GF.KT</text:p>
          </table:table-cell>
          <table:table-cell office:value-type="float" office:value="630540.65" calcext:value-type="float">
            <text:p>630540.65</text:p>
          </table:table-cell>
          <table:table-cell office:value-type="float" office:value="636935.898" calcext:value-type="float">
            <text:p>636935.898</text:p>
          </table:table-cell>
          <table:table-cell office:value-type="float" office:value="676920.866" calcext:value-type="float">
            <text:p>676920.866</text:p>
          </table:table-cell>
          <table:table-cell office:value-type="float" office:value="719043.695" calcext:value-type="float">
            <text:p>719043.695</text:p>
          </table:table-cell>
          <table:table-cell office:value-type="float" office:value="759692.39" calcext:value-type="float">
            <text:p>759692.39</text:p>
          </table:table-cell>
          <table:table-cell office:value-type="float" office:value="783245.531" calcext:value-type="float">
            <text:p>783245.531</text:p>
          </table:table-cell>
          <table:table-cell office:value-type="float" office:value="842896.62" calcext:value-type="float">
            <text:p>842896.62</text:p>
          </table:table-cell>
          <table:table-cell office:value-type="float" office:value="882005.175" calcext:value-type="float">
            <text:p>882005.175</text:p>
          </table:table-cell>
          <table:table-cell office:value-type="float" office:value="937127.519" calcext:value-type="float">
            <text:p>937127.519</text:p>
          </table:table-cell>
          <table:table-cell office:value-type="float" office:value="1018916.287" calcext:value-type="float">
            <text:p>1018916.287</text:p>
          </table:table-cell>
          <table:table-cell office:value-type="float" office:value="1060078.362" calcext:value-type="float">
            <text:p>1060078.362</text:p>
          </table:table-cell>
          <table:table-cell office:value-type="float" office:value="1097826.46" calcext:value-type="float">
            <text:p>1097826.46</text:p>
          </table:table-cell>
          <table:table-cell office:value-type="float" office:value="1116586.832" calcext:value-type="float">
            <text:p>1116586.832</text:p>
          </table:table-cell>
          <table:table-cell office:value-type="float" office:value="1104383.056" calcext:value-type="float">
            <text:p>1104383.056</text:p>
          </table:table-cell>
          <table:table-cell office:value-type="float" office:value="1053030.388" calcext:value-type="float">
            <text:p>1053030.388</text:p>
          </table:table-cell>
          <table:table-cell office:value-type="float" office:value="978931.319" calcext:value-type="float">
            <text:p>978931.319</text:p>
          </table:table-cell>
          <table:table-cell office:value-type="float" office:value="995271.471" calcext:value-type="float">
            <text:p>995271.471</text:p>
          </table:table-cell>
          <table:table-cell office:value-type="float" office:value="963676.599" calcext:value-type="float">
            <text:p>963676.599</text:p>
          </table:table-cell>
          <table:table-cell office:value-type="float" office:value="981036.177" calcext:value-type="float">
            <text:p>981036.177</text:p>
          </table:table-cell>
          <table:table-cell office:value-type="float" office:value="1015843.341" calcext:value-type="float">
            <text:p>1015843.341</text:p>
          </table:table-cell>
          <table:table-cell office:value-type="float" office:value="1002059.088" calcext:value-type="float">
            <text:p>1002059.088</text:p>
          </table:table-cell>
          <table:table-cell office:value-type="float" office:value="970713.572" calcext:value-type="float">
            <text:p>970713.572</text:p>
          </table:table-cell>
          <table:table-cell office:value-type="float" office:value="903497.462" calcext:value-type="float">
            <text:p>903497.462</text:p>
          </table:table-cell>
          <table:table-cell office:value-type="float" office:value="858228.347" calcext:value-type="float">
            <text:p>858228.347</text:p>
          </table:table-cell>
          <table:table-cell office:value-type="float" office:value="886962.959" calcext:value-type="float">
            <text:p>886962.959</text:p>
          </table:table-cell>
          <table:table-cell office:value-type="float" office:value="860681.57" calcext:value-type="float">
            <text:p>860681.57</text:p>
          </table:table-cell>
          <table:table-cell office:value-type="float" office:value="817454.974" calcext:value-type="float">
            <text:p>817454.974</text:p>
          </table:table-cell>
          <table:table-cell office:value-type="float" office:value="865694.359" calcext:value-type="float">
            <text:p>865694.359</text:p>
          </table:table-cell>
          <table:table-cell office:value-type="float" office:value="907443.154" calcext:value-type="float">
            <text:p>907443.154</text:p>
          </table:table-cell>
          <table:table-cell office:value-type="float" office:value="939188.373" calcext:value-type="float">
            <text:p>939188.373</text:p>
          </table:table-cell>
          <table:table-cell office:value-type="float" office:value="1003980.596" calcext:value-type="float">
            <text:p>1003980.596</text:p>
          </table:table-cell>
          <table:table-cell office:value-type="float" office:value="1050346.144" calcext:value-type="float">
            <text:p>1050346.144</text:p>
          </table:table-cell>
          <table:table-cell office:value-type="float" office:value="1070995.021" calcext:value-type="float">
            <text:p>1070995.021</text:p>
          </table:table-cell>
          <table:table-cell office:value-type="float" office:value="1101299.109" calcext:value-type="float">
            <text:p>1101299.109</text:p>
          </table:table-cell>
          <table:table-cell office:value-type="float" office:value="1123766.818" calcext:value-type="float">
            <text:p>1123766.818</text:p>
          </table:table-cell>
          <table:table-cell office:value-type="float" office:value="1162211.646" calcext:value-type="float">
            <text:p>1162211.646</text:p>
          </table:table-cell>
          <table:table-cell office:value-type="float" office:value="1152435.424" calcext:value-type="float">
            <text:p>1152435.424</text:p>
          </table:table-cell>
          <table:table-cell office:value-type="float" office:value="1161085.877" calcext:value-type="float">
            <text:p>1161085.877</text:p>
          </table:table-cell>
          <table:table-cell office:value-type="float" office:value="1142303.503" calcext:value-type="float">
            <text:p>1142303.503</text:p>
          </table:table-cell>
          <table:table-cell office:value-type="float" office:value="1200792.153" calcext:value-type="float">
            <text:p>1200792.153</text:p>
          </table:table-cell>
          <table:table-cell office:value-type="float" office:value="1255148.094" calcext:value-type="float">
            <text:p>1255148.094</text:p>
          </table:table-cell>
          <table:table-cell office:value-type="float" office:value="1179494.217" calcext:value-type="float">
            <text:p>1179494.217</text:p>
          </table:table-cell>
          <table:table-cell office:value-type="float" office:value="1225702.084" calcext:value-type="float">
            <text:p>1225702.084</text:p>
          </table:table-cell>
          <table:table-cell office:value-type="float" office:value="1189992.838" calcext:value-type="float">
            <text:p>1189992.838</text:p>
          </table:table-cell>
          <table:table-cell office:value-type="float" office:value="1168709.57" calcext:value-type="float">
            <text:p>1168709.57</text:p>
          </table:table-cell>
          <table:table-cell office:value-type="float" office:value="1162996.384" calcext:value-type="float">
            <text:p>1162996.384</text:p>
          </table:table-cell>
          <table:table-cell office:value-type="float" office:value="1151434.333" calcext:value-type="float">
            <text:p>1151434.333</text:p>
          </table:table-cell>
          <table:table-cell office:value-type="float" office:value="1244700.811" calcext:value-type="float">
            <text:p>1244700.811</text:p>
          </table:table-cell>
          <table:table-cell office:value-type="float" office:value="1240762.453" calcext:value-type="float">
            <text:p>1240762.453</text:p>
          </table:table-cell>
          <table:table-cell office:value-type="float" office:value="1227971.957" calcext:value-type="float">
            <text:p>1227971.957</text:p>
          </table:table-cell>
          <table:table-cell office:value-type="float" office:value="1275074.572" calcext:value-type="float">
            <text:p>1275074.572</text:p>
          </table:table-cell>
          <table:table-cell office:value-type="float" office:value="1304065.874" calcext:value-type="float">
            <text:p>1304065.874</text:p>
          </table:table-cell>
          <table:table-cell office:value-type="float" office:value="1365136.092" calcext:value-type="float">
            <text:p>1365136.092</text:p>
          </table:table-cell>
          <table:table-cell office:value-type="float" office:value="1392202.219" calcext:value-type="float">
            <text:p>1392202.219</text:p>
          </table:table-cell>
          <table:table-cell office:value-type="float" office:value="1440397.6" calcext:value-type="float">
            <text:p>1440397.6</text:p>
          </table:table-cell>
          <table:table-cell office:value-type="float" office:value="1484155.911" calcext:value-type="float">
            <text:p>1484155.911</text:p>
          </table:table-cell>
          <table:table-cell office:value-type="float" office:value="1498556.22" calcext:value-type="float">
            <text:p>1498556.22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2 emissions from liquid fuel consumption (kt)</text:p>
          </table:table-cell>
          <table:table-cell office:value-type="string" calcext:value-type="string">
            <text:p>EN.ATM.CO2E.LF.KT</text:p>
          </table:table-cell>
          <table:table-cell office:value-type="float" office:value="1282679.93" calcext:value-type="float">
            <text:p>1282679.93</text:p>
          </table:table-cell>
          <table:table-cell office:value-type="float" office:value="1298378.357" calcext:value-type="float">
            <text:p>1298378.357</text:p>
          </table:table-cell>
          <table:table-cell office:value-type="float" office:value="1335840.429" calcext:value-type="float">
            <text:p>1335840.429</text:p>
          </table:table-cell>
          <table:table-cell office:value-type="float" office:value="1360368.992" calcext:value-type="float">
            <text:p>1360368.992</text:p>
          </table:table-cell>
          <table:table-cell office:value-type="float" office:value="1395058.812" calcext:value-type="float">
            <text:p>1395058.812</text:p>
          </table:table-cell>
          <table:table-cell office:value-type="float" office:value="1465890.584" calcext:value-type="float">
            <text:p>1465890.584</text:p>
          </table:table-cell>
          <table:table-cell office:value-type="float" office:value="1530913.828" calcext:value-type="float">
            <text:p>1530913.828</text:p>
          </table:table-cell>
          <table:table-cell office:value-type="float" office:value="1590495.244" calcext:value-type="float">
            <text:p>1590495.244</text:p>
          </table:table-cell>
          <table:table-cell office:value-type="float" office:value="1690806.029" calcext:value-type="float">
            <text:p>1690806.029</text:p>
          </table:table-cell>
          <table:table-cell office:value-type="float" office:value="1783086.084" calcext:value-type="float">
            <text:p>1783086.084</text:p>
          </table:table-cell>
          <table:table-cell office:value-type="float" office:value="2039750.415" calcext:value-type="float">
            <text:p>2039750.415</text:p>
          </table:table-cell>
          <table:table-cell office:value-type="float" office:value="2099023.803" calcext:value-type="float">
            <text:p>2099023.803</text:p>
          </table:table-cell>
          <table:table-cell office:value-type="float" office:value="2271031.772" calcext:value-type="float">
            <text:p>2271031.772</text:p>
          </table:table-cell>
          <table:table-cell office:value-type="float" office:value="2401448.627" calcext:value-type="float">
            <text:p>2401448.627</text:p>
          </table:table-cell>
          <table:table-cell office:value-type="float" office:value="2301790.568" calcext:value-type="float">
            <text:p>2301790.568</text:p>
          </table:table-cell>
          <table:table-cell office:value-type="float" office:value="2236565.639" calcext:value-type="float">
            <text:p>2236565.639</text:p>
          </table:table-cell>
          <table:table-cell office:value-type="float" office:value="2301313.858" calcext:value-type="float">
            <text:p>2301313.858</text:p>
          </table:table-cell>
          <table:table-cell office:value-type="float" office:value="2444719.227" calcext:value-type="float">
            <text:p>2444719.227</text:p>
          </table:table-cell>
          <table:table-cell office:value-type="float" office:value="2494601.428" calcext:value-type="float">
            <text:p>2494601.428</text:p>
          </table:table-cell>
          <table:table-cell office:value-type="float" office:value="2422302.856" calcext:value-type="float">
            <text:p>2422302.856</text:p>
          </table:table-cell>
          <table:table-cell office:value-type="float" office:value="2218523.999" calcext:value-type="float">
            <text:p>2218523.999</text:p>
          </table:table-cell>
          <table:table-cell office:value-type="float" office:value="2037201.85" calcext:value-type="float">
            <text:p>2037201.85</text:p>
          </table:table-cell>
          <table:table-cell office:value-type="float" office:value="1930701.169" calcext:value-type="float">
            <text:p>1930701.169</text:p>
          </table:table-cell>
          <table:table-cell office:value-type="float" office:value="1928189.274" calcext:value-type="float">
            <text:p>1928189.274</text:p>
          </table:table-cell>
          <table:table-cell office:value-type="float" office:value="1959443.115" calcext:value-type="float">
            <text:p>1959443.115</text:p>
          </table:table-cell>
          <table:table-cell office:value-type="float" office:value="1963084.446" calcext:value-type="float">
            <text:p>1963084.446</text:p>
          </table:table-cell>
          <table:table-cell office:value-type="float" office:value="2046846.06" calcext:value-type="float">
            <text:p>2046846.06</text:p>
          </table:table-cell>
          <table:table-cell office:value-type="float" office:value="2097883.366" calcext:value-type="float">
            <text:p>2097883.366</text:p>
          </table:table-cell>
          <table:table-cell office:value-type="float" office:value="2181681.65" calcext:value-type="float">
            <text:p>2181681.65</text:p>
          </table:table-cell>
          <table:table-cell office:value-type="float" office:value="2174523.666" calcext:value-type="float">
            <text:p>2174523.666</text:p>
          </table:table-cell>
          <table:table-cell office:value-type="float" office:value="1993879.912" calcext:value-type="float">
            <text:p>1993879.912</text:p>
          </table:table-cell>
          <table:table-cell office:value-type="float" office:value="1961294.95" calcext:value-type="float">
            <text:p>1961294.95</text:p>
          </table:table-cell>
          <table:table-cell office:value-type="float" office:value="2006245.036" calcext:value-type="float">
            <text:p>2006245.036</text:p>
          </table:table-cell>
          <table:table-cell office:value-type="float" office:value="2047187.091" calcext:value-type="float">
            <text:p>2047187.091</text:p>
          </table:table-cell>
          <table:table-cell office:value-type="float" office:value="2076284.736" calcext:value-type="float">
            <text:p>2076284.736</text:p>
          </table:table-cell>
          <table:table-cell office:value-type="float" office:value="2076156.391" calcext:value-type="float">
            <text:p>2076156.391</text:p>
          </table:table-cell>
          <table:table-cell office:value-type="float" office:value="2134454.357" calcext:value-type="float">
            <text:p>2134454.357</text:p>
          </table:table-cell>
          <table:table-cell office:value-type="float" office:value="2188656.284" calcext:value-type="float">
            <text:p>2188656.284</text:p>
          </table:table-cell>
          <table:table-cell office:value-type="float" office:value="2236224.608" calcext:value-type="float">
            <text:p>2236224.608</text:p>
          </table:table-cell>
          <table:table-cell office:value-type="float" office:value="2267434.445" calcext:value-type="float">
            <text:p>2267434.445</text:p>
          </table:table-cell>
          <table:table-cell office:value-type="float" office:value="2318017.043" calcext:value-type="float">
            <text:p>2318017.043</text:p>
          </table:table-cell>
          <table:table-cell office:value-type="float" office:value="2327815.267" calcext:value-type="float">
            <text:p>2327815.267</text:p>
          </table:table-cell>
          <table:table-cell office:value-type="float" office:value="2304383.137" calcext:value-type="float">
            <text:p>2304383.137</text:p>
          </table:table-cell>
          <table:table-cell office:value-type="float" office:value="2376461.689" calcext:value-type="float">
            <text:p>2376461.689</text:p>
          </table:table-cell>
          <table:table-cell office:value-type="float" office:value="2428170.056" calcext:value-type="float">
            <text:p>2428170.056</text:p>
          </table:table-cell>
          <table:table-cell office:value-type="float" office:value="2446413.381" calcext:value-type="float">
            <text:p>2446413.381</text:p>
          </table:table-cell>
          <table:table-cell office:value-type="float" office:value="2394921.367" calcext:value-type="float">
            <text:p>2394921.367</text:p>
          </table:table-cell>
          <table:table-cell office:value-type="float" office:value="2377235.426" calcext:value-type="float">
            <text:p>2377235.426</text:p>
          </table:table-cell>
          <table:table-cell office:value-type="float" office:value="2242168.815" calcext:value-type="float">
            <text:p>2242168.815</text:p>
          </table:table-cell>
          <table:table-cell office:value-type="float" office:value="2152257.642" calcext:value-type="float">
            <text:p>2152257.642</text:p>
          </table:table-cell>
          <table:table-cell office:value-type="float" office:value="2166283.917" calcext:value-type="float">
            <text:p>2166283.917</text:p>
          </table:table-cell>
          <table:table-cell office:value-type="float" office:value="2091649.466" calcext:value-type="float">
            <text:p>2091649.466</text:p>
          </table:table-cell>
          <table:table-cell office:value-type="float" office:value="2041968.95" calcext:value-type="float">
            <text:p>2041968.95</text:p>
          </table:table-cell>
          <table:table-cell office:value-type="float" office:value="2073013.772" calcext:value-type="float">
            <text:p>2073013.772</text:p>
          </table:table-cell>
          <table:table-cell office:value-type="float" office:value="2077395.837" calcext:value-type="float">
            <text:p>2077395.837</text:p>
          </table:table-cell>
          <table:table-cell office:value-type="float" office:value="2132547.517" calcext:value-type="float">
            <text:p>2132547.517</text:p>
          </table:table-cell>
          <table:table-cell office:value-type="float" office:value="2127054.351" calcext:value-type="float">
            <text:p>2127054.351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EN.ATM.CO2E.SF.KT</text:p>
          </table:table-cell>
          <table:table-cell office:value-type="float" office:value="918715.512" calcext:value-type="float">
            <text:p>918715.512</text:p>
          </table:table-cell>
          <table:table-cell office:value-type="float" office:value="888169.402" calcext:value-type="float">
            <text:p>888169.402</text:p>
          </table:table-cell>
          <table:table-cell office:value-type="float" office:value="921572.105" calcext:value-type="float">
            <text:p>921572.105</text:p>
          </table:table-cell>
          <table:table-cell office:value-type="float" office:value="987816.46" calcext:value-type="float">
            <text:p>987816.46</text:p>
          </table:table-cell>
          <table:table-cell office:value-type="float" office:value="1050034.449" calcext:value-type="float">
            <text:p>1050034.449</text:p>
          </table:table-cell>
          <table:table-cell office:value-type="float" office:value="1091511.886" calcext:value-type="float">
            <text:p>1091511.886</text:p>
          </table:table-cell>
          <table:table-cell office:value-type="float" office:value="1133645.716" calcext:value-type="float">
            <text:p>1133645.716</text:p>
          </table:table-cell>
          <table:table-cell office:value-type="float" office:value="1164001.142" calcext:value-type="float">
            <text:p>1164001.142</text:p>
          </table:table-cell>
          <table:table-cell office:value-type="float" office:value="1140536.009" calcext:value-type="float">
            <text:p>1140536.009</text:p>
          </table:table-cell>
          <table:table-cell office:value-type="float" office:value="1158948.016" calcext:value-type="float">
            <text:p>1158948.016</text:p>
          </table:table-cell>
          <table:table-cell office:value-type="float" office:value="1169046.934" calcext:value-type="float">
            <text:p>1169046.934</text:p>
          </table:table-cell>
          <table:table-cell office:value-type="float" office:value="1108314.08" calcext:value-type="float">
            <text:p>1108314.08</text:p>
          </table:table-cell>
          <table:table-cell office:value-type="float" office:value="1125761.666" calcext:value-type="float">
            <text:p>1125761.666</text:p>
          </table:table-cell>
          <table:table-cell office:value-type="float" office:value="1211543.797" calcext:value-type="float">
            <text:p>1211543.797</text:p>
          </table:table-cell>
          <table:table-cell office:value-type="float" office:value="1197260.832" calcext:value-type="float">
            <text:p>1197260.832</text:p>
          </table:table-cell>
          <table:table-cell office:value-type="float" office:value="1152171.4" calcext:value-type="float">
            <text:p>1152171.4</text:p>
          </table:table-cell>
          <table:table-cell office:value-type="float" office:value="1275466.941" calcext:value-type="float">
            <text:p>1275466.941</text:p>
          </table:table-cell>
          <table:table-cell office:value-type="float" office:value="1290409.966" calcext:value-type="float">
            <text:p>1290409.966</text:p>
          </table:table-cell>
          <table:table-cell office:value-type="float" office:value="1368418.057" calcext:value-type="float">
            <text:p>1368418.057</text:p>
          </table:table-cell>
          <table:table-cell office:value-type="float" office:value="1415909.374" calcext:value-type="float">
            <text:p>1415909.374</text:p>
          </table:table-cell>
          <table:table-cell office:value-type="float" office:value="1461226.16" calcext:value-type="float">
            <text:p>1461226.16</text:p>
          </table:table-cell>
          <table:table-cell office:value-type="float" office:value="1489652.744" calcext:value-type="float">
            <text:p>1489652.744</text:p>
          </table:table-cell>
          <table:table-cell office:value-type="float" office:value="1438446.756" calcext:value-type="float">
            <text:p>1438446.756</text:p>
          </table:table-cell>
          <table:table-cell office:value-type="float" office:value="1518086.662" calcext:value-type="float">
            <text:p>1518086.662</text:p>
          </table:table-cell>
          <table:table-cell office:value-type="float" office:value="1587389.295" calcext:value-type="float">
            <text:p>1587389.295</text:p>
          </table:table-cell>
          <table:table-cell office:value-type="float" office:value="1628012.321" calcext:value-type="float">
            <text:p>1628012.321</text:p>
          </table:table-cell>
          <table:table-cell office:value-type="float" office:value="1589761.844" calcext:value-type="float">
            <text:p>1589761.844</text:p>
          </table:table-cell>
          <table:table-cell office:value-type="float" office:value="1682188.579" calcext:value-type="float">
            <text:p>1682188.579</text:p>
          </table:table-cell>
          <table:table-cell office:value-type="float" office:value="1760347.017" calcext:value-type="float">
            <text:p>1760347.017</text:p>
          </table:table-cell>
          <table:table-cell office:value-type="float" office:value="1798227.127" calcext:value-type="float">
            <text:p>1798227.127</text:p>
          </table:table-cell>
          <table:table-cell office:value-type="float" office:value="1781828.303" calcext:value-type="float">
            <text:p>1781828.303</text:p>
          </table:table-cell>
          <table:table-cell office:value-type="float" office:value="1765906.189" calcext:value-type="float">
            <text:p>1765906.189</text:p>
          </table:table-cell>
          <table:table-cell office:value-type="float" office:value="1787915.523" calcext:value-type="float">
            <text:p>1787915.523</text:p>
          </table:table-cell>
          <table:table-cell office:value-type="float" office:value="1830504.061" calcext:value-type="float">
            <text:p>1830504.061</text:p>
          </table:table-cell>
          <table:table-cell office:value-type="float" office:value="1842421.811" calcext:value-type="float">
            <text:p>1842421.811</text:p>
          </table:table-cell>
          <table:table-cell office:value-type="float" office:value="1840195.942" calcext:value-type="float">
            <text:p>1840195.942</text:p>
          </table:table-cell>
          <table:table-cell office:value-type="float" office:value="1910250.31" calcext:value-type="float">
            <text:p>1910250.31</text:p>
          </table:table-cell>
          <table:table-cell office:value-type="float" office:value="1963135.784" calcext:value-type="float">
            <text:p>1963135.784</text:p>
          </table:table-cell>
          <table:table-cell office:value-type="float" office:value="1974276.13" calcext:value-type="float">
            <text:p>1974276.13</text:p>
          </table:table-cell>
          <table:table-cell office:value-type="float" office:value="1986721.928" calcext:value-type="float">
            <text:p>1986721.928</text:p>
          </table:table-cell>
          <table:table-cell office:value-type="float" office:value="2070963.919" calcext:value-type="float">
            <text:p>2070963.919</text:p>
          </table:table-cell>
          <table:table-cell office:value-type="float" office:value="2038155.27" calcext:value-type="float">
            <text:p>2038155.27</text:p>
          </table:table-cell>
          <table:table-cell office:value-type="float" office:value="2060362.622" calcext:value-type="float">
            <text:p>2060362.622</text:p>
          </table:table-cell>
          <table:table-cell office:value-type="float" office:value="2056915.642" calcext:value-type="float">
            <text:p>2056915.642</text:p>
          </table:table-cell>
          <table:table-cell office:value-type="float" office:value="2104619.645" calcext:value-type="float">
            <text:p>2104619.645</text:p>
          </table:table-cell>
          <table:table-cell office:value-type="float" office:value="2123574.368" calcext:value-type="float">
            <text:p>2123574.368</text:p>
          </table:table-cell>
          <table:table-cell office:value-type="float" office:value="2094220.033" calcext:value-type="float">
            <text:p>2094220.033</text:p>
          </table:table-cell>
          <table:table-cell office:value-type="float" office:value="2111062.564" calcext:value-type="float">
            <text:p>2111062.564</text:p>
          </table:table-cell>
          <table:table-cell office:value-type="float" office:value="2078492.27" calcext:value-type="float">
            <text:p>2078492.27</text:p>
          </table:table-cell>
          <table:table-cell office:value-type="float" office:value="1842018.441" calcext:value-type="float">
            <text:p>1842018.441</text:p>
          </table:table-cell>
          <table:table-cell office:value-type="float" office:value="1911717.11" calcext:value-type="float">
            <text:p>1911717.11</text:p>
          </table:table-cell>
          <table:table-cell office:value-type="float" office:value="1828806.24" calcext:value-type="float">
            <text:p>1828806.24</text:p>
          </table:table-cell>
          <table:table-cell office:value-type="float" office:value="1626050.476" calcext:value-type="float">
            <text:p>1626050.476</text:p>
          </table:table-cell>
          <table:table-cell office:value-type="float" office:value="1652500.547" calcext:value-type="float">
            <text:p>1652500.547</text:p>
          </table:table-cell>
          <table:table-cell office:value-type="float" office:value="1650322.349" calcext:value-type="float">
            <text:p>1650322.349</text:p>
          </table:table-cell>
          <table:table-cell office:value-type="float" office:value="1452832.397" calcext:value-type="float">
            <text:p>1452832.397</text:p>
          </table:table-cell>
          <table:table-cell office:value-type="float" office:value="1323423.967" calcext:value-type="float">
            <text:p>1323423.967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ergy use (kg of oil equivalent) per $1,000 GDP (constant 2017 PPP)</text:p>
          </table:table-cell>
          <table:table-cell office:value-type="string" calcext:value-type="string">
            <text:p>EG.USE.COMM.GD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89.721910984018" calcext:value-type="float">
            <text:p>189.721910984018</text:p>
          </table:table-cell>
          <table:table-cell office:value-type="float" office:value="191.471248228768" calcext:value-type="float">
            <text:p>191.471248228768</text:p>
          </table:table-cell>
          <table:table-cell office:value-type="float" office:value="188.668069591858" calcext:value-type="float">
            <text:p>188.668069591858</text:p>
          </table:table-cell>
          <table:table-cell office:value-type="float" office:value="186.830499511376" calcext:value-type="float">
            <text:p>186.830499511376</text:p>
          </table:table-cell>
          <table:table-cell office:value-type="float" office:value="182.950766941684" calcext:value-type="float">
            <text:p>182.950766941684</text:p>
          </table:table-cell>
          <table:table-cell office:value-type="float" office:value="180.44031780766" calcext:value-type="float">
            <text:p>180.44031780766</text:p>
          </table:table-cell>
          <table:table-cell office:value-type="float" office:value="177.744161796343" calcext:value-type="float">
            <text:p>177.744161796343</text:p>
          </table:table-cell>
          <table:table-cell office:value-type="float" office:value="171.996236391102" calcext:value-type="float">
            <text:p>171.996236391102</text:p>
          </table:table-cell>
          <table:table-cell office:value-type="float" office:value="166.019820573205" calcext:value-type="float">
            <text:p>166.019820573205</text:p>
          </table:table-cell>
          <table:table-cell office:value-type="float" office:value="162.772549565763" calcext:value-type="float">
            <text:p>162.772549565763</text:p>
          </table:table-cell>
          <table:table-cell office:value-type="float" office:value="160.735787365169" calcext:value-type="float">
            <text:p>160.735787365169</text:p>
          </table:table-cell>
          <table:table-cell office:value-type="float" office:value="156.161948969797" calcext:value-type="float">
            <text:p>156.161948969797</text:p>
          </table:table-cell>
          <table:table-cell office:value-type="float" office:value="155.225269990687" calcext:value-type="float">
            <text:p>155.225269990687</text:p>
          </table:table-cell>
          <table:table-cell office:value-type="float" office:value="151.257071872782" calcext:value-type="float">
            <text:p>151.257071872782</text:p>
          </table:table-cell>
          <table:table-cell office:value-type="float" office:value="148.724318831545" calcext:value-type="float">
            <text:p>148.724318831545</text:p>
          </table:table-cell>
          <table:table-cell office:value-type="float" office:value="144.361668881049" calcext:value-type="float">
            <text:p>144.361668881049</text:p>
          </table:table-cell>
          <table:table-cell office:value-type="float" office:value="139.026197887594" calcext:value-type="float">
            <text:p>139.026197887594</text:p>
          </table:table-cell>
          <table:table-cell office:value-type="float" office:value="138.852970178019" calcext:value-type="float">
            <text:p>138.852970178019</text:p>
          </table:table-cell>
          <table:table-cell office:value-type="float" office:value="135.477788505089" calcext:value-type="float">
            <text:p>135.477788505089</text:p>
          </table:table-cell>
          <table:table-cell office:value-type="float" office:value="132.151076503591" calcext:value-type="float">
            <text:p>132.151076503591</text:p>
          </table:table-cell>
          <table:table-cell office:value-type="float" office:value="131.847670866821" calcext:value-type="float">
            <text:p>131.847670866821</text:p>
          </table:table-cell>
          <table:table-cell office:value-type="float" office:value="128.380284626839" calcext:value-type="float">
            <text:p>128.380284626839</text:p>
          </table:table-cell>
          <table:table-cell office:value-type="float" office:value="123.638943460877" calcext:value-type="float">
            <text:p>123.638943460877</text:p>
          </table:table-cell>
          <table:table-cell office:value-type="float" office:value="122.843881822997" calcext:value-type="float">
            <text:p>122.843881822997</text:p>
          </table:table-cell>
          <table:table-cell office:value-type="float" office:value="121.662059506495" calcext:value-type="float">
            <text:p>121.662059506495</text:p>
          </table:table-cell>
          <table:table-cell office:value-type="float" office:value="116.227574190539" calcext:value-type="float">
            <text:p>116.227574190539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DP, PPP (constant 2017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0093989661327.6" calcext:value-type="float">
            <text:p>10093989661327.6</text:p>
          </table:table-cell>
          <table:table-cell office:value-type="float" office:value="10083061424936.8" calcext:value-type="float">
            <text:p>10083061424936.8</text:p>
          </table:table-cell>
          <table:table-cell office:value-type="float" office:value="10438231266479.2" calcext:value-type="float">
            <text:p>10438231266479.2</text:p>
          </table:table-cell>
          <table:table-cell office:value-type="float" office:value="10725468535601.7" calcext:value-type="float">
            <text:p>10725468535601.7</text:p>
          </table:table-cell>
          <table:table-cell office:value-type="float" office:value="11157575489424.8" calcext:value-type="float">
            <text:p>11157575489424.8</text:p>
          </table:table-cell>
          <table:table-cell office:value-type="float" office:value="11457069058167.2" calcext:value-type="float">
            <text:p>11457069058167.2</text:p>
          </table:table-cell>
          <table:table-cell office:value-type="float" office:value="11889294492954.1" calcext:value-type="float">
            <text:p>11889294492954.1</text:p>
          </table:table-cell>
          <table:table-cell office:value-type="float" office:value="12410256647397.4" calcext:value-type="float">
            <text:p>12410256647397.4</text:p>
          </table:table-cell>
          <table:table-cell office:value-type="float" office:value="12966410827138.5" calcext:value-type="float">
            <text:p>12966410827138.5</text:p>
          </table:table-cell>
          <table:table-cell office:value-type="float" office:value="13582734932260.6" calcext:value-type="float">
            <text:p>13582734932260.6</text:p>
          </table:table-cell>
          <table:table-cell office:value-type="float" office:value="14143360145648.7" calcext:value-type="float">
            <text:p>14143360145648.7</text:p>
          </table:table-cell>
          <table:table-cell office:value-type="float" office:value="14284559079314.7" calcext:value-type="float">
            <text:p>14284559079314.7</text:p>
          </table:table-cell>
          <table:table-cell office:value-type="float" office:value="14533352566469" calcext:value-type="float">
            <text:p>14533352566469</text:p>
          </table:table-cell>
          <table:table-cell office:value-type="float" office:value="14949182415099.3" calcext:value-type="float">
            <text:p>14949182415099.3</text:p>
          </table:table-cell>
          <table:table-cell office:value-type="float" office:value="15517085579083.6" calcext:value-type="float">
            <text:p>15517085579083.6</text:p>
          </table:table-cell>
          <table:table-cell office:value-type="float" office:value="16062233970920.8" calcext:value-type="float">
            <text:p>16062233970920.8</text:p>
          </table:table-cell>
          <table:table-cell office:value-type="float" office:value="16520806300529.3" calcext:value-type="float">
            <text:p>16520806300529.3</text:p>
          </table:table-cell>
          <table:table-cell office:value-type="float" office:value="16830764952336.3" calcext:value-type="float">
            <text:p>16830764952336.3</text:p>
          </table:table-cell>
          <table:table-cell office:value-type="float" office:value="16807777526679" calcext:value-type="float">
            <text:p>16807777526679</text:p>
          </table:table-cell>
          <table:table-cell office:value-type="float" office:value="16381405042441.5" calcext:value-type="float">
            <text:p>16381405042441.5</text:p>
          </table:table-cell>
          <table:table-cell office:value-type="float" office:value="16801386027043.2" calcext:value-type="float">
            <text:p>16801386027043.2</text:p>
          </table:table-cell>
          <table:table-cell office:value-type="float" office:value="17061947886833.7" calcext:value-type="float">
            <text:p>17061947886833.7</text:p>
          </table:table-cell>
          <table:table-cell office:value-type="float" office:value="17445764227858.7" calcext:value-type="float">
            <text:p>17445764227858.7</text:p>
          </table:table-cell>
          <table:table-cell office:value-type="float" office:value="17767129348328.8" calcext:value-type="float">
            <text:p>17767129348328.8</text:p>
          </table:table-cell>
          <table:table-cell office:value-type="float" office:value="18215922317850.4" calcext:value-type="float">
            <text:p>18215922317850.4</text:p>
          </table:table-cell>
          <table:table-cell office:value-type="float" office:value="18776155677330.2" calcext:value-type="float">
            <text:p>18776155677330.2</text:p>
          </table:table-cell>
          <table:table-cell office:value-type="float" office:value="19097495832657.7" calcext:value-type="float">
            <text:p>19097495832657.7</text:p>
          </table:table-cell>
          <table:table-cell office:value-type="float" office:value="19542979183000" calcext:value-type="float">
            <text:p>19542979183000</text:p>
          </table:table-cell>
          <table:table-cell office:value-type="float" office:value="20128577587582" calcext:value-type="float">
            <text:p>20128577587582</text:p>
          </table:table-cell>
          <table:table-cell office:value-type="float" office:value="20563591679246.6" calcext:value-type="float">
            <text:p>20563591679246.6</text:p>
          </table:table-cell>
          <table:table-cell office:value-type="float" office:value="19863485369759.1" calcext:value-type="float">
            <text:p>19863485369759.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180671000" calcext:value-type="float">
            <text:p>180671000</text:p>
          </table:table-cell>
          <table:table-cell office:value-type="float" office:value="183691000" calcext:value-type="float">
            <text:p>183691000</text:p>
          </table:table-cell>
          <table:table-cell office:value-type="float" office:value="186538000" calcext:value-type="float">
            <text:p>186538000</text:p>
          </table:table-cell>
          <table:table-cell office:value-type="float" office:value="189242000" calcext:value-type="float">
            <text:p>189242000</text:p>
          </table:table-cell>
          <table:table-cell office:value-type="float" office:value="191889000" calcext:value-type="float">
            <text:p>191889000</text:p>
          </table:table-cell>
          <table:table-cell office:value-type="float" office:value="194303000" calcext:value-type="float">
            <text:p>194303000</text:p>
          </table:table-cell>
          <table:table-cell office:value-type="float" office:value="196560000" calcext:value-type="float">
            <text:p>196560000</text:p>
          </table:table-cell>
          <table:table-cell office:value-type="float" office:value="198712000" calcext:value-type="float">
            <text:p>198712000</text:p>
          </table:table-cell>
          <table:table-cell office:value-type="float" office:value="200706000" calcext:value-type="float">
            <text:p>200706000</text:p>
          </table:table-cell>
          <table:table-cell office:value-type="float" office:value="202677000" calcext:value-type="float">
            <text:p>202677000</text:p>
          </table:table-cell>
          <table:table-cell office:value-type="float" office:value="205052000" calcext:value-type="float">
            <text:p>205052000</text:p>
          </table:table-cell>
          <table:table-cell office:value-type="float" office:value="207661000" calcext:value-type="float">
            <text:p>207661000</text:p>
          </table:table-cell>
          <table:table-cell office:value-type="float" office:value="209896000" calcext:value-type="float">
            <text:p>209896000</text:p>
          </table:table-cell>
          <table:table-cell office:value-type="float" office:value="211909000" calcext:value-type="float">
            <text:p>211909000</text:p>
          </table:table-cell>
          <table:table-cell office:value-type="float" office:value="213854000" calcext:value-type="float">
            <text:p>213854000</text:p>
          </table:table-cell>
          <table:table-cell office:value-type="float" office:value="215973000" calcext:value-type="float">
            <text:p>215973000</text:p>
          </table:table-cell>
          <table:table-cell office:value-type="float" office:value="218035000" calcext:value-type="float">
            <text:p>218035000</text:p>
          </table:table-cell>
          <table:table-cell office:value-type="float" office:value="220239000" calcext:value-type="float">
            <text:p>220239000</text:p>
          </table:table-cell>
          <table:table-cell office:value-type="float" office:value="222585000" calcext:value-type="float">
            <text:p>222585000</text:p>
          </table:table-cell>
          <table:table-cell office:value-type="float" office:value="225055000" calcext:value-type="float">
            <text:p>225055000</text:p>
          </table:table-cell>
          <table:table-cell office:value-type="float" office:value="227225000" calcext:value-type="float">
            <text:p>227225000</text:p>
          </table:table-cell>
          <table:table-cell office:value-type="float" office:value="229466000" calcext:value-type="float">
            <text:p>229466000</text:p>
          </table:table-cell>
          <table:table-cell office:value-type="float" office:value="231664000" calcext:value-type="float">
            <text:p>231664000</text:p>
          </table:table-cell>
          <table:table-cell office:value-type="float" office:value="233792000" calcext:value-type="float">
            <text:p>233792000</text:p>
          </table:table-cell>
          <table:table-cell office:value-type="float" office:value="235825000" calcext:value-type="float">
            <text:p>235825000</text:p>
          </table:table-cell>
          <table:table-cell office:value-type="float" office:value="237924000" calcext:value-type="float">
            <text:p>237924000</text:p>
          </table:table-cell>
          <table:table-cell office:value-type="float" office:value="240133000" calcext:value-type="float">
            <text:p>240133000</text:p>
          </table:table-cell>
          <table:table-cell office:value-type="float" office:value="242289000" calcext:value-type="float">
            <text:p>242289000</text:p>
          </table:table-cell>
          <table:table-cell office:value-type="float" office:value="244499000" calcext:value-type="float">
            <text:p>244499000</text:p>
          </table:table-cell>
          <table:table-cell office:value-type="float" office:value="246819000" calcext:value-type="float">
            <text:p>246819000</text:p>
          </table:table-cell>
          <table:table-cell office:value-type="float" office:value="249623000" calcext:value-type="float">
            <text:p>249623000</text:p>
          </table:table-cell>
          <table:table-cell office:value-type="float" office:value="252981000" calcext:value-type="float">
            <text:p>252981000</text:p>
          </table:table-cell>
          <table:table-cell office:value-type="float" office:value="256514000" calcext:value-type="float">
            <text:p>256514000</text:p>
          </table:table-cell>
          <table:table-cell office:value-type="float" office:value="259919000" calcext:value-type="float">
            <text:p>259919000</text:p>
          </table:table-cell>
          <table:table-cell office:value-type="float" office:value="263126000" calcext:value-type="float">
            <text:p>263126000</text:p>
          </table:table-cell>
          <table:table-cell office:value-type="float" office:value="266278000" calcext:value-type="float">
            <text:p>266278000</text:p>
          </table:table-cell>
          <table:table-cell office:value-type="float" office:value="269394000" calcext:value-type="float">
            <text:p>269394000</text:p>
          </table:table-cell>
          <table:table-cell office:value-type="float" office:value="272657000" calcext:value-type="float">
            <text:p>272657000</text:p>
          </table:table-cell>
          <table:table-cell office:value-type="float" office:value="275854000" calcext:value-type="float">
            <text:p>275854000</text:p>
          </table:table-cell>
          <table:table-cell office:value-type="float" office:value="279040000" calcext:value-type="float">
            <text:p>279040000</text:p>
          </table:table-cell>
          <table:table-cell office:value-type="float" office:value="282162411" calcext:value-type="float">
            <text:p>282162411</text:p>
          </table:table-cell>
          <table:table-cell office:value-type="float" office:value="284968955" calcext:value-type="float">
            <text:p>284968955</text:p>
          </table:table-cell>
          <table:table-cell office:value-type="float" office:value="287625193" calcext:value-type="float">
            <text:p>287625193</text:p>
          </table:table-cell>
          <table:table-cell office:value-type="float" office:value="290107933" calcext:value-type="float">
            <text:p>290107933</text:p>
          </table:table-cell>
          <table:table-cell office:value-type="float" office:value="292805298" calcext:value-type="float">
            <text:p>292805298</text:p>
          </table:table-cell>
          <table:table-cell office:value-type="float" office:value="295516599" calcext:value-type="float">
            <text:p>295516599</text:p>
          </table:table-cell>
          <table:table-cell office:value-type="float" office:value="298379912" calcext:value-type="float">
            <text:p>298379912</text:p>
          </table:table-cell>
          <table:table-cell office:value-type="float" office:value="301231207" calcext:value-type="float">
            <text:p>301231207</text:p>
          </table:table-cell>
          <table:table-cell office:value-type="float" office:value="304093966" calcext:value-type="float">
            <text:p>304093966</text:p>
          </table:table-cell>
          <table:table-cell office:value-type="float" office:value="306771529" calcext:value-type="float">
            <text:p>306771529</text:p>
          </table:table-cell>
          <table:table-cell office:value-type="float" office:value="309327143" calcext:value-type="float">
            <text:p>309327143</text:p>
          </table:table-cell>
          <table:table-cell office:value-type="float" office:value="311583481" calcext:value-type="float">
            <text:p>311583481</text:p>
          </table:table-cell>
          <table:table-cell office:value-type="float" office:value="313877662" calcext:value-type="float">
            <text:p>313877662</text:p>
          </table:table-cell>
          <table:table-cell office:value-type="float" office:value="316059947" calcext:value-type="float">
            <text:p>316059947</text:p>
          </table:table-cell>
          <table:table-cell office:value-type="float" office:value="318386329" calcext:value-type="float">
            <text:p>318386329</text:p>
          </table:table-cell>
          <table:table-cell office:value-type="float" office:value="320738994" calcext:value-type="float">
            <text:p>320738994</text:p>
          </table:table-cell>
          <table:table-cell office:value-type="float" office:value="323071755" calcext:value-type="float">
            <text:p>323071755</text:p>
          </table:table-cell>
          <table:table-cell office:value-type="float" office:value="325122128" calcext:value-type="float">
            <text:p>325122128</text:p>
          </table:table-cell>
          <table:table-cell office:value-type="float" office:value="326838199" calcext:value-type="float">
            <text:p>326838199</text:p>
          </table:table-cell>
          <table:table-cell office:value-type="float" office:value="328329953" calcext:value-type="float">
            <text:p>328329953</text:p>
          </table:table-cell>
          <table:table-cell office:value-type="float" office:value="331501080" calcext:value-type="float">
            <text:p>331501080</text:p>
          </table:table-cell>
          <table:table-cell office:value-type="string" calcext:value-type="string">
            <text:p>..</text:p>
          </table:table-cell>
        </table:table-row>
      </table:table>
      <table:table table:name="Middle East &amp; North Africa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16 [YR2016]</text:p>
          </table:table-cell>
          <table:table-cell office:value-type="string" calcext:value-type="string">
            <text:p>2017 [YR2017]</text:p>
          </table:table-cell>
          <table:table-cell office:value-type="string" calcext:value-type="string">
            <text:p>2018 [YR2018]</text:p>
          </table:table-cell>
          <table:table-cell office:value-type="string" calcext:value-type="string">
            <text:p>2019 [YR2019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1 [YR2021]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CO2 emissions (kt)</text:p>
          </table:table-cell>
          <table:table-cell office:value-type="string" calcext:value-type="string">
            <text:p>EN.ATM.CO2E.KT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848733.423140555" calcext:value-type="float">
            <text:p>848733.423140555</text:p>
          </table:table-cell>
          <table:table-cell office:value-type="float" office:value="915634.260800718" calcext:value-type="float">
            <text:p>915634.260800718</text:p>
          </table:table-cell>
          <table:table-cell office:value-type="float" office:value="957127.046434668" calcext:value-type="float">
            <text:p>957127.046434668</text:p>
          </table:table-cell>
          <table:table-cell office:value-type="float" office:value="1008696.65143686" calcext:value-type="float">
            <text:p>1008696.65143686</text:p>
          </table:table-cell>
          <table:table-cell office:value-type="float" office:value="1079676.44090511" calcext:value-type="float">
            <text:p>1079676.44090511</text:p>
          </table:table-cell>
          <table:table-cell office:value-type="float" office:value="1117281.16163825" calcext:value-type="float">
            <text:p>1117281.16163825</text:p>
          </table:table-cell>
          <table:table-cell office:value-type="float" office:value="1154905.97573005" calcext:value-type="float">
            <text:p>1154905.97573005</text:p>
          </table:table-cell>
          <table:table-cell office:value-type="float" office:value="1190802.76097705" calcext:value-type="float">
            <text:p>1190802.76097705</text:p>
          </table:table-cell>
          <table:table-cell office:value-type="float" office:value="1198146.88356747" calcext:value-type="float">
            <text:p>1198146.88356747</text:p>
          </table:table-cell>
          <table:table-cell office:value-type="float" office:value="1242442.69273456" calcext:value-type="float">
            <text:p>1242442.69273456</text:p>
          </table:table-cell>
          <table:table-cell office:value-type="float" office:value="1287903.91670396" calcext:value-type="float">
            <text:p>1287903.91670396</text:p>
          </table:table-cell>
          <table:table-cell office:value-type="float" office:value="1352554.29819415" calcext:value-type="float">
            <text:p>1352554.29819415</text:p>
          </table:table-cell>
          <table:table-cell office:value-type="float" office:value="1411257.04552082" calcext:value-type="float">
            <text:p>1411257.04552082</text:p>
          </table:table-cell>
          <table:table-cell office:value-type="float" office:value="1461108.66835755" calcext:value-type="float">
            <text:p>1461108.66835755</text:p>
          </table:table-cell>
          <table:table-cell office:value-type="float" office:value="1546997.72995189" calcext:value-type="float">
            <text:p>1546997.72995189</text:p>
          </table:table-cell>
          <table:table-cell office:value-type="float" office:value="1672058.79425489" calcext:value-type="float">
            <text:p>1672058.79425489</text:p>
          </table:table-cell>
          <table:table-cell office:value-type="float" office:value="1771932.83347695" calcext:value-type="float">
            <text:p>1771932.83347695</text:p>
          </table:table-cell>
          <table:table-cell office:value-type="float" office:value="1862865.32809509" calcext:value-type="float">
            <text:p>1862865.32809509</text:p>
          </table:table-cell>
          <table:table-cell office:value-type="float" office:value="1974915.94266541" calcext:value-type="float">
            <text:p>1974915.94266541</text:p>
          </table:table-cell>
          <table:table-cell office:value-type="float" office:value="2058775.57503504" calcext:value-type="float">
            <text:p>2058775.57503504</text:p>
          </table:table-cell>
          <table:table-cell office:value-type="float" office:value="2142444.3204974" calcext:value-type="float">
            <text:p>2142444.3204974</text:p>
          </table:table-cell>
          <table:table-cell office:value-type="float" office:value="2183967.24616934" calcext:value-type="float">
            <text:p>2183967.24616934</text:p>
          </table:table-cell>
          <table:table-cell office:value-type="float" office:value="2311027.59965907" calcext:value-type="float">
            <text:p>2311027.59965907</text:p>
          </table:table-cell>
          <table:table-cell office:value-type="float" office:value="2354730.65474568" calcext:value-type="float">
            <text:p>2354730.65474568</text:p>
          </table:table-cell>
          <table:table-cell office:value-type="float" office:value="2447180.19794268" calcext:value-type="float">
            <text:p>2447180.19794268</text:p>
          </table:table-cell>
          <table:table-cell office:value-type="float" office:value="2480947.08717166" calcext:value-type="float">
            <text:p>2480947.08717166</text:p>
          </table:table-cell>
          <table:table-cell office:value-type="float" office:value="2498488.58928228" calcext:value-type="float">
            <text:p>2498488.58928228</text:p>
          </table:table-cell>
          <table:table-cell office:value-type="float" office:value="2532456.41209787" calcext:value-type="float">
            <text:p>2532456.41209787</text:p>
          </table:table-cell>
          <table:table-cell office:value-type="float" office:value="2535028.36200642" calcext:value-type="float">
            <text:p>2535028.36200642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CO2 emissions from gaseous fuel consumption (kt)</text:p>
          </table:table-cell>
          <table:table-cell office:value-type="string" calcext:value-type="string">
            <text:p>EN.ATM.CO2E.GF.KT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199.05952765505" calcext:value-type="float">
            <text:p>7199.05952765505</text:p>
          </table:table-cell>
          <table:table-cell office:value-type="float" office:value="9403.28580108819" calcext:value-type="float">
            <text:p>9403.28580108819</text:p>
          </table:table-cell>
          <table:table-cell office:value-type="float" office:value="10543.2899554782" calcext:value-type="float">
            <text:p>10543.2899554782</text:p>
          </table:table-cell>
          <table:table-cell office:value-type="float" office:value="12515.5670814781" calcext:value-type="float">
            <text:p>12515.5670814781</text:p>
          </table:table-cell>
          <table:table-cell office:value-type="float" office:value="12966.6730198717" calcext:value-type="float">
            <text:p>12966.6730198717</text:p>
          </table:table-cell>
          <table:table-cell office:value-type="float" office:value="16574.7335814072" calcext:value-type="float">
            <text:p>16574.7335814072</text:p>
          </table:table-cell>
          <table:table-cell office:value-type="float" office:value="24510.4951989922" calcext:value-type="float">
            <text:p>24510.4951989922</text:p>
          </table:table-cell>
          <table:table-cell office:value-type="float" office:value="30307.6298923519" calcext:value-type="float">
            <text:p>30307.6298923519</text:p>
          </table:table-cell>
          <table:table-cell office:value-type="float" office:value="29663.503815312" calcext:value-type="float">
            <text:p>29663.503815312</text:p>
          </table:table-cell>
          <table:table-cell office:value-type="float" office:value="34564.984059473" calcext:value-type="float">
            <text:p>34564.984059473</text:p>
          </table:table-cell>
          <table:table-cell office:value-type="float" office:value="40226.5869083434" calcext:value-type="float">
            <text:p>40226.5869083434</text:p>
          </table:table-cell>
          <table:table-cell office:value-type="float" office:value="44749.878073314" calcext:value-type="float">
            <text:p>44749.878073314</text:p>
          </table:table-cell>
          <table:table-cell office:value-type="float" office:value="48602.9133454619" calcext:value-type="float">
            <text:p>48602.9133454619</text:p>
          </table:table-cell>
          <table:table-cell office:value-type="float" office:value="51182.8368658798" calcext:value-type="float">
            <text:p>51182.8368658798</text:p>
          </table:table-cell>
          <table:table-cell office:value-type="float" office:value="46974.1389182047" calcext:value-type="float">
            <text:p>46974.1389182047</text:p>
          </table:table-cell>
          <table:table-cell office:value-type="float" office:value="70197.5608338206" calcext:value-type="float">
            <text:p>70197.5608338206</text:p>
          </table:table-cell>
          <table:table-cell office:value-type="float" office:value="75298.6008501477" calcext:value-type="float">
            <text:p>75298.6008501477</text:p>
          </table:table-cell>
          <table:table-cell office:value-type="float" office:value="109563.237304997" calcext:value-type="float">
            <text:p>109563.237304997</text:p>
          </table:table-cell>
          <table:table-cell office:value-type="float" office:value="115208.043008344" calcext:value-type="float">
            <text:p>115208.043008344</text:p>
          </table:table-cell>
          <table:table-cell office:value-type="float" office:value="82341.6611772592" calcext:value-type="float">
            <text:p>82341.6611772592</text:p>
          </table:table-cell>
          <table:table-cell office:value-type="float" office:value="89051.8037368076" calcext:value-type="float">
            <text:p>89051.8037368076</text:p>
          </table:table-cell>
          <table:table-cell office:value-type="float" office:value="148836.436618518" calcext:value-type="float">
            <text:p>148836.436618518</text:p>
          </table:table-cell>
          <table:table-cell office:value-type="float" office:value="162430.578794008" calcext:value-type="float">
            <text:p>162430.578794008</text:p>
          </table:table-cell>
          <table:table-cell office:value-type="float" office:value="191901.19939595" calcext:value-type="float">
            <text:p>191901.19939595</text:p>
          </table:table-cell>
          <table:table-cell office:value-type="float" office:value="209479.257523279" calcext:value-type="float">
            <text:p>209479.257523279</text:p>
          </table:table-cell>
          <table:table-cell office:value-type="float" office:value="225799.62630648" calcext:value-type="float">
            <text:p>225799.62630648</text:p>
          </table:table-cell>
          <table:table-cell office:value-type="float" office:value="244217.377025329" calcext:value-type="float">
            <text:p>244217.377025329</text:p>
          </table:table-cell>
          <table:table-cell office:value-type="float" office:value="272334.132039181" calcext:value-type="float">
            <text:p>272334.132039181</text:p>
          </table:table-cell>
          <table:table-cell office:value-type="float" office:value="302747.887519271" calcext:value-type="float">
            <text:p>302747.887519271</text:p>
          </table:table-cell>
          <table:table-cell office:value-type="float" office:value="316925.45053077" calcext:value-type="float">
            <text:p>316925.45053077</text:p>
          </table:table-cell>
          <table:table-cell office:value-type="float" office:value="355289.137720384" calcext:value-type="float">
            <text:p>355289.137720384</text:p>
          </table:table-cell>
          <table:table-cell office:value-type="float" office:value="384424.103627487" calcext:value-type="float">
            <text:p>384424.103627487</text:p>
          </table:table-cell>
          <table:table-cell office:value-type="float" office:value="366912.81750953" calcext:value-type="float">
            <text:p>366912.81750953</text:p>
          </table:table-cell>
          <table:table-cell office:value-type="float" office:value="386201.842889356" calcext:value-type="float">
            <text:p>386201.842889356</text:p>
          </table:table-cell>
          <table:table-cell office:value-type="float" office:value="391231.994938014" calcext:value-type="float">
            <text:p>391231.994938014</text:p>
          </table:table-cell>
          <table:table-cell office:value-type="float" office:value="417121.939905571" calcext:value-type="float">
            <text:p>417121.939905571</text:p>
          </table:table-cell>
          <table:table-cell office:value-type="float" office:value="435050.86539274" calcext:value-type="float">
            <text:p>435050.86539274</text:p>
          </table:table-cell>
          <table:table-cell office:value-type="float" office:value="458076.469553752" calcext:value-type="float">
            <text:p>458076.469553752</text:p>
          </table:table-cell>
          <table:table-cell office:value-type="float" office:value="460216.409330513" calcext:value-type="float">
            <text:p>460216.409330513</text:p>
          </table:table-cell>
          <table:table-cell office:value-type="float" office:value="515174.793579989" calcext:value-type="float">
            <text:p>515174.793579989</text:p>
          </table:table-cell>
          <table:table-cell office:value-type="float" office:value="546287.078624514" calcext:value-type="float">
            <text:p>546287.078624514</text:p>
          </table:table-cell>
          <table:table-cell office:value-type="float" office:value="603159.951309849" calcext:value-type="float">
            <text:p>603159.951309849</text:p>
          </table:table-cell>
          <table:table-cell office:value-type="float" office:value="680419.538690552" calcext:value-type="float">
            <text:p>680419.538690552</text:p>
          </table:table-cell>
          <table:table-cell office:value-type="float" office:value="719470.667673737" calcext:value-type="float">
            <text:p>719470.667673737</text:p>
          </table:table-cell>
          <table:table-cell office:value-type="float" office:value="745042.763209858" calcext:value-type="float">
            <text:p>745042.763209858</text:p>
          </table:table-cell>
          <table:table-cell office:value-type="float" office:value="803630.5444555" calcext:value-type="float">
            <text:p>803630.5444555</text:p>
          </table:table-cell>
          <table:table-cell office:value-type="float" office:value="826593.317914948" calcext:value-type="float">
            <text:p>826593.317914948</text:p>
          </table:table-cell>
          <table:table-cell office:value-type="float" office:value="890002.750960197" calcext:value-type="float">
            <text:p>890002.750960197</text:p>
          </table:table-cell>
          <table:table-cell office:value-type="float" office:value="947824.355142637" calcext:value-type="float">
            <text:p>947824.355142637</text:p>
          </table:table-cell>
          <table:table-cell office:value-type="float" office:value="982180.406694942" calcext:value-type="float">
            <text:p>982180.406694942</text:p>
          </table:table-cell>
          <table:table-cell office:value-type="float" office:value="991611.696975913" calcext:value-type="float">
            <text:p>991611.696975913</text:p>
          </table:table-cell>
          <table:table-cell office:value-type="float" office:value="1061199.32526524" calcext:value-type="float">
            <text:p>1061199.32526524</text:p>
          </table:table-cell>
          <table:table-cell office:value-type="float" office:value="1150329.26674938" calcext:value-type="float">
            <text:p>1150329.26674938</text:p>
          </table:table-cell>
          <table:table-cell office:value-type="float" office:value="1199173.96713912" calcext:value-type="float">
            <text:p>1199173.96713912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CO2 emissions from liquid fuel consumption (kt)</text:p>
          </table:table-cell>
          <table:table-cell office:value-type="string" calcext:value-type="string">
            <text:p>EN.ATM.CO2E.LF.KT</text:p>
          </table:table-cell>
          <table:table-cell office:value-type="float" office:value="73771.1842877644" calcext:value-type="float">
            <text:p>73771.1842877644</text:p>
          </table:table-cell>
          <table:table-cell office:value-type="float" office:value="77617.5280928184" calcext:value-type="float">
            <text:p>77617.5280928184</text:p>
          </table:table-cell>
          <table:table-cell office:value-type="float" office:value="85288.1736180837" calcext:value-type="float">
            <text:p>85288.1736180837</text:p>
          </table:table-cell>
          <table:table-cell office:value-type="float" office:value="94850.7647590155" calcext:value-type="float">
            <text:p>94850.7647590155</text:p>
          </table:table-cell>
          <table:table-cell office:value-type="float" office:value="92341.6407677529" calcext:value-type="float">
            <text:p>92341.6407677529</text:p>
          </table:table-cell>
          <table:table-cell office:value-type="float" office:value="105433.076691866" calcext:value-type="float">
            <text:p>105433.076691866</text:p>
          </table:table-cell>
          <table:table-cell office:value-type="float" office:value="119762.395305773" calcext:value-type="float">
            <text:p>119762.395305773</text:p>
          </table:table-cell>
          <table:table-cell office:value-type="float" office:value="96499.751167892" calcext:value-type="float">
            <text:p>96499.751167892</text:p>
          </table:table-cell>
          <table:table-cell office:value-type="float" office:value="112342.445651814" calcext:value-type="float">
            <text:p>112342.445651814</text:p>
          </table:table-cell>
          <table:table-cell office:value-type="float" office:value="113246.06328294" calcext:value-type="float">
            <text:p>113246.06328294</text:p>
          </table:table-cell>
          <table:table-cell office:value-type="float" office:value="125834.264997848" calcext:value-type="float">
            <text:p>125834.264997848</text:p>
          </table:table-cell>
          <table:table-cell office:value-type="float" office:value="145816.703669895" calcext:value-type="float">
            <text:p>145816.703669895</text:p>
          </table:table-cell>
          <table:table-cell office:value-type="float" office:value="145776.298003463" calcext:value-type="float">
            <text:p>145776.298003463</text:p>
          </table:table-cell>
          <table:table-cell office:value-type="float" office:value="170306.210770361" calcext:value-type="float">
            <text:p>170306.210770361</text:p>
          </table:table-cell>
          <table:table-cell office:value-type="float" office:value="185608.938621049" calcext:value-type="float">
            <text:p>185608.938621049</text:p>
          </table:table-cell>
          <table:table-cell office:value-type="float" office:value="201756.512224416" calcext:value-type="float">
            <text:p>201756.512224416</text:p>
          </table:table-cell>
          <table:table-cell office:value-type="float" office:value="239039.922614356" calcext:value-type="float">
            <text:p>239039.922614356</text:p>
          </table:table-cell>
          <table:table-cell office:value-type="float" office:value="282285.005424283" calcext:value-type="float">
            <text:p>282285.005424283</text:p>
          </table:table-cell>
          <table:table-cell office:value-type="float" office:value="289018.05874889" calcext:value-type="float">
            <text:p>289018.05874889</text:p>
          </table:table-cell>
          <table:table-cell office:value-type="float" office:value="349031.493128282" calcext:value-type="float">
            <text:p>349031.493128282</text:p>
          </table:table-cell>
          <table:table-cell office:value-type="float" office:value="341137.695204343" calcext:value-type="float">
            <text:p>341137.695204343</text:p>
          </table:table-cell>
          <table:table-cell office:value-type="float" office:value="372540.244507161" calcext:value-type="float">
            <text:p>372540.244507161</text:p>
          </table:table-cell>
          <table:table-cell office:value-type="float" office:value="405030.073561251" calcext:value-type="float">
            <text:p>405030.073561251</text:p>
          </table:table-cell>
          <table:table-cell office:value-type="float" office:value="451463.530776938" calcext:value-type="float">
            <text:p>451463.530776938</text:p>
          </table:table-cell>
          <table:table-cell office:value-type="float" office:value="459386.714640101" calcext:value-type="float">
            <text:p>459386.714640101</text:p>
          </table:table-cell>
          <table:table-cell office:value-type="float" office:value="485492.448397864" calcext:value-type="float">
            <text:p>485492.448397864</text:p>
          </table:table-cell>
          <table:table-cell office:value-type="float" office:value="510452.130525908" calcext:value-type="float">
            <text:p>510452.130525908</text:p>
          </table:table-cell>
          <table:table-cell office:value-type="float" office:value="507307.835028983" calcext:value-type="float">
            <text:p>507307.835028983</text:p>
          </table:table-cell>
          <table:table-cell office:value-type="float" office:value="548646.505031779" calcext:value-type="float">
            <text:p>548646.505031779</text:p>
          </table:table-cell>
          <table:table-cell office:value-type="float" office:value="560084.981874564" calcext:value-type="float">
            <text:p>560084.981874564</text:p>
          </table:table-cell>
          <table:table-cell office:value-type="float" office:value="507080.094" calcext:value-type="float">
            <text:p>507080.094</text:p>
          </table:table-cell>
          <table:table-cell office:value-type="float" office:value="590574.017" calcext:value-type="float">
            <text:p>590574.017</text:p>
          </table:table-cell>
          <table:table-cell office:value-type="float" office:value="635971.477" calcext:value-type="float">
            <text:p>635971.477</text:p>
          </table:table-cell>
          <table:table-cell office:value-type="float" office:value="700910.38" calcext:value-type="float">
            <text:p>700910.38</text:p>
          </table:table-cell>
          <table:table-cell office:value-type="float" office:value="716429.124" calcext:value-type="float">
            <text:p>716429.124</text:p>
          </table:table-cell>
          <table:table-cell office:value-type="float" office:value="691999.57" calcext:value-type="float">
            <text:p>691999.57</text:p>
          </table:table-cell>
          <table:table-cell office:value-type="float" office:value="690048.726" calcext:value-type="float">
            <text:p>690048.726</text:p>
          </table:table-cell>
          <table:table-cell office:value-type="float" office:value="658937.898" calcext:value-type="float">
            <text:p>658937.898</text:p>
          </table:table-cell>
          <table:table-cell office:value-type="float" office:value="708636.749" calcext:value-type="float">
            <text:p>708636.749</text:p>
          </table:table-cell>
          <table:table-cell office:value-type="float" office:value="768958.899" calcext:value-type="float">
            <text:p>768958.899</text:p>
          </table:table-cell>
          <table:table-cell office:value-type="float" office:value="859042.421" calcext:value-type="float">
            <text:p>859042.421</text:p>
          </table:table-cell>
          <table:table-cell office:value-type="float" office:value="875441.245" calcext:value-type="float">
            <text:p>875441.245</text:p>
          </table:table-cell>
          <table:table-cell office:value-type="float" office:value="838840.918" calcext:value-type="float">
            <text:p>838840.918</text:p>
          </table:table-cell>
          <table:table-cell office:value-type="float" office:value="899449.094" calcext:value-type="float">
            <text:p>899449.094</text:p>
          </table:table-cell>
          <table:table-cell office:value-type="float" office:value="958773.82" calcext:value-type="float">
            <text:p>958773.82</text:p>
          </table:table-cell>
          <table:table-cell office:value-type="float" office:value="961491.067" calcext:value-type="float">
            <text:p>961491.067</text:p>
          </table:table-cell>
          <table:table-cell office:value-type="float" office:value="1010350.175" calcext:value-type="float">
            <text:p>1010350.175</text:p>
          </table:table-cell>
          <table:table-cell office:value-type="float" office:value="957226.346" calcext:value-type="float">
            <text:p>957226.346</text:p>
          </table:table-cell>
          <table:table-cell office:value-type="float" office:value="1047764.576" calcext:value-type="float">
            <text:p>1047764.576</text:p>
          </table:table-cell>
          <table:table-cell office:value-type="float" office:value="1114408.634" calcext:value-type="float">
            <text:p>1114408.634</text:p>
          </table:table-cell>
          <table:table-cell office:value-type="float" office:value="1131221.829" calcext:value-type="float">
            <text:p>1131221.829</text:p>
          </table:table-cell>
          <table:table-cell office:value-type="float" office:value="1110789.305" calcext:value-type="float">
            <text:p>1110789.305</text:p>
          </table:table-cell>
          <table:table-cell office:value-type="float" office:value="1257847.006" calcext:value-type="float">
            <text:p>1257847.006</text:p>
          </table:table-cell>
          <table:table-cell office:value-type="float" office:value="1231371.266" calcext:value-type="float">
            <text:p>1231371.266</text:p>
          </table:table-cell>
          <table:table-cell office:value-type="float" office:value="1289071.511" calcext:value-type="float">
            <text:p>1289071.511</text:p>
          </table:table-cell>
          <table:table-cell office:value-type="float" office:value="1214998.111" calcext:value-type="float">
            <text:p>1214998.111</text:p>
          </table:table-cell>
          <table:table-cell office:value-type="float" office:value="1138024.114" calcext:value-type="float">
            <text:p>1138024.114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EN.ATM.CO2E.SF.KT</text:p>
          </table:table-cell>
          <table:table-cell table:number-columns-repeated="6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Energy use (kg of oil equivalent) per $1,000 GDP (constant 2017 PPP)</text:p>
          </table:table-cell>
          <table:table-cell office:value-type="string" calcext:value-type="string">
            <text:p>EG.USE.COMM.GD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07.222160411839" calcext:value-type="float">
            <text:p>107.222160411839</text:p>
          </table:table-cell>
          <table:table-cell office:value-type="float" office:value="110.689865094797" calcext:value-type="float">
            <text:p>110.689865094797</text:p>
          </table:table-cell>
          <table:table-cell office:value-type="float" office:value="115.567162067761" calcext:value-type="float">
            <text:p>115.567162067761</text:p>
          </table:table-cell>
          <table:table-cell office:value-type="float" office:value="122.196557984351" calcext:value-type="float">
            <text:p>122.196557984351</text:p>
          </table:table-cell>
          <table:table-cell office:value-type="float" office:value="127.982134495101" calcext:value-type="float">
            <text:p>127.982134495101</text:p>
          </table:table-cell>
          <table:table-cell office:value-type="float" office:value="127.225133590729" calcext:value-type="float">
            <text:p>127.225133590729</text:p>
          </table:table-cell>
          <table:table-cell office:value-type="float" office:value="123.632971772848" calcext:value-type="float">
            <text:p>123.632971772848</text:p>
          </table:table-cell>
          <table:table-cell office:value-type="float" office:value="126.508750520423" calcext:value-type="float">
            <text:p>126.508750520423</text:p>
          </table:table-cell>
          <table:table-cell office:value-type="float" office:value="122.245457822409" calcext:value-type="float">
            <text:p>122.245457822409</text:p>
          </table:table-cell>
          <table:table-cell office:value-type="float" office:value="125.949743837431" calcext:value-type="float">
            <text:p>125.949743837431</text:p>
          </table:table-cell>
          <table:table-cell office:value-type="float" office:value="121.228205293824" calcext:value-type="float">
            <text:p>121.228205293824</text:p>
          </table:table-cell>
          <table:table-cell office:value-type="float" office:value="128.884125749493" calcext:value-type="float">
            <text:p>128.884125749493</text:p>
          </table:table-cell>
          <table:table-cell office:value-type="float" office:value="132.229914336004" calcext:value-type="float">
            <text:p>132.229914336004</text:p>
          </table:table-cell>
          <table:table-cell office:value-type="float" office:value="128.424686060384" calcext:value-type="float">
            <text:p>128.424686060384</text:p>
          </table:table-cell>
          <table:table-cell office:value-type="float" office:value="127.449054479723" calcext:value-type="float">
            <text:p>127.449054479723</text:p>
          </table:table-cell>
          <table:table-cell office:value-type="float" office:value="129.869049710971" calcext:value-type="float">
            <text:p>129.869049710971</text:p>
          </table:table-cell>
          <table:table-cell office:value-type="float" office:value="130.911376326888" calcext:value-type="float">
            <text:p>130.911376326888</text:p>
          </table:table-cell>
          <table:table-cell office:value-type="float" office:value="130.679009167833" calcext:value-type="float">
            <text:p>130.679009167833</text:p>
          </table:table-cell>
          <table:table-cell office:value-type="float" office:value="134.455797390291" calcext:value-type="float">
            <text:p>134.455797390291</text:p>
          </table:table-cell>
          <table:table-cell office:value-type="float" office:value="138.251142683715" calcext:value-type="float">
            <text:p>138.251142683715</text:p>
          </table:table-cell>
          <table:table-cell office:value-type="float" office:value="138.013768124486" calcext:value-type="float">
            <text:p>138.013768124486</text:p>
          </table:table-cell>
          <table:table-cell office:value-type="float" office:value="134.584219289417" calcext:value-type="float">
            <text:p>134.584219289417</text:p>
          </table:table-cell>
          <table:table-cell office:value-type="float" office:value="140.759700174698" calcext:value-type="float">
            <text:p>140.759700174698</text:p>
          </table:table-cell>
          <table:table-cell office:value-type="float" office:value="137.546760712517" calcext:value-type="float">
            <text:p>137.546760712517</text:p>
          </table:table-cell>
          <table:table-cell office:value-type="float" office:value="140.457724486693" calcext:value-type="float">
            <text:p>140.457724486693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GDP, PPP (constant 2017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2658127987727.97" calcext:value-type="float">
            <text:p>2658127987727.97</text:p>
          </table:table-cell>
          <table:table-cell office:value-type="float" office:value="2778117261870.39" calcext:value-type="float">
            <text:p>2778117261870.39</text:p>
          </table:table-cell>
          <table:table-cell office:value-type="float" office:value="2898738584005.18" calcext:value-type="float">
            <text:p>2898738584005.18</text:p>
          </table:table-cell>
          <table:table-cell office:value-type="float" office:value="2963046142486.72" calcext:value-type="float">
            <text:p>2963046142486.72</text:p>
          </table:table-cell>
          <table:table-cell office:value-type="float" office:value="3023632411859.16" calcext:value-type="float">
            <text:p>3023632411859.16</text:p>
          </table:table-cell>
          <table:table-cell office:value-type="float" office:value="3099655793705.24" calcext:value-type="float">
            <text:p>3099655793705.24</text:p>
          </table:table-cell>
          <table:table-cell office:value-type="float" office:value="3247223073101.73" calcext:value-type="float">
            <text:p>3247223073101.73</text:p>
          </table:table-cell>
          <table:table-cell office:value-type="float" office:value="3351256291630.29" calcext:value-type="float">
            <text:p>3351256291630.29</text:p>
          </table:table-cell>
          <table:table-cell office:value-type="float" office:value="3505396375097.17" calcext:value-type="float">
            <text:p>3505396375097.17</text:p>
          </table:table-cell>
          <table:table-cell office:value-type="float" office:value="3568339525401.57" calcext:value-type="float">
            <text:p>3568339525401.57</text:p>
          </table:table-cell>
          <table:table-cell office:value-type="float" office:value="3800637811784.13" calcext:value-type="float">
            <text:p>3800637811784.13</text:p>
          </table:table-cell>
          <table:table-cell office:value-type="float" office:value="3852546066001.53" calcext:value-type="float">
            <text:p>3852546066001.53</text:p>
          </table:table-cell>
          <table:table-cell office:value-type="float" office:value="3911188898799.71" calcext:value-type="float">
            <text:p>3911188898799.71</text:p>
          </table:table-cell>
          <table:table-cell office:value-type="float" office:value="4117468299533.42" calcext:value-type="float">
            <text:p>4117468299533.42</text:p>
          </table:table-cell>
          <table:table-cell office:value-type="float" office:value="4435599974406.76" calcext:value-type="float">
            <text:p>4435599974406.76</text:p>
          </table:table-cell>
          <table:table-cell office:value-type="float" office:value="4652038747983.14" calcext:value-type="float">
            <text:p>4652038747983.14</text:p>
          </table:table-cell>
          <table:table-cell office:value-type="float" office:value="4910505784445.99" calcext:value-type="float">
            <text:p>4910505784445.99</text:p>
          </table:table-cell>
          <table:table-cell office:value-type="float" office:value="5166437959093.52" calcext:value-type="float">
            <text:p>5166437959093.52</text:p>
          </table:table-cell>
          <table:table-cell office:value-type="float" office:value="5410247823192.49" calcext:value-type="float">
            <text:p>5410247823192.49</text:p>
          </table:table-cell>
          <table:table-cell office:value-type="float" office:value="5457571079981.98" calcext:value-type="float">
            <text:p>5457571079981.98</text:p>
          </table:table-cell>
          <table:table-cell office:value-type="float" office:value="5724765188838.81" calcext:value-type="float">
            <text:p>5724765188838.81</text:p>
          </table:table-cell>
          <table:table-cell office:value-type="float" office:value="5940101798551.52" calcext:value-type="float">
            <text:p>5940101798551.52</text:p>
          </table:table-cell>
          <table:table-cell office:value-type="float" office:value="6156126727362.18" calcext:value-type="float">
            <text:p>6156126727362.18</text:p>
          </table:table-cell>
          <table:table-cell office:value-type="float" office:value="6317577901636.12" calcext:value-type="float">
            <text:p>6317577901636.12</text:p>
          </table:table-cell>
          <table:table-cell office:value-type="float" office:value="6505868626329.52" calcext:value-type="float">
            <text:p>6505868626329.52</text:p>
          </table:table-cell>
          <table:table-cell office:value-type="float" office:value="6697317133817.76" calcext:value-type="float">
            <text:p>6697317133817.76</text:p>
          </table:table-cell>
          <table:table-cell office:value-type="float" office:value="7030866307497.18" calcext:value-type="float">
            <text:p>7030866307497.18</text:p>
          </table:table-cell>
          <table:table-cell office:value-type="float" office:value="7159943164214.77" calcext:value-type="float">
            <text:p>7159943164214.77</text:p>
          </table:table-cell>
          <table:table-cell office:value-type="float" office:value="7257516944194.62" calcext:value-type="float">
            <text:p>7257516944194.62</text:p>
          </table:table-cell>
          <table:table-cell office:value-type="float" office:value="7325545636269.82" calcext:value-type="float">
            <text:p>7325545636269.82</text:p>
          </table:table-cell>
          <table:table-cell office:value-type="float" office:value="7066150844287.41" calcext:value-type="float">
            <text:p>7066150844287.4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105203230" calcext:value-type="float">
            <text:p>105203230</text:p>
          </table:table-cell>
          <table:table-cell office:value-type="float" office:value="108061826" calcext:value-type="float">
            <text:p>108061826</text:p>
          </table:table-cell>
          <table:table-cell office:value-type="float" office:value="111045418" calcext:value-type="float">
            <text:p>111045418</text:p>
          </table:table-cell>
          <table:table-cell office:value-type="float" office:value="114101578" calcext:value-type="float">
            <text:p>114101578</text:p>
          </table:table-cell>
          <table:table-cell office:value-type="float" office:value="117271192" calcext:value-type="float">
            <text:p>117271192</text:p>
          </table:table-cell>
          <table:table-cell office:value-type="float" office:value="120541198" calcext:value-type="float">
            <text:p>120541198</text:p>
          </table:table-cell>
          <table:table-cell office:value-type="float" office:value="123908187" calcext:value-type="float">
            <text:p>123908187</text:p>
          </table:table-cell>
          <table:table-cell office:value-type="float" office:value="127444919" calcext:value-type="float">
            <text:p>127444919</text:p>
          </table:table-cell>
          <table:table-cell office:value-type="float" office:value="131026902" calcext:value-type="float">
            <text:p>131026902</text:p>
          </table:table-cell>
          <table:table-cell office:value-type="float" office:value="134704201" calcext:value-type="float">
            <text:p>134704201</text:p>
          </table:table-cell>
          <table:table-cell office:value-type="float" office:value="138473057" calcext:value-type="float">
            <text:p>138473057</text:p>
          </table:table-cell>
          <table:table-cell office:value-type="float" office:value="142307871" calcext:value-type="float">
            <text:p>142307871</text:p>
          </table:table-cell>
          <table:table-cell office:value-type="float" office:value="146213398" calcext:value-type="float">
            <text:p>146213398</text:p>
          </table:table-cell>
          <table:table-cell office:value-type="float" office:value="150292311" calcext:value-type="float">
            <text:p>150292311</text:p>
          </table:table-cell>
          <table:table-cell office:value-type="float" office:value="154509840" calcext:value-type="float">
            <text:p>154509840</text:p>
          </table:table-cell>
          <table:table-cell office:value-type="float" office:value="158917282" calcext:value-type="float">
            <text:p>158917282</text:p>
          </table:table-cell>
          <table:table-cell office:value-type="float" office:value="163532333" calcext:value-type="float">
            <text:p>163532333</text:p>
          </table:table-cell>
          <table:table-cell office:value-type="float" office:value="168361040" calcext:value-type="float">
            <text:p>168361040</text:p>
          </table:table-cell>
          <table:table-cell office:value-type="float" office:value="173447050" calcext:value-type="float">
            <text:p>173447050</text:p>
          </table:table-cell>
          <table:table-cell office:value-type="float" office:value="178866336" calcext:value-type="float">
            <text:p>178866336</text:p>
          </table:table-cell>
          <table:table-cell office:value-type="float" office:value="184628581" calcext:value-type="float">
            <text:p>184628581</text:p>
          </table:table-cell>
          <table:table-cell office:value-type="float" office:value="190731389" calcext:value-type="float">
            <text:p>190731389</text:p>
          </table:table-cell>
          <table:table-cell office:value-type="float" office:value="197157155" calcext:value-type="float">
            <text:p>197157155</text:p>
          </table:table-cell>
          <table:table-cell office:value-type="float" office:value="203834175" calcext:value-type="float">
            <text:p>203834175</text:p>
          </table:table-cell>
          <table:table-cell office:value-type="float" office:value="210648804" calcext:value-type="float">
            <text:p>210648804</text:p>
          </table:table-cell>
          <table:table-cell office:value-type="float" office:value="217572797" calcext:value-type="float">
            <text:p>217572797</text:p>
          </table:table-cell>
          <table:table-cell office:value-type="float" office:value="224549836" calcext:value-type="float">
            <text:p>224549836</text:p>
          </table:table-cell>
          <table:table-cell office:value-type="float" office:value="231570125" calcext:value-type="float">
            <text:p>231570125</text:p>
          </table:table-cell>
          <table:table-cell office:value-type="float" office:value="238565130" calcext:value-type="float">
            <text:p>238565130</text:p>
          </table:table-cell>
          <table:table-cell office:value-type="float" office:value="245453236" calcext:value-type="float">
            <text:p>245453236</text:p>
          </table:table-cell>
          <table:table-cell office:value-type="float" office:value="254215127" calcext:value-type="float">
            <text:p>254215127</text:p>
          </table:table-cell>
          <table:table-cell office:value-type="float" office:value="261046286" calcext:value-type="float">
            <text:p>261046286</text:p>
          </table:table-cell>
          <table:table-cell office:value-type="float" office:value="265656639" calcext:value-type="float">
            <text:p>265656639</text:p>
          </table:table-cell>
          <table:table-cell office:value-type="float" office:value="272107854" calcext:value-type="float">
            <text:p>272107854</text:p>
          </table:table-cell>
          <table:table-cell office:value-type="float" office:value="278384977" calcext:value-type="float">
            <text:p>278384977</text:p>
          </table:table-cell>
          <table:table-cell office:value-type="float" office:value="286096967" calcext:value-type="float">
            <text:p>286096967</text:p>
          </table:table-cell>
          <table:table-cell office:value-type="float" office:value="292041169" calcext:value-type="float">
            <text:p>292041169</text:p>
          </table:table-cell>
          <table:table-cell office:value-type="float" office:value="297891711" calcext:value-type="float">
            <text:p>297891711</text:p>
          </table:table-cell>
          <table:table-cell office:value-type="float" office:value="303641719" calcext:value-type="float">
            <text:p>303641719</text:p>
          </table:table-cell>
          <table:table-cell office:value-type="float" office:value="309436718" calcext:value-type="float">
            <text:p>309436718</text:p>
          </table:table-cell>
          <table:table-cell office:value-type="float" office:value="315326781" calcext:value-type="float">
            <text:p>315326781</text:p>
          </table:table-cell>
          <table:table-cell office:value-type="float" office:value="321297196" calcext:value-type="float">
            <text:p>321297196</text:p>
          </table:table-cell>
          <table:table-cell office:value-type="float" office:value="327362274" calcext:value-type="float">
            <text:p>327362274</text:p>
          </table:table-cell>
          <table:table-cell office:value-type="float" office:value="333608806" calcext:value-type="float">
            <text:p>333608806</text:p>
          </table:table-cell>
          <table:table-cell office:value-type="float" office:value="340143477" calcext:value-type="float">
            <text:p>340143477</text:p>
          </table:table-cell>
          <table:table-cell office:value-type="float" office:value="347029862" calcext:value-type="float">
            <text:p>347029862</text:p>
          </table:table-cell>
          <table:table-cell office:value-type="float" office:value="354302465" calcext:value-type="float">
            <text:p>354302465</text:p>
          </table:table-cell>
          <table:table-cell office:value-type="float" office:value="361929175" calcext:value-type="float">
            <text:p>361929175</text:p>
          </table:table-cell>
          <table:table-cell office:value-type="float" office:value="369823227" calcext:value-type="float">
            <text:p>369823227</text:p>
          </table:table-cell>
          <table:table-cell office:value-type="float" office:value="377883960" calcext:value-type="float">
            <text:p>377883960</text:p>
          </table:table-cell>
          <table:table-cell office:value-type="float" office:value="385917928" calcext:value-type="float">
            <text:p>385917928</text:p>
          </table:table-cell>
          <table:table-cell office:value-type="float" office:value="393942668" calcext:value-type="float">
            <text:p>393942668</text:p>
          </table:table-cell>
          <table:table-cell office:value-type="float" office:value="401968363" calcext:value-type="float">
            <text:p>401968363</text:p>
          </table:table-cell>
          <table:table-cell office:value-type="float" office:value="409968633" calcext:value-type="float">
            <text:p>409968633</text:p>
          </table:table-cell>
          <table:table-cell office:value-type="float" office:value="417924350" calcext:value-type="float">
            <text:p>417924350</text:p>
          </table:table-cell>
          <table:table-cell office:value-type="float" office:value="425821771" calcext:value-type="float">
            <text:p>425821771</text:p>
          </table:table-cell>
          <table:table-cell office:value-type="float" office:value="433616042" calcext:value-type="float">
            <text:p>433616042</text:p>
          </table:table-cell>
          <table:table-cell office:value-type="float" office:value="441298977" calcext:value-type="float">
            <text:p>441298977</text:p>
          </table:table-cell>
          <table:table-cell office:value-type="float" office:value="448974232" calcext:value-type="float">
            <text:p>448974232</text:p>
          </table:table-cell>
          <table:table-cell office:value-type="float" office:value="456709496" calcext:value-type="float">
            <text:p>456709496</text:p>
          </table:table-cell>
          <table:table-cell office:value-type="float" office:value="464542370" calcext:value-type="float">
            <text:p>464542370</text:p>
          </table:table-cell>
          <table:table-cell office:value-type="string" calcext:value-type="string">
            <text:p>..</text:p>
          </table:table-cell>
        </table:table-row>
      </table:table>
      <table:table table:name="Africa Western and Central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16 [YR2016]</text:p>
          </table:table-cell>
          <table:table-cell office:value-type="string" calcext:value-type="string">
            <text:p>2017 [YR2017]</text:p>
          </table:table-cell>
          <table:table-cell office:value-type="string" calcext:value-type="string">
            <text:p>2018 [YR2018]</text:p>
          </table:table-cell>
          <table:table-cell office:value-type="string" calcext:value-type="string">
            <text:p>2019 [YR2019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1 [YR2021]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CO2 emissions (kt)</text:p>
          </table:table-cell>
          <table:table-cell office:value-type="string" calcext:value-type="string">
            <text:p>EN.ATM.CO2E.KT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90210" calcext:value-type="float">
            <text:p>90210</text:p>
          </table:table-cell>
          <table:table-cell office:value-type="float" office:value="99880" calcext:value-type="float">
            <text:p>99880</text:p>
          </table:table-cell>
          <table:table-cell office:value-type="float" office:value="111590" calcext:value-type="float">
            <text:p>111590</text:p>
          </table:table-cell>
          <table:table-cell office:value-type="float" office:value="115080" calcext:value-type="float">
            <text:p>115080</text:p>
          </table:table-cell>
          <table:table-cell office:value-type="float" office:value="112220" calcext:value-type="float">
            <text:p>112220</text:p>
          </table:table-cell>
          <table:table-cell office:value-type="float" office:value="113980" calcext:value-type="float">
            <text:p>113980</text:p>
          </table:table-cell>
          <table:table-cell office:value-type="float" office:value="121890" calcext:value-type="float">
            <text:p>121890</text:p>
          </table:table-cell>
          <table:table-cell office:value-type="float" office:value="120450" calcext:value-type="float">
            <text:p>120450</text:p>
          </table:table-cell>
          <table:table-cell office:value-type="float" office:value="116930" calcext:value-type="float">
            <text:p>116930</text:p>
          </table:table-cell>
          <table:table-cell office:value-type="float" office:value="118000" calcext:value-type="float">
            <text:p>118000</text:p>
          </table:table-cell>
          <table:table-cell office:value-type="float" office:value="119510" calcext:value-type="float">
            <text:p>119510</text:p>
          </table:table-cell>
          <table:table-cell office:value-type="float" office:value="130120" calcext:value-type="float">
            <text:p>130120</text:p>
          </table:table-cell>
          <table:table-cell office:value-type="float" office:value="133840" calcext:value-type="float">
            <text:p>133840</text:p>
          </table:table-cell>
          <table:table-cell office:value-type="float" office:value="137380" calcext:value-type="float">
            <text:p>137380</text:p>
          </table:table-cell>
          <table:table-cell office:value-type="float" office:value="141040" calcext:value-type="float">
            <text:p>141040</text:p>
          </table:table-cell>
          <table:table-cell office:value-type="float" office:value="155650" calcext:value-type="float">
            <text:p>155650</text:p>
          </table:table-cell>
          <table:table-cell office:value-type="float" office:value="153210" calcext:value-type="float">
            <text:p>153210</text:p>
          </table:table-cell>
          <table:table-cell office:value-type="float" office:value="153350" calcext:value-type="float">
            <text:p>153350</text:p>
          </table:table-cell>
          <table:table-cell office:value-type="float" office:value="157600" calcext:value-type="float">
            <text:p>157600</text:p>
          </table:table-cell>
          <table:table-cell office:value-type="float" office:value="145550" calcext:value-type="float">
            <text:p>145550</text:p>
          </table:table-cell>
          <table:table-cell office:value-type="float" office:value="165750" calcext:value-type="float">
            <text:p>165750</text:p>
          </table:table-cell>
          <table:table-cell office:value-type="float" office:value="179070" calcext:value-type="float">
            <text:p>179070</text:p>
          </table:table-cell>
          <table:table-cell office:value-type="float" office:value="181740" calcext:value-type="float">
            <text:p>181740</text:p>
          </table:table-cell>
          <table:table-cell office:value-type="float" office:value="191990" calcext:value-type="float">
            <text:p>191990</text:p>
          </table:table-cell>
          <table:table-cell office:value-type="float" office:value="198440" calcext:value-type="float">
            <text:p>198440</text:p>
          </table:table-cell>
          <table:table-cell office:value-type="float" office:value="193060" calcext:value-type="float">
            <text:p>193060</text:p>
          </table:table-cell>
          <table:table-cell office:value-type="float" office:value="195120" calcext:value-type="float">
            <text:p>195120</text:p>
          </table:table-cell>
          <table:table-cell office:value-type="float" office:value="201900" calcext:value-type="float">
            <text:p>201900</text:p>
          </table:table-cell>
          <table:table-cell office:value-type="float" office:value="224380" calcext:value-type="float">
            <text:p>224380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CO2 emissions from gaseous fuel consumption (kt)</text:p>
          </table:table-cell>
          <table:table-cell office:value-type="string" calcext:value-type="string">
            <text:p>EN.ATM.CO2E.GF.KT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5.998787550891" calcext:value-type="float">
            <text:p>105.998787550891</text:p>
          </table:table-cell>
          <table:table-cell office:value-type="float" office:value="166.569523294258" calcext:value-type="float">
            <text:p>166.569523294258</text:p>
          </table:table-cell>
          <table:table-cell office:value-type="float" office:value="287.710994780991" calcext:value-type="float">
            <text:p>287.710994780991</text:p>
          </table:table-cell>
          <table:table-cell office:value-type="float" office:value="494.661008570826" calcext:value-type="float">
            <text:p>494.661008570826</text:p>
          </table:table-cell>
          <table:table-cell office:value-type="float" office:value="524.946376442509" calcext:value-type="float">
            <text:p>524.946376442509</text:p>
          </table:table-cell>
          <table:table-cell office:value-type="float" office:value="454.280518075248" calcext:value-type="float">
            <text:p>454.280518075248</text:p>
          </table:table-cell>
          <table:table-cell office:value-type="float" office:value="232.187820349571" calcext:value-type="float">
            <text:p>232.187820349571</text:p>
          </table:table-cell>
          <table:table-cell office:value-type="float" office:value="435.352163155446" calcext:value-type="float">
            <text:p>435.352163155446</text:p>
          </table:table-cell>
          <table:table-cell office:value-type="float" office:value="885.21606508274" calcext:value-type="float">
            <text:p>885.21606508274</text:p>
          </table:table-cell>
          <table:table-cell office:value-type="float" office:value="1165.77634800514" calcext:value-type="float">
            <text:p>1165.77634800514</text:p>
          </table:table-cell>
          <table:table-cell office:value-type="float" office:value="2007.45719677234" calcext:value-type="float">
            <text:p>2007.45719677234</text:p>
          </table:table-cell>
          <table:table-cell office:value-type="float" office:value="2457.32109869963" calcext:value-type="float">
            <text:p>2457.32109869963</text:p>
          </table:table-cell>
          <table:table-cell office:value-type="float" office:value="1475.36010847123" calcext:value-type="float">
            <text:p>1475.36010847123</text:p>
          </table:table-cell>
          <table:table-cell office:value-type="float" office:value="1746.24589887907" calcext:value-type="float">
            <text:p>1746.24589887907</text:p>
          </table:table-cell>
          <table:table-cell office:value-type="float" office:value="9572.55805071803" calcext:value-type="float">
            <text:p>9572.55805071803</text:p>
          </table:table-cell>
          <table:table-cell office:value-type="float" office:value="6735.5198956764" calcext:value-type="float">
            <text:p>6735.5198956764</text:p>
          </table:table-cell>
          <table:table-cell office:value-type="float" office:value="3441.07837921349" calcext:value-type="float">
            <text:p>3441.07837921349</text:p>
          </table:table-cell>
          <table:table-cell office:value-type="float" office:value="3436.19048378847" calcext:value-type="float">
            <text:p>3436.19048378847</text:p>
          </table:table-cell>
          <table:table-cell office:value-type="float" office:value="13323.8041265986" calcext:value-type="float">
            <text:p>13323.8041265986</text:p>
          </table:table-cell>
          <table:table-cell office:value-type="float" office:value="13436.3858660959" calcext:value-type="float">
            <text:p>13436.3858660959</text:p>
          </table:table-cell>
          <table:table-cell office:value-type="float" office:value="6135.91692501249" calcext:value-type="float">
            <text:p>6135.91692501249</text:p>
          </table:table-cell>
          <table:table-cell office:value-type="float" office:value="5367.70404046149" calcext:value-type="float">
            <text:p>5367.70404046149</text:p>
          </table:table-cell>
          <table:table-cell office:value-type="float" office:value="7315.14816817678" calcext:value-type="float">
            <text:p>7315.14816817678</text:p>
          </table:table-cell>
          <table:table-cell office:value-type="float" office:value="8690.10243925214" calcext:value-type="float">
            <text:p>8690.10243925214</text:p>
          </table:table-cell>
          <table:table-cell office:value-type="float" office:value="9252.80614449651" calcext:value-type="float">
            <text:p>9252.80614449651</text:p>
          </table:table-cell>
          <table:table-cell office:value-type="float" office:value="10118.8805430031" calcext:value-type="float">
            <text:p>10118.8805430031</text:p>
          </table:table-cell>
          <table:table-cell office:value-type="float" office:value="10846.5413542518" calcext:value-type="float">
            <text:p>10846.5413542518</text:p>
          </table:table-cell>
          <table:table-cell office:value-type="float" office:value="10260.5058015683" calcext:value-type="float">
            <text:p>10260.5058015683</text:p>
          </table:table-cell>
          <table:table-cell office:value-type="float" office:value="12448.3718649203" calcext:value-type="float">
            <text:p>12448.3718649203</text:p>
          </table:table-cell>
          <table:table-cell office:value-type="float" office:value="13190.6835649861" calcext:value-type="float">
            <text:p>13190.6835649861</text:p>
          </table:table-cell>
          <table:table-cell office:value-type="float" office:value="14543.4489657641" calcext:value-type="float">
            <text:p>14543.4489657641</text:p>
          </table:table-cell>
          <table:table-cell office:value-type="float" office:value="14265.0820782394" calcext:value-type="float">
            <text:p>14265.0820782394</text:p>
          </table:table-cell>
          <table:table-cell office:value-type="float" office:value="14147.8749677026" calcext:value-type="float">
            <text:p>14147.8749677026</text:p>
          </table:table-cell>
          <table:table-cell office:value-type="float" office:value="15304.6803448087" calcext:value-type="float">
            <text:p>15304.6803448087</text:p>
          </table:table-cell>
          <table:table-cell office:value-type="float" office:value="16664.7736961342" calcext:value-type="float">
            <text:p>16664.7736961342</text:p>
          </table:table-cell>
          <table:table-cell office:value-type="float" office:value="17424.683504526" calcext:value-type="float">
            <text:p>17424.683504526</text:p>
          </table:table-cell>
          <table:table-cell office:value-type="float" office:value="19176.8322347033" calcext:value-type="float">
            <text:p>19176.8322347033</text:p>
          </table:table-cell>
          <table:table-cell office:value-type="float" office:value="21245.1594295046" calcext:value-type="float">
            <text:p>21245.1594295046</text:p>
          </table:table-cell>
          <table:table-cell office:value-type="float" office:value="19425.9719754623" calcext:value-type="float">
            <text:p>19425.9719754623</text:p>
          </table:table-cell>
          <table:table-cell office:value-type="float" office:value="20650.8739188275" calcext:value-type="float">
            <text:p>20650.8739188275</text:p>
          </table:table-cell>
          <table:table-cell office:value-type="float" office:value="30563.1166322728" calcext:value-type="float">
            <text:p>30563.1166322728</text:p>
          </table:table-cell>
          <table:table-cell office:value-type="float" office:value="32849.2818908313" calcext:value-type="float">
            <text:p>32849.2818908313</text:p>
          </table:table-cell>
          <table:table-cell office:value-type="float" office:value="34566.1125579727" calcext:value-type="float">
            <text:p>34566.1125579727</text:p>
          </table:table-cell>
          <table:table-cell office:value-type="float" office:value="35400.2539360954" calcext:value-type="float">
            <text:p>35400.2539360954</text:p>
          </table:table-cell>
          <table:table-cell office:value-type="float" office:value="34817.679005343" calcext:value-type="float">
            <text:p>34817.679005343</text:p>
          </table:table-cell>
          <table:table-cell office:value-type="float" office:value="34770.2552226463" calcext:value-type="float">
            <text:p>34770.2552226463</text:p>
          </table:table-cell>
          <table:table-cell office:value-type="float" office:value="31217.7827733641" calcext:value-type="float">
            <text:p>31217.7827733641</text:p>
          </table:table-cell>
          <table:table-cell office:value-type="float" office:value="35410.8946781796" calcext:value-type="float">
            <text:p>35410.8946781796</text:p>
          </table:table-cell>
          <table:table-cell office:value-type="float" office:value="45921.6448008892" calcext:value-type="float">
            <text:p>45921.6448008892</text:p>
          </table:table-cell>
          <table:table-cell office:value-type="float" office:value="46426.0433940666" calcext:value-type="float">
            <text:p>46426.0433940666</text:p>
          </table:table-cell>
          <table:table-cell office:value-type="float" office:value="46485.8872949521" calcext:value-type="float">
            <text:p>46485.8872949521</text:p>
          </table:table-cell>
          <table:table-cell office:value-type="float" office:value="52124.0376712318" calcext:value-type="float">
            <text:p>52124.0376712318</text:p>
          </table:table-cell>
          <table:table-cell office:value-type="float" office:value="52346.3150173778" calcext:value-type="float">
            <text:p>52346.3150173778</text:p>
          </table:table-cell>
          <table:table-cell office:value-type="float" office:value="50816.0209804497" calcext:value-type="float">
            <text:p>50816.0209804497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CO2 emissions from liquid fuel consumption (kt)</text:p>
          </table:table-cell>
          <table:table-cell office:value-type="string" calcext:value-type="string">
            <text:p>EN.ATM.CO2E.LF.KT</text:p>
          </table:table-cell>
          <table:table-cell office:value-type="float" office:value="6934.297" calcext:value-type="float">
            <text:p>6934.297</text:p>
          </table:table-cell>
          <table:table-cell office:value-type="float" office:value="7422.008" calcext:value-type="float">
            <text:p>7422.008</text:p>
          </table:table-cell>
          <table:table-cell office:value-type="float" office:value="7623.693" calcext:value-type="float">
            <text:p>7623.693</text:p>
          </table:table-cell>
          <table:table-cell office:value-type="float" office:value="8401.097" calcext:value-type="float">
            <text:p>8401.097</text:p>
          </table:table-cell>
          <table:table-cell office:value-type="float" office:value="9699.215" calcext:value-type="float">
            <text:p>9699.215</text:p>
          </table:table-cell>
          <table:table-cell office:value-type="float" office:value="12115.768" calcext:value-type="float">
            <text:p>12115.768</text:p>
          </table:table-cell>
          <table:table-cell office:value-type="float" office:value="13193.866" calcext:value-type="float">
            <text:p>13193.866</text:p>
          </table:table-cell>
          <table:table-cell office:value-type="float" office:value="14701.003" calcext:value-type="float">
            <text:p>14701.003</text:p>
          </table:table-cell>
          <table:table-cell office:value-type="float" office:value="12867.503" calcext:value-type="float">
            <text:p>12867.503</text:p>
          </table:table-cell>
          <table:table-cell office:value-type="float" office:value="14701.003" calcext:value-type="float">
            <text:p>14701.003</text:p>
          </table:table-cell>
          <table:table-cell office:value-type="float" office:value="19306.755" calcext:value-type="float">
            <text:p>19306.755</text:p>
          </table:table-cell>
          <table:table-cell office:value-type="float" office:value="20777.222" calcext:value-type="float">
            <text:p>20777.222</text:p>
          </table:table-cell>
          <table:table-cell office:value-type="float" office:value="21822.317" calcext:value-type="float">
            <text:p>21822.317</text:p>
          </table:table-cell>
          <table:table-cell office:value-type="float" office:value="23824.499" calcext:value-type="float">
            <text:p>23824.499</text:p>
          </table:table-cell>
          <table:table-cell office:value-type="float" office:value="26263.054" calcext:value-type="float">
            <text:p>26263.054</text:p>
          </table:table-cell>
          <table:table-cell office:value-type="float" office:value="27623.511" calcext:value-type="float">
            <text:p>27623.511</text:p>
          </table:table-cell>
          <table:table-cell office:value-type="float" office:value="28243.234" calcext:value-type="float">
            <text:p>28243.234</text:p>
          </table:table-cell>
          <table:table-cell office:value-type="float" office:value="28400.915" calcext:value-type="float">
            <text:p>28400.915</text:p>
          </table:table-cell>
          <table:table-cell office:value-type="float" office:value="31939.57" calcext:value-type="float">
            <text:p>31939.57</text:p>
          </table:table-cell>
          <table:table-cell office:value-type="float" office:value="37616.086" calcext:value-type="float">
            <text:p>37616.086</text:p>
          </table:table-cell>
          <table:table-cell office:value-type="float" office:value="46816.589" calcext:value-type="float">
            <text:p>46816.589</text:p>
          </table:table-cell>
          <table:table-cell office:value-type="float" office:value="50692.608" calcext:value-type="float">
            <text:p>50692.608</text:p>
          </table:table-cell>
          <table:table-cell office:value-type="float" office:value="57135.527" calcext:value-type="float">
            <text:p>57135.527</text:p>
          </table:table-cell>
          <table:table-cell office:value-type="float" office:value="56174.773" calcext:value-type="float">
            <text:p>56174.773</text:p>
          </table:table-cell>
          <table:table-cell office:value-type="float" office:value="64176.167" calcext:value-type="float">
            <text:p>64176.167</text:p>
          </table:table-cell>
          <table:table-cell office:value-type="float" office:value="64106.494" calcext:value-type="float">
            <text:p>64106.494</text:p>
          </table:table-cell>
          <table:table-cell office:value-type="float" office:value="60087.462" calcext:value-type="float">
            <text:p>60087.462</text:p>
          </table:table-cell>
          <table:table-cell office:value-type="float" office:value="52995.484" calcext:value-type="float">
            <text:p>52995.484</text:p>
          </table:table-cell>
          <table:table-cell office:value-type="float" office:value="61513.925" calcext:value-type="float">
            <text:p>61513.925</text:p>
          </table:table-cell>
          <table:table-cell office:value-type="float" office:value="66992.423" calcext:value-type="float">
            <text:p>66992.423</text:p>
          </table:table-cell>
          <table:table-cell office:value-type="float" office:value="49603.509" calcext:value-type="float">
            <text:p>49603.509</text:p>
          </table:table-cell>
          <table:table-cell office:value-type="float" office:value="50963.966" calcext:value-type="float">
            <text:p>50963.966</text:p>
          </table:table-cell>
          <table:table-cell office:value-type="float" office:value="56875.17" calcext:value-type="float">
            <text:p>56875.17</text:p>
          </table:table-cell>
          <table:table-cell office:value-type="float" office:value="57139.194" calcext:value-type="float">
            <text:p>57139.194</text:p>
          </table:table-cell>
          <table:table-cell office:value-type="float" office:value="48199.048" calcext:value-type="float">
            <text:p>48199.048</text:p>
          </table:table-cell>
          <table:table-cell office:value-type="float" office:value="48375.064" calcext:value-type="float">
            <text:p>48375.064</text:p>
          </table:table-cell>
          <table:table-cell office:value-type="float" office:value="53926.902" calcext:value-type="float">
            <text:p>53926.902</text:p>
          </table:table-cell>
          <table:table-cell office:value-type="float" office:value="57461.89" calcext:value-type="float">
            <text:p>57461.89</text:p>
          </table:table-cell>
          <table:table-cell office:value-type="float" office:value="52302.421" calcext:value-type="float">
            <text:p>52302.421</text:p>
          </table:table-cell>
          <table:table-cell office:value-type="float" office:value="53252.174" calcext:value-type="float">
            <text:p>53252.174</text:p>
          </table:table-cell>
          <table:table-cell office:value-type="float" office:value="58694.002" calcext:value-type="float">
            <text:p>58694.002</text:p>
          </table:table-cell>
          <table:table-cell office:value-type="float" office:value="66523.047" calcext:value-type="float">
            <text:p>66523.047</text:p>
          </table:table-cell>
          <table:table-cell office:value-type="float" office:value="67601.145" calcext:value-type="float">
            <text:p>67601.145</text:p>
          </table:table-cell>
          <table:table-cell office:value-type="float" office:value="66193.017" calcext:value-type="float">
            <text:p>66193.017</text:p>
          </table:table-cell>
          <table:table-cell office:value-type="float" office:value="63325.423" calcext:value-type="float">
            <text:p>63325.423</text:p>
          </table:table-cell>
          <table:table-cell office:value-type="float" office:value="72822.953" calcext:value-type="float">
            <text:p>72822.953</text:p>
          </table:table-cell>
          <table:table-cell office:value-type="float" office:value="68616.904" calcext:value-type="float">
            <text:p>68616.904</text:p>
          </table:table-cell>
          <table:table-cell office:value-type="float" office:value="68352.88" calcext:value-type="float">
            <text:p>68352.88</text:p>
          </table:table-cell>
          <table:table-cell office:value-type="float" office:value="71532.169" calcext:value-type="float">
            <text:p>71532.169</text:p>
          </table:table-cell>
          <table:table-cell office:value-type="float" office:value="66706.397" calcext:value-type="float">
            <text:p>66706.397</text:p>
          </table:table-cell>
          <table:table-cell office:value-type="float" office:value="105499.59" calcext:value-type="float">
            <text:p>105499.59</text:p>
          </table:table-cell>
          <table:table-cell office:value-type="float" office:value="118290.086" calcext:value-type="float">
            <text:p>118290.086</text:p>
          </table:table-cell>
          <table:table-cell office:value-type="float" office:value="109181.258" calcext:value-type="float">
            <text:p>109181.258</text:p>
          </table:table-cell>
          <table:table-cell office:value-type="float" office:value="115913.87" calcext:value-type="float">
            <text:p>115913.87</text:p>
          </table:table-cell>
          <table:table-cell office:value-type="float" office:value="124190.289" calcext:value-type="float">
            <text:p>124190.289</text:p>
          </table:table-cell>
          <table:table-cell office:value-type="float" office:value="114733.096" calcext:value-type="float">
            <text:p>114733.096</text:p>
          </table:table-cell>
          <table:table-cell office:value-type="float" office:value="121869.078" calcext:value-type="float">
            <text:p>121869.078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EN.ATM.CO2E.SF.KT</text:p>
          </table:table-cell>
          <table:table-cell table:number-columns-repeated="6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Energy use (kg of oil equivalent) per $1,000 GDP (constant 2017 PPP)</text:p>
          </table:table-cell>
          <table:table-cell office:value-type="string" calcext:value-type="string">
            <text:p>EG.USE.COMM.GD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73.236928179893" calcext:value-type="float">
            <text:p>173.236928179893</text:p>
          </table:table-cell>
          <table:table-cell office:value-type="float" office:value="180.470911504809" calcext:value-type="float">
            <text:p>180.470911504809</text:p>
          </table:table-cell>
          <table:table-cell office:value-type="float" office:value="182.397242172536" calcext:value-type="float">
            <text:p>182.397242172536</text:p>
          </table:table-cell>
          <table:table-cell office:value-type="float" office:value="188.683327677364" calcext:value-type="float">
            <text:p>188.683327677364</text:p>
          </table:table-cell>
          <table:table-cell office:value-type="float" office:value="186.952466491598" calcext:value-type="float">
            <text:p>186.952466491598</text:p>
          </table:table-cell>
          <table:table-cell office:value-type="float" office:value="188.737954879196" calcext:value-type="float">
            <text:p>188.737954879196</text:p>
          </table:table-cell>
          <table:table-cell office:value-type="float" office:value="189.090942903557" calcext:value-type="float">
            <text:p>189.090942903557</text:p>
          </table:table-cell>
          <table:table-cell office:value-type="float" office:value="187.472412590319" calcext:value-type="float">
            <text:p>187.472412590319</text:p>
          </table:table-cell>
          <table:table-cell office:value-type="float" office:value="183.943873745579" calcext:value-type="float">
            <text:p>183.943873745579</text:p>
          </table:table-cell>
          <table:table-cell office:value-type="float" office:value="189.812816454032" calcext:value-type="float">
            <text:p>189.812816454032</text:p>
          </table:table-cell>
          <table:table-cell office:value-type="float" office:value="184.57478388458" calcext:value-type="float">
            <text:p>184.57478388458</text:p>
          </table:table-cell>
          <table:table-cell office:value-type="float" office:value="183.876203679316" calcext:value-type="float">
            <text:p>183.876203679316</text:p>
          </table:table-cell>
          <table:table-cell office:value-type="float" office:value="173.164111708592" calcext:value-type="float">
            <text:p>173.164111708592</text:p>
          </table:table-cell>
          <table:table-cell office:value-type="float" office:value="171.624452883204" calcext:value-type="float">
            <text:p>171.624452883204</text:p>
          </table:table-cell>
          <table:table-cell office:value-type="float" office:value="163.341844743646" calcext:value-type="float">
            <text:p>163.341844743646</text:p>
          </table:table-cell>
          <table:table-cell office:value-type="float" office:value="160.831143405471" calcext:value-type="float">
            <text:p>160.831143405471</text:p>
          </table:table-cell>
          <table:table-cell office:value-type="float" office:value="155.081281425694" calcext:value-type="float">
            <text:p>155.081281425694</text:p>
          </table:table-cell>
          <table:table-cell office:value-type="float" office:value="152.14991720461" calcext:value-type="float">
            <text:p>152.14991720461</text:p>
          </table:table-cell>
          <table:table-cell office:value-type="float" office:value="151.310848955966" calcext:value-type="float">
            <text:p>151.310848955966</text:p>
          </table:table-cell>
          <table:table-cell office:value-type="float" office:value="142.346645601951" calcext:value-type="float">
            <text:p>142.346645601951</text:p>
          </table:table-cell>
          <table:table-cell office:value-type="float" office:value="142.225288500911" calcext:value-type="float">
            <text:p>142.225288500911</text:p>
          </table:table-cell>
          <table:table-cell office:value-type="float" office:value="142.323881013595" calcext:value-type="float">
            <text:p>142.323881013595</text:p>
          </table:table-cell>
          <table:table-cell office:value-type="float" office:value="142.329160817197" calcext:value-type="float">
            <text:p>142.329160817197</text:p>
          </table:table-cell>
          <table:table-cell office:value-type="float" office:value="136.751675343197" calcext:value-type="float">
            <text:p>136.751675343197</text:p>
          </table:table-cell>
          <table:table-cell office:value-type="float" office:value="130.135498707455" calcext:value-type="float">
            <text:p>130.135498707455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GDP, PPP (constant 2017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575568725557.068" calcext:value-type="float">
            <text:p>575568725557.068</text:p>
          </table:table-cell>
          <table:table-cell office:value-type="float" office:value="582761889693.949" calcext:value-type="float">
            <text:p>582761889693.949</text:p>
          </table:table-cell>
          <table:table-cell office:value-type="float" office:value="597165235764.878" calcext:value-type="float">
            <text:p>597165235764.878</text:p>
          </table:table-cell>
          <table:table-cell office:value-type="float" office:value="590949580980.211" calcext:value-type="float">
            <text:p>590949580980.211</text:p>
          </table:table-cell>
          <table:table-cell office:value-type="float" office:value="590497784021.671" calcext:value-type="float">
            <text:p>590497784021.671</text:p>
          </table:table-cell>
          <table:table-cell office:value-type="float" office:value="603182098251.93" calcext:value-type="float">
            <text:p>603182098251.93</text:p>
          </table:table-cell>
          <table:table-cell office:value-type="float" office:value="631571477925.12" calcext:value-type="float">
            <text:p>631571477925.12</text:p>
          </table:table-cell>
          <table:table-cell office:value-type="float" office:value="658959258585.499" calcext:value-type="float">
            <text:p>658959258585.499</text:p>
          </table:table-cell>
          <table:table-cell office:value-type="float" office:value="682520907446.796" calcext:value-type="float">
            <text:p>682520907446.796</text:p>
          </table:table-cell>
          <table:table-cell office:value-type="float" office:value="693915347501.724" calcext:value-type="float">
            <text:p>693915347501.724</text:p>
          </table:table-cell>
          <table:table-cell office:value-type="float" office:value="718955652370.804" calcext:value-type="float">
            <text:p>718955652370.804</text:p>
          </table:table-cell>
          <table:table-cell office:value-type="float" office:value="756504957468.317" calcext:value-type="float">
            <text:p>756504957468.317</text:p>
          </table:table-cell>
          <table:table-cell office:value-type="float" office:value="827345228819.319" calcext:value-type="float">
            <text:p>827345228819.319</text:p>
          </table:table-cell>
          <table:table-cell office:value-type="float" office:value="872617071199.798" calcext:value-type="float">
            <text:p>872617071199.798</text:p>
          </table:table-cell>
          <table:table-cell office:value-type="float" office:value="941149645187.007" calcext:value-type="float">
            <text:p>941149645187.007</text:p>
          </table:table-cell>
          <table:table-cell office:value-type="float" office:value="995611093808.916" calcext:value-type="float">
            <text:p>995611093808.916</text:p>
          </table:table-cell>
          <table:table-cell office:value-type="float" office:value="1049046941598.96" calcext:value-type="float">
            <text:p>1049046941598.96</text:p>
          </table:table-cell>
          <table:table-cell office:value-type="float" office:value="1105772472074.27" calcext:value-type="float">
            <text:p>1105772472074.27</text:p>
          </table:table-cell>
          <table:table-cell office:value-type="float" office:value="1174779914660.55" calcext:value-type="float">
            <text:p>1174779914660.55</text:p>
          </table:table-cell>
          <table:table-cell office:value-type="float" office:value="1245555451865.93" calcext:value-type="float">
            <text:p>1245555451865.93</text:p>
          </table:table-cell>
          <table:table-cell office:value-type="float" office:value="1330075747843.16" calcext:value-type="float">
            <text:p>1330075747843.16</text:p>
          </table:table-cell>
          <table:table-cell office:value-type="float" office:value="1395316735147.77" calcext:value-type="float">
            <text:p>1395316735147.77</text:p>
          </table:table-cell>
          <table:table-cell office:value-type="float" office:value="1468410180057.42" calcext:value-type="float">
            <text:p>1468410180057.42</text:p>
          </table:table-cell>
          <table:table-cell office:value-type="float" office:value="1557044287188.57" calcext:value-type="float">
            <text:p>1557044287188.57</text:p>
          </table:table-cell>
          <table:table-cell office:value-type="float" office:value="1647824267595.73" calcext:value-type="float">
            <text:p>1647824267595.73</text:p>
          </table:table-cell>
          <table:table-cell office:value-type="float" office:value="1693253652435.01" calcext:value-type="float">
            <text:p>1693253652435.01</text:p>
          </table:table-cell>
          <table:table-cell office:value-type="float" office:value="1700220790488.55" calcext:value-type="float">
            <text:p>1700220790488.55</text:p>
          </table:table-cell>
          <table:table-cell office:value-type="float" office:value="1744086797034.34" calcext:value-type="float">
            <text:p>1744086797034.34</text:p>
          </table:table-cell>
          <table:table-cell office:value-type="float" office:value="1798625891661.43" calcext:value-type="float">
            <text:p>1798625891661.43</text:p>
          </table:table-cell>
          <table:table-cell office:value-type="float" office:value="1858840699381.04" calcext:value-type="float">
            <text:p>1858840699381.04</text:p>
          </table:table-cell>
          <table:table-cell office:value-type="float" office:value="1845090636711.18" calcext:value-type="float">
            <text:p>1845090636711.1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Western and Central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96396419" calcext:value-type="float">
            <text:p>96396419</text:p>
          </table:table-cell>
          <table:table-cell office:value-type="float" office:value="98407221" calcext:value-type="float">
            <text:p>98407221</text:p>
          </table:table-cell>
          <table:table-cell office:value-type="float" office:value="100506960" calcext:value-type="float">
            <text:p>100506960</text:p>
          </table:table-cell>
          <table:table-cell office:value-type="float" office:value="102691339" calcext:value-type="float">
            <text:p>102691339</text:p>
          </table:table-cell>
          <table:table-cell office:value-type="float" office:value="104953470" calcext:value-type="float">
            <text:p>104953470</text:p>
          </table:table-cell>
          <table:table-cell office:value-type="float" office:value="107289875" calcext:value-type="float">
            <text:p>107289875</text:p>
          </table:table-cell>
          <table:table-cell office:value-type="float" office:value="109701811" calcext:value-type="float">
            <text:p>109701811</text:p>
          </table:table-cell>
          <table:table-cell office:value-type="float" office:value="112195950" calcext:value-type="float">
            <text:p>112195950</text:p>
          </table:table-cell>
          <table:table-cell office:value-type="float" office:value="114781116" calcext:value-type="float">
            <text:p>114781116</text:p>
          </table:table-cell>
          <table:table-cell office:value-type="float" office:value="117468741" calcext:value-type="float">
            <text:p>117468741</text:p>
          </table:table-cell>
          <table:table-cell office:value-type="float" office:value="120269044" calcext:value-type="float">
            <text:p>120269044</text:p>
          </table:table-cell>
          <table:table-cell office:value-type="float" office:value="123184308" calcext:value-type="float">
            <text:p>123184308</text:p>
          </table:table-cell>
          <table:table-cell office:value-type="float" office:value="126218502" calcext:value-type="float">
            <text:p>126218502</text:p>
          </table:table-cell>
          <table:table-cell office:value-type="float" office:value="129384954" calcext:value-type="float">
            <text:p>129384954</text:p>
          </table:table-cell>
          <table:table-cell office:value-type="float" office:value="132699537" calcext:value-type="float">
            <text:p>132699537</text:p>
          </table:table-cell>
          <table:table-cell office:value-type="float" office:value="136173544" calcext:value-type="float">
            <text:p>136173544</text:p>
          </table:table-cell>
          <table:table-cell office:value-type="float" office:value="139813171" calcext:value-type="float">
            <text:p>139813171</text:p>
          </table:table-cell>
          <table:table-cell office:value-type="float" office:value="143615715" calcext:value-type="float">
            <text:p>143615715</text:p>
          </table:table-cell>
          <table:table-cell office:value-type="float" office:value="147571063" calcext:value-type="float">
            <text:p>147571063</text:p>
          </table:table-cell>
          <table:table-cell office:value-type="float" office:value="151663853" calcext:value-type="float">
            <text:p>151663853</text:p>
          </table:table-cell>
          <table:table-cell office:value-type="float" office:value="155882270" calcext:value-type="float">
            <text:p>155882270</text:p>
          </table:table-cell>
          <table:table-cell office:value-type="float" office:value="160223588" calcext:value-type="float">
            <text:p>160223588</text:p>
          </table:table-cell>
          <table:table-cell office:value-type="float" office:value="164689764" calcext:value-type="float">
            <text:p>164689764</text:p>
          </table:table-cell>
          <table:table-cell office:value-type="float" office:value="169279422" calcext:value-type="float">
            <text:p>169279422</text:p>
          </table:table-cell>
          <table:table-cell office:value-type="float" office:value="173991851" calcext:value-type="float">
            <text:p>173991851</text:p>
          </table:table-cell>
          <table:table-cell office:value-type="float" office:value="178826553" calcext:value-type="float">
            <text:p>178826553</text:p>
          </table:table-cell>
          <table:table-cell office:value-type="float" office:value="183785612" calcext:value-type="float">
            <text:p>183785612</text:p>
          </table:table-cell>
          <table:table-cell office:value-type="float" office:value="188868567" calcext:value-type="float">
            <text:p>188868567</text:p>
          </table:table-cell>
          <table:table-cell office:value-type="float" office:value="194070079" calcext:value-type="float">
            <text:p>194070079</text:p>
          </table:table-cell>
          <table:table-cell office:value-type="float" office:value="199382783" calcext:value-type="float">
            <text:p>199382783</text:p>
          </table:table-cell>
          <table:table-cell office:value-type="float" office:value="204803865" calcext:value-type="float">
            <text:p>204803865</text:p>
          </table:table-cell>
          <table:table-cell office:value-type="float" office:value="210332267" calcext:value-type="float">
            <text:p>210332267</text:p>
          </table:table-cell>
          <table:table-cell office:value-type="float" office:value="215976366" calcext:value-type="float">
            <text:p>215976366</text:p>
          </table:table-cell>
          <table:table-cell office:value-type="float" office:value="221754806" calcext:value-type="float">
            <text:p>221754806</text:p>
          </table:table-cell>
          <table:table-cell office:value-type="float" office:value="227692136" calcext:value-type="float">
            <text:p>227692136</text:p>
          </table:table-cell>
          <table:table-cell office:value-type="float" office:value="233807627" calcext:value-type="float">
            <text:p>233807627</text:p>
          </table:table-cell>
          <table:table-cell office:value-type="float" office:value="240114179" calcext:value-type="float">
            <text:p>240114179</text:p>
          </table:table-cell>
          <table:table-cell office:value-type="float" office:value="246613750" calcext:value-type="float">
            <text:p>246613750</text:p>
          </table:table-cell>
          <table:table-cell office:value-type="float" office:value="253302310" calcext:value-type="float">
            <text:p>253302310</text:p>
          </table:table-cell>
          <table:table-cell office:value-type="float" office:value="260170348" calcext:value-type="float">
            <text:p>260170348</text:p>
          </table:table-cell>
          <table:table-cell office:value-type="float" office:value="267214544" calcext:value-type="float">
            <text:p>267214544</text:p>
          </table:table-cell>
          <table:table-cell office:value-type="float" office:value="274433894" calcext:value-type="float">
            <text:p>274433894</text:p>
          </table:table-cell>
          <table:table-cell office:value-type="float" office:value="281842480" calcext:value-type="float">
            <text:p>281842480</text:p>
          </table:table-cell>
          <table:table-cell office:value-type="float" office:value="289469530" calcext:value-type="float">
            <text:p>289469530</text:p>
          </table:table-cell>
          <table:table-cell office:value-type="float" office:value="297353098" calcext:value-type="float">
            <text:p>297353098</text:p>
          </table:table-cell>
          <table:table-cell office:value-type="float" office:value="305520588" calcext:value-type="float">
            <text:p>305520588</text:p>
          </table:table-cell>
          <table:table-cell office:value-type="float" office:value="313985474" calcext:value-type="float">
            <text:p>313985474</text:p>
          </table:table-cell>
          <table:table-cell office:value-type="float" office:value="322741656" calcext:value-type="float">
            <text:p>322741656</text:p>
          </table:table-cell>
          <table:table-cell office:value-type="float" office:value="331772330" calcext:value-type="float">
            <text:p>331772330</text:p>
          </table:table-cell>
          <table:table-cell office:value-type="float" office:value="341050537" calcext:value-type="float">
            <text:p>341050537</text:p>
          </table:table-cell>
          <table:table-cell office:value-type="float" office:value="350556886" calcext:value-type="float">
            <text:p>350556886</text:p>
          </table:table-cell>
          <table:table-cell office:value-type="float" office:value="360285439" calcext:value-type="float">
            <text:p>360285439</text:p>
          </table:table-cell>
          <table:table-cell office:value-type="float" office:value="370243017" calcext:value-type="float">
            <text:p>370243017</text:p>
          </table:table-cell>
          <table:table-cell office:value-type="float" office:value="380437896" calcext:value-type="float">
            <text:p>380437896</text:p>
          </table:table-cell>
          <table:table-cell office:value-type="float" office:value="390882979" calcext:value-type="float">
            <text:p>390882979</text:p>
          </table:table-cell>
          <table:table-cell office:value-type="float" office:value="401586651" calcext:value-type="float">
            <text:p>401586651</text:p>
          </table:table-cell>
          <table:table-cell office:value-type="float" office:value="412551299" calcext:value-type="float">
            <text:p>412551299</text:p>
          </table:table-cell>
          <table:table-cell office:value-type="float" office:value="423769930" calcext:value-type="float">
            <text:p>423769930</text:p>
          </table:table-cell>
          <table:table-cell office:value-type="float" office:value="435229381" calcext:value-type="float">
            <text:p>435229381</text:p>
          </table:table-cell>
          <table:table-cell office:value-type="float" office:value="446911598" calcext:value-type="float">
            <text:p>446911598</text:p>
          </table:table-cell>
          <table:table-cell office:value-type="float" office:value="458803476" calcext:value-type="float">
            <text:p>458803476</text:p>
          </table:table-cell>
          <table:table-cell office:value-type="string" calcext:value-type="string">
            <text:p>..</text:p>
          </table:table-cell>
        </table:table-row>
      </table:table>
      <table:table table:name="Africa Eastern and Southern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  <table:table-cell office:value-type="string" calcext:value-type="string">
            <text:p>2016 [YR2016]</text:p>
          </table:table-cell>
          <table:table-cell office:value-type="string" calcext:value-type="string">
            <text:p>2017 [YR2017]</text:p>
          </table:table-cell>
          <table:table-cell office:value-type="string" calcext:value-type="string">
            <text:p>2018 [YR2018]</text:p>
          </table:table-cell>
          <table:table-cell office:value-type="string" calcext:value-type="string">
            <text:p>2019 [YR2019]</text:p>
          </table:table-cell>
          <table:table-cell office:value-type="string" calcext:value-type="string">
            <text:p>2020 [YR2020]</text:p>
          </table:table-cell>
          <table:table-cell office:value-type="string" calcext:value-type="string">
            <text:p>2021 [YR2021]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CO2 emissions (kt)</text:p>
          </table:table-cell>
          <table:table-cell office:value-type="string" calcext:value-type="string">
            <text:p>EN.ATM.CO2E.KT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306071.602939952" calcext:value-type="float">
            <text:p>306071.602939952</text:p>
          </table:table-cell>
          <table:table-cell office:value-type="float" office:value="300568.784434067" calcext:value-type="float">
            <text:p>300568.784434067</text:p>
          </table:table-cell>
          <table:table-cell office:value-type="float" office:value="296542.457974803" calcext:value-type="float">
            <text:p>296542.457974803</text:p>
          </table:table-cell>
          <table:table-cell office:value-type="float" office:value="302708.31136768" calcext:value-type="float">
            <text:p>302708.31136768</text:p>
          </table:table-cell>
          <table:table-cell office:value-type="float" office:value="308733.803870312" calcext:value-type="float">
            <text:p>308733.803870312</text:p>
          </table:table-cell>
          <table:table-cell office:value-type="float" office:value="326720.049377337" calcext:value-type="float">
            <text:p>326720.049377337</text:p>
          </table:table-cell>
          <table:table-cell office:value-type="float" office:value="337106.755255419" calcext:value-type="float">
            <text:p>337106.755255419</text:p>
          </table:table-cell>
          <table:table-cell office:value-type="float" office:value="353448.773191011" calcext:value-type="float">
            <text:p>353448.773191011</text:p>
          </table:table-cell>
          <table:table-cell office:value-type="float" office:value="362010.787495916" calcext:value-type="float">
            <text:p>362010.787495916</text:p>
          </table:table-cell>
          <table:table-cell office:value-type="float" office:value="347984.724249356" calcext:value-type="float">
            <text:p>347984.724249356</text:p>
          </table:table-cell>
          <table:table-cell office:value-type="float" office:value="353940.036306866" calcext:value-type="float">
            <text:p>353940.036306866</text:p>
          </table:table-cell>
          <table:table-cell office:value-type="float" office:value="392068.069563955" calcext:value-type="float">
            <text:p>392068.069563955</text:p>
          </table:table-cell>
          <table:table-cell office:value-type="float" office:value="403898.487455978" calcext:value-type="float">
            <text:p>403898.487455978</text:p>
          </table:table-cell>
          <table:table-cell office:value-type="float" office:value="429053.16414334" calcext:value-type="float">
            <text:p>429053.16414334</text:p>
          </table:table-cell>
          <table:table-cell office:value-type="float" office:value="460995.292451803" calcext:value-type="float">
            <text:p>460995.292451803</text:p>
          </table:table-cell>
          <table:table-cell office:value-type="float" office:value="462459.056021494" calcext:value-type="float">
            <text:p>462459.056021494</text:p>
          </table:table-cell>
          <table:table-cell office:value-type="float" office:value="470579.936099916" calcext:value-type="float">
            <text:p>470579.936099916</text:p>
          </table:table-cell>
          <table:table-cell office:value-type="float" office:value="493839.740768979" calcext:value-type="float">
            <text:p>493839.740768979</text:p>
          </table:table-cell>
          <table:table-cell office:value-type="float" office:value="526904.756199397" calcext:value-type="float">
            <text:p>526904.756199397</text:p>
          </table:table-cell>
          <table:table-cell office:value-type="float" office:value="509179.180917111" calcext:value-type="float">
            <text:p>509179.180917111</text:p>
          </table:table-cell>
          <table:table-cell office:value-type="float" office:value="536950.585629743" calcext:value-type="float">
            <text:p>536950.585629743</text:p>
          </table:table-cell>
          <table:table-cell office:value-type="float" office:value="528849.757107069" calcext:value-type="float">
            <text:p>528849.757107069</text:p>
          </table:table-cell>
          <table:table-cell office:value-type="float" office:value="552280" calcext:value-type="float">
            <text:p>552280</text:p>
          </table:table-cell>
          <table:table-cell office:value-type="float" office:value="573190" calcext:value-type="float">
            <text:p>573190</text:p>
          </table:table-cell>
          <table:table-cell office:value-type="float" office:value="594270" calcext:value-type="float">
            <text:p>594270</text:p>
          </table:table-cell>
          <table:table-cell office:value-type="float" office:value="578990" calcext:value-type="float">
            <text:p>578990</text:p>
          </table:table-cell>
          <table:table-cell office:value-type="float" office:value="584830" calcext:value-type="float">
            <text:p>584830</text:p>
          </table:table-cell>
          <table:table-cell office:value-type="float" office:value="593740" calcext:value-type="float">
            <text:p>593740</text:p>
          </table:table-cell>
          <table:table-cell office:value-type="float" office:value="592780" calcext:value-type="float">
            <text:p>592780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CO2 emissions from gaseous fuel consumption (kt)</text:p>
          </table:table-cell>
          <table:table-cell office:value-type="string" calcext:value-type="string">
            <text:p>EN.ATM.CO2E.GF.KT</text:p>
          </table:table-cell>
          <table:table-cell table:number-columns-repeated="6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CO2 emissions from liquid fuel consumption (kt)</text:p>
          </table:table-cell>
          <table:table-cell office:value-type="string" calcext:value-type="string">
            <text:p>EN.ATM.CO2E.LF.KT</text:p>
          </table:table-cell>
          <table:table-cell office:value-type="float" office:value="19142.3664148068" calcext:value-type="float">
            <text:p>19142.3664148068</text:p>
          </table:table-cell>
          <table:table-cell office:value-type="float" office:value="21213.2873370143" calcext:value-type="float">
            <text:p>21213.2873370143</text:p>
          </table:table-cell>
          <table:table-cell office:value-type="float" office:value="22679.3145212951" calcext:value-type="float">
            <text:p>22679.3145212951</text:p>
          </table:table-cell>
          <table:table-cell office:value-type="float" office:value="23873.8450403432" calcext:value-type="float">
            <text:p>23873.8450403432</text:p>
          </table:table-cell>
          <table:table-cell office:value-type="float" office:value="28742.4670018874" calcext:value-type="float">
            <text:p>28742.4670018874</text:p>
          </table:table-cell>
          <table:table-cell office:value-type="float" office:value="30074.0433448008" calcext:value-type="float">
            <text:p>30074.0433448008</text:p>
          </table:table-cell>
          <table:table-cell office:value-type="float" office:value="33293.3249738445" calcext:value-type="float">
            <text:p>33293.3249738445</text:p>
          </table:table-cell>
          <table:table-cell office:value-type="float" office:value="36630.0986331452" calcext:value-type="float">
            <text:p>36630.0986331452</text:p>
          </table:table-cell>
          <table:table-cell office:value-type="float" office:value="38733.2059747467" calcext:value-type="float">
            <text:p>38733.2059747467</text:p>
          </table:table-cell>
          <table:table-cell office:value-type="float" office:value="45022.9459945084" calcext:value-type="float">
            <text:p>45022.9459945084</text:p>
          </table:table-cell>
          <table:table-cell office:value-type="float" office:value="47137.8025391356" calcext:value-type="float">
            <text:p>47137.8025391356</text:p>
          </table:table-cell>
          <table:table-cell office:value-type="float" office:value="59470.5493151192" calcext:value-type="float">
            <text:p>59470.5493151192</text:p>
          </table:table-cell>
          <table:table-cell office:value-type="float" office:value="59670.2857665562" calcext:value-type="float">
            <text:p>59670.2857665562</text:p>
          </table:table-cell>
          <table:table-cell office:value-type="float" office:value="64076.2369011963" calcext:value-type="float">
            <text:p>64076.2369011963</text:p>
          </table:table-cell>
          <table:table-cell office:value-type="float" office:value="64303.3881596933" calcext:value-type="float">
            <text:p>64303.3881596933</text:p>
          </table:table-cell>
          <table:table-cell office:value-type="float" office:value="67577.4994028569" calcext:value-type="float">
            <text:p>67577.4994028569</text:p>
          </table:table-cell>
          <table:table-cell office:value-type="float" office:value="66108.8490246436" calcext:value-type="float">
            <text:p>66108.8490246436</text:p>
          </table:table-cell>
          <table:table-cell office:value-type="float" office:value="65807.2861469838" calcext:value-type="float">
            <text:p>65807.2861469838</text:p>
          </table:table-cell>
          <table:table-cell office:value-type="float" office:value="67409.0941594885" calcext:value-type="float">
            <text:p>67409.0941594885</text:p>
          </table:table-cell>
          <table:table-cell office:value-type="float" office:value="66363.4150902005" calcext:value-type="float">
            <text:p>66363.4150902005</text:p>
          </table:table-cell>
          <table:table-cell office:value-type="float" office:value="63422.1979327653" calcext:value-type="float">
            <text:p>63422.1979327653</text:p>
          </table:table-cell>
          <table:table-cell office:value-type="float" office:value="66966.5408455202" calcext:value-type="float">
            <text:p>66966.5408455202</text:p>
          </table:table-cell>
          <table:table-cell office:value-type="float" office:value="75073.4909332578" calcext:value-type="float">
            <text:p>75073.4909332578</text:p>
          </table:table-cell>
          <table:table-cell office:value-type="float" office:value="79651.7637122749" calcext:value-type="float">
            <text:p>79651.7637122749</text:p>
          </table:table-cell>
          <table:table-cell office:value-type="float" office:value="75931.1827541344" calcext:value-type="float">
            <text:p>75931.1827541344</text:p>
          </table:table-cell>
          <table:table-cell office:value-type="float" office:value="76083.9223934686" calcext:value-type="float">
            <text:p>76083.9223934686</text:p>
          </table:table-cell>
          <table:table-cell office:value-type="float" office:value="76788.874575011" calcext:value-type="float">
            <text:p>76788.874575011</text:p>
          </table:table-cell>
          <table:table-cell office:value-type="float" office:value="73479.5157227703" calcext:value-type="float">
            <text:p>73479.5157227703</text:p>
          </table:table-cell>
          <table:table-cell office:value-type="float" office:value="78049.9556997702" calcext:value-type="float">
            <text:p>78049.9556997702</text:p>
          </table:table-cell>
          <table:table-cell office:value-type="float" office:value="85694.7704684968" calcext:value-type="float">
            <text:p>85694.7704684968</text:p>
          </table:table-cell>
          <table:table-cell office:value-type="float" office:value="74768.0116545895" calcext:value-type="float">
            <text:p>74768.0116545895</text:p>
          </table:table-cell>
          <table:table-cell office:value-type="float" office:value="75042.8379175632" calcext:value-type="float">
            <text:p>75042.8379175632</text:p>
          </table:table-cell>
          <table:table-cell office:value-type="float" office:value="68519.8285324433" calcext:value-type="float">
            <text:p>68519.8285324433</text:p>
          </table:table-cell>
          <table:table-cell office:value-type="float" office:value="58127.4286984466" calcext:value-type="float">
            <text:p>58127.4286984466</text:p>
          </table:table-cell>
          <table:table-cell office:value-type="float" office:value="64913.9179779453" calcext:value-type="float">
            <text:p>64913.9179779453</text:p>
          </table:table-cell>
          <table:table-cell office:value-type="float" office:value="77551.1691892076" calcext:value-type="float">
            <text:p>77551.1691892076</text:p>
          </table:table-cell>
          <table:table-cell office:value-type="float" office:value="76583.0827676023" calcext:value-type="float">
            <text:p>76583.0827676023</text:p>
          </table:table-cell>
          <table:table-cell office:value-type="float" office:value="87217.1397680045" calcext:value-type="float">
            <text:p>87217.1397680045</text:p>
          </table:table-cell>
          <table:table-cell office:value-type="float" office:value="87544.7997876248" calcext:value-type="float">
            <text:p>87544.7997876248</text:p>
          </table:table-cell>
          <table:table-cell office:value-type="float" office:value="75458.6131548147" calcext:value-type="float">
            <text:p>75458.6131548147</text:p>
          </table:table-cell>
          <table:table-cell office:value-type="float" office:value="77867.6589808862" calcext:value-type="float">
            <text:p>77867.6589808862</text:p>
          </table:table-cell>
          <table:table-cell office:value-type="float" office:value="71992.1190836052" calcext:value-type="float">
            <text:p>71992.1190836052</text:p>
          </table:table-cell>
          <table:table-cell office:value-type="float" office:value="69151.1577771252" calcext:value-type="float">
            <text:p>69151.1577771252</text:p>
          </table:table-cell>
          <table:table-cell office:value-type="float" office:value="90005.9733440904" calcext:value-type="float">
            <text:p>90005.9733440904</text:p>
          </table:table-cell>
          <table:table-cell office:value-type="float" office:value="106966.102768751" calcext:value-type="float">
            <text:p>106966.102768751</text:p>
          </table:table-cell>
          <table:table-cell office:value-type="float" office:value="81378.8339638621" calcext:value-type="float">
            <text:p>81378.8339638621</text:p>
          </table:table-cell>
          <table:table-cell office:value-type="float" office:value="113176.74950428" calcext:value-type="float">
            <text:p>113176.74950428</text:p>
          </table:table-cell>
          <table:table-cell office:value-type="float" office:value="123498.040122318" calcext:value-type="float">
            <text:p>123498.040122318</text:p>
          </table:table-cell>
          <table:table-cell office:value-type="float" office:value="131253.901723101" calcext:value-type="float">
            <text:p>131253.901723101</text:p>
          </table:table-cell>
          <table:table-cell office:value-type="float" office:value="149725.735329192" calcext:value-type="float">
            <text:p>149725.735329192</text:p>
          </table:table-cell>
          <table:table-cell office:value-type="float" office:value="122857.613720333" calcext:value-type="float">
            <text:p>122857.613720333</text:p>
          </table:table-cell>
          <table:table-cell office:value-type="float" office:value="141322.000507796" calcext:value-type="float">
            <text:p>141322.000507796</text:p>
          </table:table-cell>
          <table:table-cell office:value-type="float" office:value="133986.884159479" calcext:value-type="float">
            <text:p>133986.884159479</text:p>
          </table:table-cell>
          <table:table-cell office:value-type="float" office:value="140662.636531352" calcext:value-type="float">
            <text:p>140662.636531352</text:p>
          </table:table-cell>
          <table:table-cell office:value-type="float" office:value="164523.567013477" calcext:value-type="float">
            <text:p>164523.567013477</text:p>
          </table:table-cell>
          <table:table-cell office:value-type="float" office:value="162356.067071644" calcext:value-type="float">
            <text:p>162356.067071644</text:p>
          </table:table-cell>
          <table:table-cell office:value-type="float" office:value="165751.079735638" calcext:value-type="float">
            <text:p>165751.079735638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CO2 emissions from solid fuel consumption (kt)</text:p>
          </table:table-cell>
          <table:table-cell office:value-type="string" calcext:value-type="string">
            <text:p>EN.ATM.CO2E.SF.KT</text:p>
          </table:table-cell>
          <table:table-cell office:value-type="float" office:value="140720.194667702" calcext:value-type="float">
            <text:p>140720.194667702</text:p>
          </table:table-cell>
          <table:table-cell office:value-type="float" office:value="145544.233835027" calcext:value-type="float">
            <text:p>145544.233835027</text:p>
          </table:table-cell>
          <table:table-cell office:value-type="float" office:value="149619.678155193" calcext:value-type="float">
            <text:p>149619.678155193</text:p>
          </table:table-cell>
          <table:table-cell office:value-type="float" office:value="154506.781792979" calcext:value-type="float">
            <text:p>154506.781792979</text:p>
          </table:table-cell>
          <table:table-cell office:value-type="float" office:value="163954.359374576" calcext:value-type="float">
            <text:p>163954.359374576</text:p>
          </table:table-cell>
          <table:table-cell office:value-type="float" office:value="178043.722689654" calcext:value-type="float">
            <text:p>178043.722689654</text:p>
          </table:table-cell>
          <table:table-cell office:value-type="float" office:value="176465.867002823" calcext:value-type="float">
            <text:p>176465.867002823</text:p>
          </table:table-cell>
          <table:table-cell office:value-type="float" office:value="182048.143548955" calcext:value-type="float">
            <text:p>182048.143548955</text:p>
          </table:table-cell>
          <table:table-cell office:value-type="float" office:value="191261.872020546" calcext:value-type="float">
            <text:p>191261.872020546</text:p>
          </table:table-cell>
          <table:table-cell office:value-type="float" office:value="194639.243044246" calcext:value-type="float">
            <text:p>194639.243044246</text:p>
          </table:table-cell>
          <table:table-cell office:value-type="float" office:value="200671.216475624" calcext:value-type="float">
            <text:p>200671.216475624</text:p>
          </table:table-cell>
          <table:table-cell office:value-type="float" office:value="215345.775495511" calcext:value-type="float">
            <text:p>215345.775495511</text:p>
          </table:table-cell>
          <table:table-cell office:value-type="float" office:value="220512.949868627" calcext:value-type="float">
            <text:p>220512.949868627</text:p>
          </table:table-cell>
          <table:table-cell office:value-type="float" office:value="221064.178201306" calcext:value-type="float">
            <text:p>221064.178201306</text:p>
          </table:table-cell>
          <table:table-cell office:value-type="float" office:value="224544.993134353" calcext:value-type="float">
            <text:p>224544.993134353</text:p>
          </table:table-cell>
          <table:table-cell office:value-type="float" office:value="228847.470435823" calcext:value-type="float">
            <text:p>228847.470435823</text:p>
          </table:table-cell>
          <table:table-cell office:value-type="float" office:value="244911.493727239" calcext:value-type="float">
            <text:p>244911.493727239</text:p>
          </table:table-cell>
          <table:table-cell office:value-type="float" office:value="251900.162543211" calcext:value-type="float">
            <text:p>251900.162543211</text:p>
          </table:table-cell>
          <table:table-cell office:value-type="float" office:value="255840.409694675" calcext:value-type="float">
            <text:p>255840.409694675</text:p>
          </table:table-cell>
          <table:table-cell office:value-type="float" office:value="283259.410399884" calcext:value-type="float">
            <text:p>283259.410399884</text:p>
          </table:table-cell>
          <table:table-cell office:value-type="float" office:value="304592.506355623" calcext:value-type="float">
            <text:p>304592.506355623</text:p>
          </table:table-cell>
          <table:table-cell office:value-type="float" office:value="339324.321559974" calcext:value-type="float">
            <text:p>339324.321559974</text:p>
          </table:table-cell>
          <table:table-cell office:value-type="float" office:value="357749.587360104" calcext:value-type="float">
            <text:p>357749.587360104</text:p>
          </table:table-cell>
          <table:table-cell office:value-type="float" office:value="372115.781697665" calcext:value-type="float">
            <text:p>372115.781697665</text:p>
          </table:table-cell>
          <table:table-cell office:value-type="float" office:value="408220.438648345" calcext:value-type="float">
            <text:p>408220.438648345</text:p>
          </table:table-cell>
          <table:table-cell office:value-type="float" office:value="421646.182340784" calcext:value-type="float">
            <text:p>421646.182340784</text:p>
          </table:table-cell>
          <table:table-cell office:value-type="float" office:value="435758.346906386" calcext:value-type="float">
            <text:p>435758.346906386</text:p>
          </table:table-cell>
          <table:table-cell office:value-type="float" office:value="444287.26137767" calcext:value-type="float">
            <text:p>444287.26137767</text:p>
          </table:table-cell>
          <table:table-cell office:value-type="float" office:value="459977.653462673" calcext:value-type="float">
            <text:p>459977.653462673</text:p>
          </table:table-cell>
          <table:table-cell office:value-type="float" office:value="445422.288018335" calcext:value-type="float">
            <text:p>445422.288018335</text:p>
          </table:table-cell>
          <table:table-cell office:value-type="float" office:value="418057.336200776" calcext:value-type="float">
            <text:p>418057.336200776</text:p>
          </table:table-cell>
          <table:table-cell office:value-type="float" office:value="435486.515702192" calcext:value-type="float">
            <text:p>435486.515702192</text:p>
          </table:table-cell>
          <table:table-cell office:value-type="float" office:value="410465.816256851" calcext:value-type="float">
            <text:p>410465.816256851</text:p>
          </table:table-cell>
          <table:table-cell office:value-type="float" office:value="453757.997558694" calcext:value-type="float">
            <text:p>453757.997558694</text:p>
          </table:table-cell>
          <table:table-cell office:value-type="float" office:value="469410.782990728" calcext:value-type="float">
            <text:p>469410.782990728</text:p>
          </table:table-cell>
          <table:table-cell office:value-type="float" office:value="494134.516862159" calcext:value-type="float">
            <text:p>494134.516862159</text:p>
          </table:table-cell>
          <table:table-cell office:value-type="float" office:value="499976.639607058" calcext:value-type="float">
            <text:p>499976.639607058</text:p>
          </table:table-cell>
          <table:table-cell office:value-type="float" office:value="512411.398092733" calcext:value-type="float">
            <text:p>512411.398092733</text:p>
          </table:table-cell>
          <table:table-cell office:value-type="float" office:value="502280.250767347" calcext:value-type="float">
            <text:p>502280.250767347</text:p>
          </table:table-cell>
          <table:table-cell office:value-type="float" office:value="519043.087280139" calcext:value-type="float">
            <text:p>519043.087280139</text:p>
          </table:table-cell>
          <table:table-cell office:value-type="float" office:value="521084.437860628" calcext:value-type="float">
            <text:p>521084.437860628</text:p>
          </table:table-cell>
          <table:table-cell office:value-type="float" office:value="519955.754603162" calcext:value-type="float">
            <text:p>519955.754603162</text:p>
          </table:table-cell>
          <table:table-cell office:value-type="float" office:value="501826.617305016" calcext:value-type="float">
            <text:p>501826.617305016</text:p>
          </table:table-cell>
          <table:table-cell office:value-type="float" office:value="546909.142823313" calcext:value-type="float">
            <text:p>546909.142823313</text:p>
          </table:table-cell>
          <table:table-cell office:value-type="float" office:value="585160.164414844" calcext:value-type="float">
            <text:p>585160.164414844</text:p>
          </table:table-cell>
          <table:table-cell office:value-type="float" office:value="576519.527037116" calcext:value-type="float">
            <text:p>576519.527037116</text:p>
          </table:table-cell>
          <table:table-cell office:value-type="float" office:value="584328.503067238" calcext:value-type="float">
            <text:p>584328.503067238</text:p>
          </table:table-cell>
          <table:table-cell office:value-type="float" office:value="599001.385414293" calcext:value-type="float">
            <text:p>599001.385414293</text:p>
          </table:table-cell>
          <table:table-cell office:value-type="float" office:value="636223.982210874" calcext:value-type="float">
            <text:p>636223.982210874</text:p>
          </table:table-cell>
          <table:table-cell office:value-type="float" office:value="623172.043075905" calcext:value-type="float">
            <text:p>623172.043075905</text:p>
          </table:table-cell>
          <table:table-cell office:value-type="float" office:value="618970.798290219" calcext:value-type="float">
            <text:p>618970.798290219</text:p>
          </table:table-cell>
          <table:table-cell office:value-type="float" office:value="573566.393784099" calcext:value-type="float">
            <text:p>573566.393784099</text:p>
          </table:table-cell>
          <table:table-cell office:value-type="float" office:value="569101.815560153" calcext:value-type="float">
            <text:p>569101.815560153</text:p>
          </table:table-cell>
          <table:table-cell office:value-type="float" office:value="568310.367602271" calcext:value-type="float">
            <text:p>568310.367602271</text:p>
          </table:table-cell>
          <table:table-cell office:value-type="float" office:value="600029.16652967" calcext:value-type="float">
            <text:p>600029.16652967</text:p>
          </table:table-cell>
          <table:table-cell office:value-type="float" office:value="562704.277900612" calcext:value-type="float">
            <text:p>562704.277900612</text:p>
          </table:table-cell>
          <table:table-cell office:value-type="float" office:value="580440.829572107" calcext:value-type="float">
            <text:p>580440.829572107</text:p>
          </table:table-cell>
          <table:table-cell table:number-columns-repeated="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Energy use (kg of oil equivalent) per $1,000 GDP (constant 2017 PPP)</text:p>
          </table:table-cell>
          <table:table-cell office:value-type="string" calcext:value-type="string">
            <text:p>EG.USE.COMM.GD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213.13439012294" calcext:value-type="float">
            <text:p>213.13439012294</text:p>
          </table:table-cell>
          <table:table-cell office:value-type="float" office:value="219.766205756707" calcext:value-type="float">
            <text:p>219.766205756707</text:p>
          </table:table-cell>
          <table:table-cell office:value-type="float" office:value="219.792957721515" calcext:value-type="float">
            <text:p>219.792957721515</text:p>
          </table:table-cell>
          <table:table-cell office:value-type="float" office:value="230.614462683275" calcext:value-type="float">
            <text:p>230.614462683275</text:p>
          </table:table-cell>
          <table:table-cell office:value-type="float" office:value="232.480773534645" calcext:value-type="float">
            <text:p>232.480773534645</text:p>
          </table:table-cell>
          <table:table-cell office:value-type="float" office:value="232.623121026579" calcext:value-type="float">
            <text:p>232.623121026579</text:p>
          </table:table-cell>
          <table:table-cell office:value-type="float" office:value="225.319814341074" calcext:value-type="float">
            <text:p>225.319814341074</text:p>
          </table:table-cell>
          <table:table-cell office:value-type="float" office:value="222.763594103772" calcext:value-type="float">
            <text:p>222.763594103772</text:p>
          </table:table-cell>
          <table:table-cell office:value-type="float" office:value="221.577633036147" calcext:value-type="float">
            <text:p>221.577633036147</text:p>
          </table:table-cell>
          <table:table-cell office:value-type="float" office:value="221.868869623659" calcext:value-type="float">
            <text:p>221.868869623659</text:p>
          </table:table-cell>
          <table:table-cell office:value-type="float" office:value="216.128158815581" calcext:value-type="float">
            <text:p>216.128158815581</text:p>
          </table:table-cell>
          <table:table-cell office:value-type="float" office:value="215.273444918342" calcext:value-type="float">
            <text:p>215.273444918342</text:p>
          </table:table-cell>
          <table:table-cell office:value-type="float" office:value="208.741813696667" calcext:value-type="float">
            <text:p>208.741813696667</text:p>
          </table:table-cell>
          <table:table-cell office:value-type="float" office:value="212.167601133132" calcext:value-type="float">
            <text:p>212.167601133132</text:p>
          </table:table-cell>
          <table:table-cell office:value-type="float" office:value="211.055277562173" calcext:value-type="float">
            <text:p>211.055277562173</text:p>
          </table:table-cell>
          <table:table-cell office:value-type="float" office:value="201.282978456694" calcext:value-type="float">
            <text:p>201.282978456694</text:p>
          </table:table-cell>
          <table:table-cell office:value-type="float" office:value="192.329867313128" calcext:value-type="float">
            <text:p>192.329867313128</text:p>
          </table:table-cell>
          <table:table-cell office:value-type="float" office:value="188.288073062165" calcext:value-type="float">
            <text:p>188.288073062165</text:p>
          </table:table-cell>
          <table:table-cell office:value-type="float" office:value="191.456632335858" calcext:value-type="float">
            <text:p>191.456632335858</text:p>
          </table:table-cell>
          <table:table-cell office:value-type="float" office:value="191.781511115339" calcext:value-type="float">
            <text:p>191.781511115339</text:p>
          </table:table-cell>
          <table:table-cell office:value-type="float" office:value="184.298478492637" calcext:value-type="float">
            <text:p>184.298478492637</text:p>
          </table:table-cell>
          <table:table-cell office:value-type="float" office:value="180.70114009676" calcext:value-type="float">
            <text:p>180.70114009676</text:p>
          </table:table-cell>
          <table:table-cell office:value-type="float" office:value="180.134896866941" calcext:value-type="float">
            <text:p>180.134896866941</text:p>
          </table:table-cell>
          <table:table-cell office:value-type="float" office:value="176.791322121631" calcext:value-type="float">
            <text:p>176.791322121631</text:p>
          </table:table-cell>
          <table:table-cell office:value-type="float" office:value="176.371706001957" calcext:value-type="float">
            <text:p>176.371706001957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GDP, PPP (constant 2017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961002952128.089" calcext:value-type="float">
            <text:p>961002952128.089</text:p>
          </table:table-cell>
          <table:table-cell office:value-type="float" office:value="962447374883.474" calcext:value-type="float">
            <text:p>962447374883.474</text:p>
          </table:table-cell>
          <table:table-cell office:value-type="float" office:value="942910404400.759" calcext:value-type="float">
            <text:p>942910404400.759</text:p>
          </table:table-cell>
          <table:table-cell office:value-type="float" office:value="938892601085.901" calcext:value-type="float">
            <text:p>938892601085.901</text:p>
          </table:table-cell>
          <table:table-cell office:value-type="float" office:value="956666057657.266" calcext:value-type="float">
            <text:p>956666057657.266</text:p>
          </table:table-cell>
          <table:table-cell office:value-type="float" office:value="998864233780.91" calcext:value-type="float">
            <text:p>998864233780.91</text:p>
          </table:table-cell>
          <table:table-cell office:value-type="float" office:value="1054182619070.98" calcext:value-type="float">
            <text:p>1054182619070.98</text:p>
          </table:table-cell>
          <table:table-cell office:value-type="float" office:value="1091985222982.03" calcext:value-type="float">
            <text:p>1091985222982.03</text:p>
          </table:table-cell>
          <table:table-cell office:value-type="float" office:value="1112530929600.34" calcext:value-type="float">
            <text:p>1112530929600.34</text:p>
          </table:table-cell>
          <table:table-cell office:value-type="float" office:value="1142360108205.31" calcext:value-type="float">
            <text:p>1142360108205.31</text:p>
          </table:table-cell>
          <table:table-cell office:value-type="float" office:value="1180153120122.99" calcext:value-type="float">
            <text:p>1180153120122.99</text:p>
          </table:table-cell>
          <table:table-cell office:value-type="float" office:value="1223291065436.44" calcext:value-type="float">
            <text:p>1223291065436.44</text:p>
          </table:table-cell>
          <table:table-cell office:value-type="float" office:value="1268868565258.47" calcext:value-type="float">
            <text:p>1268868565258.47</text:p>
          </table:table-cell>
          <table:table-cell office:value-type="float" office:value="1307101499988.61" calcext:value-type="float">
            <text:p>1307101499988.61</text:p>
          </table:table-cell>
          <table:table-cell office:value-type="float" office:value="1380317589121.45" calcext:value-type="float">
            <text:p>1380317589121.45</text:p>
          </table:table-cell>
          <table:table-cell office:value-type="float" office:value="1466099932097.96" calcext:value-type="float">
            <text:p>1466099932097.96</text:p>
          </table:table-cell>
          <table:table-cell office:value-type="float" office:value="1563462858375.09" calcext:value-type="float">
            <text:p>1563462858375.09</text:p>
          </table:table-cell>
          <table:table-cell office:value-type="float" office:value="1668940763138.69" calcext:value-type="float">
            <text:p>1668940763138.69</text:p>
          </table:table-cell>
          <table:table-cell office:value-type="float" office:value="1743549573505.9" calcext:value-type="float">
            <text:p>1743549573505.9</text:p>
          </table:table-cell>
          <table:table-cell office:value-type="float" office:value="1758644200255.91" calcext:value-type="float">
            <text:p>1758644200255.91</text:p>
          </table:table-cell>
          <table:table-cell office:value-type="float" office:value="1851377807220.08" calcext:value-type="float">
            <text:p>1851377807220.08</text:p>
          </table:table-cell>
          <table:table-cell office:value-type="float" office:value="1927449692439.14" calcext:value-type="float">
            <text:p>1927449692439.14</text:p>
          </table:table-cell>
          <table:table-cell office:value-type="float" office:value="1975865469591.31" calcext:value-type="float">
            <text:p>1975865469591.31</text:p>
          </table:table-cell>
          <table:table-cell office:value-type="float" office:value="2058558652923.03" calcext:value-type="float">
            <text:p>2058558652923.03</text:p>
          </table:table-cell>
          <table:table-cell office:value-type="float" office:value="2144323395133.73" calcext:value-type="float">
            <text:p>2144323395133.73</text:p>
          </table:table-cell>
          <table:table-cell office:value-type="float" office:value="2213182943672.97" calcext:value-type="float">
            <text:p>2213182943672.97</text:p>
          </table:table-cell>
          <table:table-cell office:value-type="float" office:value="2270605139789.75" calcext:value-type="float">
            <text:p>2270605139789.75</text:p>
          </table:table-cell>
          <table:table-cell office:value-type="float" office:value="2334326760272.89" calcext:value-type="float">
            <text:p>2334326760272.89</text:p>
          </table:table-cell>
          <table:table-cell office:value-type="float" office:value="2396924627365.78" calcext:value-type="float">
            <text:p>2396924627365.78</text:p>
          </table:table-cell>
          <table:table-cell office:value-type="float" office:value="2449295465012.97" calcext:value-type="float">
            <text:p>2449295465012.97</text:p>
          </table:table-cell>
          <table:table-cell office:value-type="float" office:value="2381068394199.99" calcext:value-type="float">
            <text:p>2381068394199.9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frica Eastern and Southern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130836765" calcext:value-type="float">
            <text:p>130836765</text:p>
          </table:table-cell>
          <table:table-cell office:value-type="float" office:value="134159786" calcext:value-type="float">
            <text:p>134159786</text:p>
          </table:table-cell>
          <table:table-cell office:value-type="float" office:value="137614644" calcext:value-type="float">
            <text:p>137614644</text:p>
          </table:table-cell>
          <table:table-cell office:value-type="float" office:value="141202036" calcext:value-type="float">
            <text:p>141202036</text:p>
          </table:table-cell>
          <table:table-cell office:value-type="float" office:value="144920186" calcext:value-type="float">
            <text:p>144920186</text:p>
          </table:table-cell>
          <table:table-cell office:value-type="float" office:value="148769974" calcext:value-type="float">
            <text:p>148769974</text:p>
          </table:table-cell>
          <table:table-cell office:value-type="float" office:value="152752671" calcext:value-type="float">
            <text:p>152752671</text:p>
          </table:table-cell>
          <table:table-cell office:value-type="float" office:value="156876454" calcext:value-type="float">
            <text:p>156876454</text:p>
          </table:table-cell>
          <table:table-cell office:value-type="float" office:value="161156430" calcext:value-type="float">
            <text:p>161156430</text:p>
          </table:table-cell>
          <table:table-cell office:value-type="float" office:value="165611760" calcext:value-type="float">
            <text:p>165611760</text:p>
          </table:table-cell>
          <table:table-cell office:value-type="float" office:value="170257189" calcext:value-type="float">
            <text:p>170257189</text:p>
          </table:table-cell>
          <table:table-cell office:value-type="float" office:value="175100167" calcext:value-type="float">
            <text:p>175100167</text:p>
          </table:table-cell>
          <table:table-cell office:value-type="float" office:value="180141148" calcext:value-type="float">
            <text:p>180141148</text:p>
          </table:table-cell>
          <table:table-cell office:value-type="float" office:value="185376550" calcext:value-type="float">
            <text:p>185376550</text:p>
          </table:table-cell>
          <table:table-cell office:value-type="float" office:value="190800796" calcext:value-type="float">
            <text:p>190800796</text:p>
          </table:table-cell>
          <table:table-cell office:value-type="float" office:value="196409937" calcext:value-type="float">
            <text:p>196409937</text:p>
          </table:table-cell>
          <table:table-cell office:value-type="float" office:value="202205766" calcext:value-type="float">
            <text:p>202205766</text:p>
          </table:table-cell>
          <table:table-cell office:value-type="float" office:value="208193045" calcext:value-type="float">
            <text:p>208193045</text:p>
          </table:table-cell>
          <table:table-cell office:value-type="float" office:value="214368393" calcext:value-type="float">
            <text:p>214368393</text:p>
          </table:table-cell>
          <table:table-cell office:value-type="float" office:value="220740384" calcext:value-type="float">
            <text:p>220740384</text:p>
          </table:table-cell>
          <table:table-cell office:value-type="float" office:value="227305945" calcext:value-type="float">
            <text:p>227305945</text:p>
          </table:table-cell>
          <table:table-cell office:value-type="float" office:value="234058404" calcext:value-type="float">
            <text:p>234058404</text:p>
          </table:table-cell>
          <table:table-cell office:value-type="float" office:value="240999134" calcext:value-type="float">
            <text:p>240999134</text:p>
          </table:table-cell>
          <table:table-cell office:value-type="float" office:value="248146290" calcext:value-type="float">
            <text:p>248146290</text:p>
          </table:table-cell>
          <table:table-cell office:value-type="float" office:value="255530063" calcext:value-type="float">
            <text:p>255530063</text:p>
          </table:table-cell>
          <table:table-cell office:value-type="float" office:value="263161451" calcext:value-type="float">
            <text:p>263161451</text:p>
          </table:table-cell>
          <table:table-cell office:value-type="float" office:value="271050065" calcext:value-type="float">
            <text:p>271050065</text:p>
          </table:table-cell>
          <table:table-cell office:value-type="float" office:value="279184536" calcext:value-type="float">
            <text:p>279184536</text:p>
          </table:table-cell>
          <table:table-cell office:value-type="float" office:value="287524258" calcext:value-type="float">
            <text:p>287524258</text:p>
          </table:table-cell>
          <table:table-cell office:value-type="float" office:value="296024639" calcext:value-type="float">
            <text:p>296024639</text:p>
          </table:table-cell>
          <table:table-cell office:value-type="float" office:value="304648010" calcext:value-type="float">
            <text:p>304648010</text:p>
          </table:table-cell>
          <table:table-cell office:value-type="float" office:value="313394693" calcext:value-type="float">
            <text:p>313394693</text:p>
          </table:table-cell>
          <table:table-cell office:value-type="float" office:value="322270073" calcext:value-type="float">
            <text:p>322270073</text:p>
          </table:table-cell>
          <table:table-cell office:value-type="float" office:value="331265579" calcext:value-type="float">
            <text:p>331265579</text:p>
          </table:table-cell>
          <table:table-cell office:value-type="float" office:value="340379934" calcext:value-type="float">
            <text:p>340379934</text:p>
          </table:table-cell>
          <table:table-cell office:value-type="float" office:value="349605660" calcext:value-type="float">
            <text:p>349605660</text:p>
          </table:table-cell>
          <table:table-cell office:value-type="float" office:value="358953595" calcext:value-type="float">
            <text:p>358953595</text:p>
          </table:table-cell>
          <table:table-cell office:value-type="float" office:value="368440591" calcext:value-type="float">
            <text:p>368440591</text:p>
          </table:table-cell>
          <table:table-cell office:value-type="float" office:value="378098393" calcext:value-type="float">
            <text:p>378098393</text:p>
          </table:table-cell>
          <table:table-cell office:value-type="float" office:value="387977990" calcext:value-type="float">
            <text:p>387977990</text:p>
          </table:table-cell>
          <table:table-cell office:value-type="float" office:value="398113044" calcext:value-type="float">
            <text:p>398113044</text:p>
          </table:table-cell>
          <table:table-cell office:value-type="float" office:value="408522129" calcext:value-type="float">
            <text:p>408522129</text:p>
          </table:table-cell>
          <table:table-cell office:value-type="float" office:value="419223717" calcext:value-type="float">
            <text:p>419223717</text:p>
          </table:table-cell>
          <table:table-cell office:value-type="float" office:value="430246635" calcext:value-type="float">
            <text:p>430246635</text:p>
          </table:table-cell>
          <table:table-cell office:value-type="float" office:value="441630149" calcext:value-type="float">
            <text:p>441630149</text:p>
          </table:table-cell>
          <table:table-cell office:value-type="float" office:value="453404076" calcext:value-type="float">
            <text:p>453404076</text:p>
          </table:table-cell>
          <table:table-cell office:value-type="float" office:value="465581372" calcext:value-type="float">
            <text:p>465581372</text:p>
          </table:table-cell>
          <table:table-cell office:value-type="float" office:value="478166911" calcext:value-type="float">
            <text:p>478166911</text:p>
          </table:table-cell>
          <table:table-cell office:value-type="float" office:value="491173160" calcext:value-type="float">
            <text:p>491173160</text:p>
          </table:table-cell>
          <table:table-cell office:value-type="float" office:value="504604672" calcext:value-type="float">
            <text:p>504604672</text:p>
          </table:table-cell>
          <table:table-cell office:value-type="float" office:value="518468229" calcext:value-type="float">
            <text:p>518468229</text:p>
          </table:table-cell>
          <table:table-cell office:value-type="float" office:value="532760424" calcext:value-type="float">
            <text:p>532760424</text:p>
          </table:table-cell>
          <table:table-cell office:value-type="float" office:value="547482863" calcext:value-type="float">
            <text:p>547482863</text:p>
          </table:table-cell>
          <table:table-cell office:value-type="float" office:value="562601578" calcext:value-type="float">
            <text:p>562601578</text:p>
          </table:table-cell>
          <table:table-cell office:value-type="float" office:value="578075373" calcext:value-type="float">
            <text:p>578075373</text:p>
          </table:table-cell>
          <table:table-cell office:value-type="float" office:value="593871847" calcext:value-type="float">
            <text:p>593871847</text:p>
          </table:table-cell>
          <table:table-cell office:value-type="float" office:value="609978946" calcext:value-type="float">
            <text:p>609978946</text:p>
          </table:table-cell>
          <table:table-cell office:value-type="float" office:value="626392880" calcext:value-type="float">
            <text:p>626392880</text:p>
          </table:table-cell>
          <table:table-cell office:value-type="float" office:value="643090131" calcext:value-type="float">
            <text:p>643090131</text:p>
          </table:table-cell>
          <table:table-cell office:value-type="float" office:value="660046272" calcext:value-type="float">
            <text:p>660046272</text:p>
          </table:table-cell>
          <table:table-cell office:value-type="float" office:value="677243299" calcext:value-type="float">
            <text:p>677243299</text:p>
          </table:table-cell>
          <table:table-cell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ries_20_-_20_Metadata" style:display-name="PageStyle_Series - 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7T17:31:03.763520162</dc:date>
    <meta:editing-duration>PT1H21M58S</meta:editing-duration>
    <meta:editing-cycles>2</meta:editing-cycles>
    <meta:generator>LibreOffice/6.4.7.2$Linux_X86_64 LibreOffice_project/40$Build-2</meta:generator>
    <meta:document-statistic meta:table-count="7" meta:cell-count="3593" meta:object-count="0"/>
  </office:meta>
</office:document-meta>
</file>